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Mangal" svg:font-family="Mangal" style:font-family-generic="roman" style:font-pitch="variable" svg:panose-1="0 0 4 0 0 0 0 0 0 0"/>
    <style:font-face style:name="American Typewriter" svg:font-family="American Typewriter" style:font-family-generic="modern" style:font-pitch="variable"/>
    <style:font-face style:name="Yu Mincho" svg:font-family="Yu Mincho" style:font-family-generic="roman" style:font-pitch="variable" svg:panose-1="2 2 4 0 0 0 0 0 0 0"/>
    <style:font-face style:name="DengXian" svg:font-family="DengXian" style:font-family-generic="system" style:font-pitch="variable" svg:panose-1="2 1 6 0 3 1 1 1 1 1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merican Typewriter"/>
    </style:style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  <style:text-properties style:font-name="American Typewriter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style:font-name="American Typewrite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merican Typewriter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American Typewriter" fo:color="#202122" fo:language="ja" fo:country="JP"/>
    </style:style>
    <style:style style:name="T16" style:parent-style-name="DefaultParagraphFont" style:family="text">
      <style:text-properties style:font-name="American Typewrite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American Typewriter" fo:color="#212121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American Typewri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American Typewriter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American Typewriter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American Typewriter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American Typewri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American Typewriter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American Typewri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American Typewri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American Typewriter"/>
    </style:style>
    <style:style style:name="P42" style:parent-style-name="Standard" style:family="paragraph">
      <style:paragraph-properties fo:text-align="center"/>
      <style:text-properties style:font-name="American Typewriter"/>
    </style:style>
    <style:style style:name="P43" style:parent-style-name="Standard" style:family="paragraph">
      <style:paragraph-properties fo:text-align="center"/>
      <style:text-properties style:font-name="American Typewriter"/>
    </style:style>
    <style:style style:name="TableColumn45" style:family="table-column">
      <style:table-column-properties style:column-width="3.4625in" style:use-optimal-column-width="false"/>
    </style:style>
    <style:style style:name="TableColumn46" style:family="table-column">
      <style:table-column-properties style:column-width="3.4625in" style:use-optimal-column-width="false"/>
    </style:style>
    <style:style style:name="Table44" style:family="table">
      <style:table-properties style:width="6.925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American Typewriter"/>
    </style:style>
    <style:style style:name="TableCell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American Typewri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American Typewriter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American Typewriter" fo:color="#222222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American Typewriter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American Typewriter" fo:color="#222222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American Typewriter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American Typewrite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American Typewriter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American Typewriter" fo:color="#202122" fo:language="ja" fo:country="JP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American Typewriter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American Typewri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American Typewriter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82" style:parent-style-name="DefaultParagraphFont" style:family="text">
      <style:text-properties style:font-name="American Typewriter"/>
    </style:style>
    <style:style style:name="T83" style:parent-style-name="DefaultParagraphFont" style:family="text">
      <style:text-properties style:font-name="American Typewriter" fo:color="#202122" fo:language="ja" fo:country="JP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American Typewriter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American Typewriter"/>
    </style:style>
    <style:style style:name="P89" style:parent-style-name="Standard" style:family="paragraph">
      <style:paragraph-properties fo:text-align="center"/>
      <style:text-properties style:font-name="American Typewriter"/>
    </style:style>
    <style:style style:name="P90" style:parent-style-name="Standard" style:family="paragraph">
      <style:paragraph-properties fo:text-align="center"/>
      <style:text-properties style:font-name="American Typewriter"/>
    </style:style>
    <style:style style:name="TableColumn92" style:family="table-column">
      <style:table-column-properties style:column-width="3.4625in" style:use-optimal-column-width="false"/>
    </style:style>
    <style:style style:name="TableColumn93" style:family="table-column">
      <style:table-column-properties style:column-width="3.4625in" style:use-optimal-column-width="false"/>
    </style:style>
    <style:style style:name="Table91" style:family="table">
      <style:table-properties style:width="6.92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American Typewriter"/>
    </style:style>
    <style:style style:name="TableCell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American Typewri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American Typewriter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American Typewri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American Typewriter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merican Typewrite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merican Typewriter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merican Typewriter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merican Typewriter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merican Typewrite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merican Typewriter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124" style:parent-style-name="DefaultParagraphFont" style:family="text">
      <style:text-properties style:font-name="American Typewriter"/>
    </style:style>
    <style:style style:name="T125" style:parent-style-name="DefaultParagraphFont" style:family="text">
      <style:text-properties style:font-name="American Typewriter" fo:color="#222222"/>
    </style:style>
    <style:style style:name="T126" style:parent-style-name="DefaultParagraphFont" style:family="text">
      <style:text-properties style:font-name="American Typewriter"/>
    </style:style>
    <style:style style:name="P127" style:parent-style-name="Standard" style:family="paragraph">
      <style:paragraph-properties fo:text-align="center"/>
      <style:text-properties style:font-name="American Typewriter"/>
    </style:style>
    <style:style style:name="P128" style:parent-style-name="Standard" style:family="paragraph">
      <style:paragraph-properties fo:text-align="center"/>
      <style:text-properties style:font-name="American Typewriter"/>
    </style:style>
    <style:style style:name="TableColumn130" style:family="table-column">
      <style:table-column-properties style:column-width="3.4625in" style:use-optimal-column-width="false"/>
    </style:style>
    <style:style style:name="TableColumn131" style:family="table-column">
      <style:table-column-properties style:column-width="3.4625in" style:use-optimal-column-width="false"/>
    </style:style>
    <style:style style:name="Table129" style:family="table">
      <style:table-properties style:width="6.925in" fo:margin-left="0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merican Typewriter"/>
    </style:style>
    <style:style style:name="TableCell1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merican Typewriter" fo:color="#202122" fo:language="ja" fo:country="JP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merican Typewriter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merican Typewriter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merican Typewriter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American Typewriter" fo:color="#202122" fo:language="ja" fo:country="JP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American Typewriter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American Typewriter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American Typewriter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American Typewriter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American Typewriter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American Typewriter"/>
    </style:style>
    <style:style style:name="P162" style:parent-style-name="TableContents" style:family="paragraph">
      <style:paragraph-properties fo:text-align="center"/>
      <style:text-properties style:font-name="American Typewriter" fo:color="#222222"/>
    </style:style>
    <style:style style:name="P163" style:parent-style-name="TableContents" style:family="paragraph">
      <style:paragraph-properties fo:text-align="center"/>
      <style:text-properties style:font-name="American Typewriter" fo:color="#222222"/>
    </style:style>
    <style:style style:name="P164" style:parent-style-name="TableContents" style:family="paragraph">
      <style:paragraph-properties fo:text-align="center"/>
      <style:text-properties style:font-name="American Typewriter" fo:color="#222222"/>
    </style:style>
    <style:style style:name="P165" style:parent-style-name="TableContents" style:family="paragraph">
      <style:paragraph-properties fo:text-align="center"/>
      <style:text-properties style:font-name="American Typewriter" fo:color="#222222"/>
    </style:style>
    <style:style style:name="P166" style:parent-style-name="TableContents" style:family="paragraph">
      <style:paragraph-properties fo:text-align="center"/>
      <style:text-properties style:font-name="American Typewriter" fo:color="#222222"/>
    </style:style>
    <style:style style:name="P167" style:parent-style-name="TableContents" style:family="paragraph">
      <style:paragraph-properties fo:text-align="center"/>
      <style:text-properties style:font-name="American Typewriter" fo:color="#222222"/>
    </style:style>
    <style:style style:name="P168" style:parent-style-name="TableContents" style:family="paragraph">
      <style:paragraph-properties fo:text-align="center"/>
      <style:text-properties style:font-name="American Typewriter" fo:color="#222222"/>
    </style:style>
    <style:style style:name="P169" style:parent-style-name="TableContents" style:family="paragraph">
      <style:paragraph-properties fo:text-align="center"/>
      <style:text-properties style:font-name="American Typewriter" fo:color="#222222"/>
    </style:style>
    <style:style style:name="P170" style:parent-style-name="TableContents" style:family="paragraph">
      <style:paragraph-properties fo:text-align="center"/>
      <style:text-properties style:font-name="American Typewriter" fo:color="#222222"/>
    </style:style>
    <style:style style:name="P171" style:parent-style-name="TableContents" style:family="paragraph">
      <style:paragraph-properties fo:text-align="center"/>
      <style:text-properties style:font-name="American Typewriter" fo:color="#222222"/>
    </style:style>
    <style:style style:name="P172" style:parent-style-name="TableContents" style:family="paragraph">
      <style:paragraph-properties fo:text-align="center"/>
      <style:text-properties style:font-name="American Typewriter" fo:color="#222222"/>
    </style:style>
    <style:style style:name="P173" style:parent-style-name="TableContents" style:family="paragraph">
      <style:paragraph-properties fo:text-align="center"/>
      <style:text-properties style:font-name="American Typewriter" fo:color="#222222"/>
    </style:style>
    <style:style style:name="P174" style:parent-style-name="TableContents" style:family="paragraph">
      <style:paragraph-properties fo:text-align="center"/>
      <style:text-properties style:font-name="American Typewriter" fo:color="#222222"/>
    </style:style>
    <style:style style:name="P175" style:parent-style-name="TableContents" style:family="paragraph">
      <style:paragraph-properties fo:text-align="center"/>
      <style:text-properties style:font-name="American Typewriter" fo:color="#000000"/>
    </style:style>
    <style:style style:name="P176" style:parent-style-name="TableContents" style:family="paragraph">
      <style:paragraph-properties fo:text-align="center"/>
      <style:text-properties style:font-name="American Typewriter" fo:color="#222222"/>
    </style:style>
    <style:style style:name="P177" style:parent-style-name="TableContents" style:family="paragraph">
      <style:paragraph-properties fo:text-align="center"/>
      <style:text-properties style:font-name="American Typewriter" fo:color="#222222"/>
    </style:style>
    <style:style style:name="P178" style:parent-style-name="TableContents" style:family="paragraph">
      <style:paragraph-properties fo:text-align="center"/>
      <style:text-properties style:font-name="American Typewriter" fo:color="#222222"/>
    </style:style>
    <style:style style:name="P179" style:parent-style-name="TableContents" style:family="paragraph">
      <style:paragraph-properties fo:text-align="center"/>
      <style:text-properties style:font-name="American Typewriter" fo:color="#222222"/>
    </style:style>
    <style:style style:name="P180" style:parent-style-name="TableContents" style:family="paragraph">
      <style:paragraph-properties fo:text-align="center"/>
      <style:text-properties style:font-name="American Typewriter" fo:color="#222222"/>
    </style:style>
    <style:style style:name="P181" style:parent-style-name="TableContents" style:family="paragraph">
      <style:paragraph-properties fo:text-align="center"/>
      <style:text-properties style:font-name="American Typewriter" fo:color="#222222"/>
    </style:style>
    <style:style style:name="P182" style:parent-style-name="TableContents" style:family="paragraph">
      <style:paragraph-properties fo:text-align="center"/>
      <style:text-properties style:font-name="American Typewriter" fo:color="#222222"/>
    </style:style>
    <style:style style:name="P183" style:parent-style-name="TableContents" style:family="paragraph">
      <style:paragraph-properties fo:text-align="center"/>
      <style:text-properties style:font-name="American Typewriter" fo:color="#222222"/>
    </style:style>
    <style:style style:name="P184" style:parent-style-name="TableContents" style:family="paragraph">
      <style:paragraph-properties fo:text-align="center"/>
      <style:text-properties style:font-name="American Typewriter" fo:color="#222222"/>
    </style:style>
    <style:style style:name="P185" style:parent-style-name="TableContents" style:family="paragraph">
      <style:paragraph-properties fo:text-align="center"/>
      <style:text-properties style:font-name="American Typewriter" fo:color="#222222"/>
    </style:style>
    <style:style style:name="P186" style:parent-style-name="TableContents" style:family="paragraph">
      <style:paragraph-properties fo:text-align="center"/>
      <style:text-properties style:font-name="American Typewriter" fo:color="#222222"/>
    </style:style>
    <style:style style:name="P187" style:parent-style-name="TableContents" style:family="paragraph">
      <style:paragraph-properties fo:text-align="center"/>
      <style:text-properties style:font-name="American Typewriter" fo:color="#222222"/>
    </style:style>
    <style:style style:name="P188" style:parent-style-name="TableContents" style:family="paragraph">
      <style:paragraph-properties fo:text-align="center"/>
      <style:text-properties style:font-name="American Typewriter" fo:color="#222222"/>
    </style:style>
    <style:style style:name="P189" style:parent-style-name="TableContents" style:family="paragraph">
      <style:paragraph-properties fo:text-align="center"/>
      <style:text-properties style:font-name="American Typewriter" fo:color="#222222"/>
    </style:style>
    <style:style style:name="P190" style:parent-style-name="TableContents" style:family="paragraph">
      <style:paragraph-properties fo:text-align="center"/>
      <style:text-properties style:font-name="American Typewriter" fo:color="#222222"/>
    </style:style>
    <style:style style:name="P191" style:parent-style-name="TableContents" style:family="paragraph">
      <style:paragraph-properties fo:text-align="center"/>
      <style:text-properties style:font-name="American Typewriter" fo:color="#222222"/>
    </style:style>
    <style:style style:name="P192" style:parent-style-name="TableContents" style:family="paragraph">
      <style:paragraph-properties fo:text-align="center"/>
      <style:text-properties style:font-name="American Typewriter" fo:color="#222222"/>
    </style:style>
    <style:style style:name="P193" style:parent-style-name="TableContents" style:family="paragraph">
      <style:paragraph-properties fo:text-align="center"/>
      <style:text-properties style:font-name="American Typewriter" fo:color="#222222"/>
    </style:style>
    <style:style style:name="P194" style:parent-style-name="TableContents" style:family="paragraph">
      <style:paragraph-properties fo:text-align="center"/>
      <style:text-properties style:font-name="American Typewriter" fo:color="#222222"/>
    </style:style>
    <style:style style:name="P195" style:parent-style-name="TableContents" style:family="paragraph">
      <style:paragraph-properties fo:text-align="center"/>
      <style:text-properties style:font-name="American Typewriter" fo:color="#222222"/>
    </style:style>
    <style:style style:name="P196" style:parent-style-name="TableContents" style:family="paragraph">
      <style:paragraph-properties fo:text-align="center"/>
      <style:text-properties style:font-name="American Typewriter" fo:color="#222222"/>
    </style:style>
    <style:style style:name="P197" style:parent-style-name="TableContents" style:family="paragraph">
      <style:paragraph-properties fo:text-align="center"/>
      <style:text-properties style:font-name="American Typewriter" fo:color="#222222"/>
    </style:style>
    <style:style style:name="P198" style:parent-style-name="TableContents" style:family="paragraph">
      <style:paragraph-properties fo:text-align="center"/>
      <style:text-properties style:font-name="American Typewriter" fo:color="#222222"/>
    </style:style>
    <style:style style:name="P199" style:parent-style-name="TableContents" style:family="paragraph">
      <style:paragraph-properties fo:text-align="center"/>
      <style:text-properties style:font-name="American Typewriter" fo:color="#222222"/>
    </style:style>
    <style:style style:name="P200" style:parent-style-name="TableContents" style:family="paragraph">
      <style:paragraph-properties fo:text-align="center"/>
      <style:text-properties style:font-name="American Typewriter" fo:color="#222222"/>
    </style:style>
    <style:style style:name="P201" style:parent-style-name="TableContents" style:family="paragraph">
      <style:paragraph-properties fo:text-align="center"/>
      <style:text-properties style:font-name="American Typewriter" fo:color="#222222"/>
    </style:style>
    <style:style style:name="P202" style:parent-style-name="TableContents" style:family="paragraph">
      <style:paragraph-properties fo:text-align="center"/>
      <style:text-properties style:font-name="American Typewriter" fo:color="#222222"/>
    </style:style>
    <style:style style:name="P203" style:parent-style-name="TableContents" style:family="paragraph">
      <style:paragraph-properties fo:text-align="center"/>
      <style:text-properties style:font-name="American Typewriter" fo:color="#222222"/>
    </style:style>
    <style:style style:name="P204" style:parent-style-name="TableContents" style:family="paragraph">
      <style:paragraph-properties fo:text-align="center"/>
      <style:text-properties style:font-name="American Typewriter" fo:color="#222222"/>
    </style:style>
    <style:style style:name="P205" style:parent-style-name="TableContents" style:family="paragraph">
      <style:paragraph-properties fo:text-align="center"/>
      <style:text-properties style:font-name="American Typewriter" fo:color="#222222"/>
    </style:style>
    <style:style style:name="P206" style:parent-style-name="TableContents" style:family="paragraph">
      <style:paragraph-properties fo:text-align="center"/>
      <style:text-properties style:font-name="American Typewriter" fo:color="#222222"/>
    </style:style>
    <style:style style:name="P207" style:parent-style-name="TableContents" style:family="paragraph">
      <style:paragraph-properties fo:text-align="center"/>
      <style:text-properties style:font-name="American Typewriter" fo:color="#222222"/>
    </style:style>
    <style:style style:name="P208" style:parent-style-name="TableContents" style:family="paragraph">
      <style:paragraph-properties fo:text-align="center"/>
      <style:text-properties style:font-name="American Typewriter" fo:color="#222222"/>
    </style:style>
    <style:style style:name="P209" style:parent-style-name="TableContents" style:family="paragraph">
      <style:paragraph-properties fo:text-align="center"/>
      <style:text-properties style:font-name="American Typewriter" fo:color="#222222"/>
    </style:style>
    <style:style style:name="P210" style:parent-style-name="TableContents" style:family="paragraph">
      <style:paragraph-properties fo:text-align="center"/>
      <style:text-properties style:font-name="American Typewriter" fo:color="#222222"/>
    </style:style>
    <style:style style:name="P211" style:parent-style-name="TableContents" style:family="paragraph">
      <style:paragraph-properties fo:text-align="center"/>
      <style:text-properties style:font-name="American Typewriter" fo:color="#222222"/>
    </style:style>
    <style:style style:name="P212" style:parent-style-name="TableContents" style:family="paragraph">
      <style:paragraph-properties fo:text-align="center"/>
      <style:text-properties style:font-name="American Typewriter" fo:color="#222222"/>
    </style:style>
    <style:style style:name="P213" style:parent-style-name="TableContents" style:family="paragraph">
      <style:paragraph-properties fo:text-align="center"/>
      <style:text-properties style:font-name="American Typewriter" fo:color="#222222"/>
    </style:style>
    <style:style style:name="P214" style:parent-style-name="TableContents" style:family="paragraph">
      <style:paragraph-properties fo:text-align="center"/>
      <style:text-properties style:font-name="American Typewriter" fo:color="#222222"/>
    </style:style>
    <style:style style:name="P215" style:parent-style-name="TableContents" style:family="paragraph">
      <style:paragraph-properties fo:text-align="center"/>
      <style:text-properties style:font-name="American Typewriter" fo:color="#222222"/>
    </style:style>
    <style:style style:name="P216" style:parent-style-name="TableContents" style:family="paragraph">
      <style:paragraph-properties fo:text-align="center"/>
      <style:text-properties style:font-name="American Typewriter" fo:color="#222222"/>
    </style:style>
    <style:style style:name="P217" style:parent-style-name="TableContents" style:family="paragraph">
      <style:paragraph-properties fo:text-align="center"/>
      <style:text-properties style:font-name="American Typewriter" fo:color="#222222"/>
    </style:style>
    <style:style style:name="P218" style:parent-style-name="TableContents" style:family="paragraph">
      <style:paragraph-properties fo:text-align="center"/>
      <style:text-properties style:font-name="American Typewriter" fo:color="#222222"/>
    </style:style>
    <style:style style:name="P219" style:parent-style-name="TableContents" style:family="paragraph">
      <style:paragraph-properties fo:text-align="center"/>
      <style:text-properties style:font-name="American Typewriter" fo:color="#222222"/>
    </style:style>
    <style:style style:name="P220" style:parent-style-name="TableContents" style:family="paragraph">
      <style:paragraph-properties fo:text-align="center"/>
      <style:text-properties style:font-name="American Typewriter" fo:color="#222222"/>
    </style:style>
    <style:style style:name="P221" style:parent-style-name="TableContents" style:family="paragraph">
      <style:paragraph-properties fo:text-align="center"/>
      <style:text-properties style:font-name="American Typewriter" fo:color="#222222"/>
    </style:style>
    <style:style style:name="P222" style:parent-style-name="TableContents" style:family="paragraph">
      <style:paragraph-properties fo:text-align="center"/>
      <style:text-properties style:font-name="American Typewriter" fo:color="#222222"/>
    </style:style>
    <style:style style:name="P223" style:parent-style-name="TableContents" style:family="paragraph">
      <style:paragraph-properties fo:text-align="center"/>
      <style:text-properties style:font-name="American Typewriter" fo:color="#222222"/>
    </style:style>
    <style:style style:name="P224" style:parent-style-name="TableContents" style:family="paragraph">
      <style:paragraph-properties fo:text-align="center"/>
      <style:text-properties style:font-name="American Typewriter" fo:color="#222222"/>
    </style:style>
    <style:style style:name="P225" style:parent-style-name="TableContents" style:family="paragraph">
      <style:paragraph-properties fo:text-align="center"/>
      <style:text-properties style:font-name="American Typewriter" fo:color="#222222"/>
    </style:style>
    <style:style style:name="P226" style:parent-style-name="TableContents" style:family="paragraph">
      <style:paragraph-properties fo:text-align="center"/>
      <style:text-properties style:font-name="American Typewriter" fo:color="#222222"/>
    </style:style>
    <style:style style:name="TableColumn228" style:family="table-column">
      <style:table-column-properties style:column-width="3.4625in" style:use-optimal-column-width="false"/>
    </style:style>
    <style:style style:name="TableColumn229" style:family="table-column">
      <style:table-column-properties style:column-width="3.4625in" style:use-optimal-column-width="false"/>
    </style:style>
    <style:style style:name="Table227" style:family="table">
      <style:table-properties style:width="6.925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American Typewriter"/>
    </style:style>
    <style:style style:name="TableCell2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American Typewriter"/>
    </style:style>
    <style:style style:name="P235" style:parent-style-name="TableContents" style:family="paragraph">
      <style:paragraph-properties fo:text-align="center"/>
      <style:text-properties style:font-name="American Typewriter" fo:color="#222222"/>
    </style:style>
    <style:style style:name="P236" style:parent-style-name="TableContents" style:family="paragraph">
      <style:paragraph-properties fo:text-align="center"/>
      <style:text-properties style:font-name="American Typewriter" fo:color="#222222"/>
    </style:style>
    <style:style style:name="P237" style:parent-style-name="TableContents" style:family="paragraph">
      <style:paragraph-properties fo:text-align="center"/>
      <style:text-properties style:font-name="American Typewriter" fo:color="#222222"/>
    </style:style>
    <style:style style:name="P238" style:parent-style-name="TableContents" style:family="paragraph">
      <style:paragraph-properties fo:text-align="center"/>
      <style:text-properties style:font-name="American Typewriter" fo:color="#222222"/>
    </style:style>
    <style:style style:name="P239" style:parent-style-name="TableContents" style:family="paragraph">
      <style:paragraph-properties fo:text-align="center"/>
      <style:text-properties style:font-name="American Typewriter" fo:color="#222222"/>
    </style:style>
    <style:style style:name="TableColumn241" style:family="table-column">
      <style:table-column-properties style:column-width="3.4625in" style:use-optimal-column-width="false"/>
    </style:style>
    <style:style style:name="TableColumn242" style:family="table-column">
      <style:table-column-properties style:column-width="3.4625in" style:use-optimal-column-width="false"/>
    </style:style>
    <style:style style:name="Table240" style:family="table">
      <style:table-properties style:width="6.925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American Typewriter"/>
    </style:style>
    <style:style style:name="TableCell2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American Typewriter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American Typewriter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American Typewriter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American Typewriter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American Typewriter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American Typewriter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American Typewriter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American Typewriter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merican Typewriter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American Typewriter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American Typewriter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American Typewriter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American Typewriter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American Typewriter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American Typewriter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American Typewriter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American Typewriter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American Typewriter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American Typewriter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American Typewriter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American Typewriter"/>
    </style:style>
    <style:style style:name="P298" style:parent-style-name="TableContents" style:family="paragraph">
      <style:paragraph-properties fo:text-align="end"/>
      <style:text-properties style:font-name="American Typewriter" fo:color="#C9211E"/>
    </style:style>
    <style:style style:name="P299" style:parent-style-name="TableContents" style:family="paragraph">
      <style:paragraph-properties fo:text-align="end"/>
    </style:style>
    <style:style style:name="T300" style:parent-style-name="DefaultParagraphFont" style:family="text">
      <style:text-properties style:font-name="American Typewriter" fo:color="#C9211E"/>
    </style:style>
    <style:style style:name="P301" style:parent-style-name="TableContents" style:family="paragraph">
      <style:paragraph-properties fo:text-align="end"/>
      <style:text-properties style:font-name="American Typewriter" fo:color="#C9211E"/>
    </style:style>
    <style:style style:name="P302" style:parent-style-name="TableContents" style:family="paragraph">
      <style:paragraph-properties fo:text-align="center"/>
      <style:text-properties style:font-name="American Typewriter" fo:color="#222222"/>
    </style:style>
    <style:style style:name="TableColumn304" style:family="table-column">
      <style:table-column-properties style:column-width="3.4625in" style:use-optimal-column-width="false"/>
    </style:style>
    <style:style style:name="TableColumn305" style:family="table-column">
      <style:table-column-properties style:column-width="3.4625in" style:use-optimal-column-width="false"/>
    </style:style>
    <style:style style:name="Table303" style:family="table">
      <style:table-properties style:width="6.925in" fo:margin-left="0in" table:align="lef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American Typewriter"/>
    </style:style>
    <style:style style:name="TableCell3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American Typewriter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American Typewriter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American Typewriter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American Typewriter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American Typewriter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American Typewriter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American Typewriter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American Typewriter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American Typewriter"/>
    </style:style>
    <style:style style:name="P334" style:parent-style-name="TableContents" style:family="paragraph">
      <style:paragraph-properties fo:text-align="end"/>
      <style:text-properties style:font-name="American Typewriter" fo:color="#C9211E"/>
    </style:style>
    <style:style style:name="P335" style:parent-style-name="TableContents" style:family="paragraph">
      <style:paragraph-properties fo:text-align="end"/>
      <style:text-properties style:font-name="American Typewriter" fo:color="#C9211E"/>
    </style:style>
    <style:style style:name="P336" style:parent-style-name="TableContents" style:family="paragraph">
      <style:paragraph-properties fo:text-align="center"/>
    </style:style>
    <style:style style:name="T337" style:parent-style-name="DefaultParagraphFont" style:family="text">
      <style:text-properties style:font-name="American Typewriter" fo:color="#222222"/>
    </style:style>
    <style:style style:name="P338" style:parent-style-name="TableContents" style:family="paragraph">
      <style:paragraph-properties fo:text-align="center"/>
      <style:text-properties style:font-name="American Typewriter" fo:color="#222222"/>
    </style:style>
    <style:style style:name="P339" style:parent-style-name="TableContents" style:family="paragraph">
      <style:paragraph-properties fo:text-align="end"/>
      <style:text-properties style:font-name="American Typewriter" fo:color="#C9211E"/>
    </style:style>
    <style:style style:name="P340" style:parent-style-name="TableContents" style:family="paragraph">
      <style:paragraph-properties fo:text-align="end"/>
    </style:style>
    <style:style style:name="T341" style:parent-style-name="DefaultParagraphFont" style:family="text">
      <style:text-properties style:font-name="American Typewriter" fo:color="#C9211E"/>
    </style:style>
    <style:style style:name="P342" style:parent-style-name="TableContents" style:family="paragraph">
      <style:paragraph-properties fo:text-align="end"/>
      <style:text-properties style:font-name="American Typewriter" fo:color="#C9211E"/>
    </style:style>
    <style:style style:name="P343" style:parent-style-name="TableContents" style:family="paragraph">
      <style:paragraph-properties fo:text-align="end"/>
      <style:text-properties style:font-name="American Typewriter" fo:color="#C9211E"/>
    </style:style>
    <style:style style:name="P344" style:parent-style-name="TableContents" style:family="paragraph">
      <style:paragraph-properties fo:text-align="center"/>
      <style:text-properties style:font-name="American Typewriter" fo:color="#222222"/>
    </style:style>
    <style:style style:name="TableColumn346" style:family="table-column">
      <style:table-column-properties style:column-width="3.4625in" style:use-optimal-column-width="false"/>
    </style:style>
    <style:style style:name="TableColumn347" style:family="table-column">
      <style:table-column-properties style:column-width="3.4625in" style:use-optimal-column-width="false"/>
    </style:style>
    <style:style style:name="Table345" style:family="table">
      <style:table-properties style:width="6.925in" fo:margin-left="0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American Typewriter"/>
    </style:style>
    <style:style style:name="TableCell3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American Typewriter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American Typewriter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American Typewriter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American Typewriter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American Typewriter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American Typewriter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American Typewriter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American Typewriter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American Typewriter"/>
    </style:style>
    <style:style style:name="P376" style:parent-style-name="TableContents" style:family="paragraph">
      <style:paragraph-properties fo:text-align="center"/>
      <style:text-properties style:font-name="American Typewriter" fo:color="#222222"/>
    </style:style>
    <style:style style:name="P377" style:parent-style-name="TableContents" style:family="paragraph">
      <style:paragraph-properties fo:text-align="center"/>
      <style:text-properties style:font-name="American Typewriter" fo:color="#222222"/>
    </style:style>
    <style:style style:name="P378" style:parent-style-name="TableContents" style:family="paragraph">
      <style:paragraph-properties fo:text-align="center"/>
      <style:text-properties style:font-name="American Typewriter" fo:color="#222222"/>
    </style:style>
    <style:style style:name="P379" style:parent-style-name="TableContents" style:family="paragraph">
      <style:paragraph-properties fo:text-align="center"/>
      <style:text-properties style:font-name="American Typewriter" fo:color="#222222"/>
    </style:style>
    <style:style style:name="P380" style:parent-style-name="TableContents" style:family="paragraph">
      <style:paragraph-properties fo:text-align="end"/>
      <style:text-properties style:font-name="American Typewriter" fo:color="#C9211E"/>
    </style:style>
    <style:style style:name="P381" style:parent-style-name="TableContents" style:family="paragraph">
      <style:paragraph-properties fo:text-align="end"/>
    </style:style>
    <style:style style:name="T382" style:parent-style-name="DefaultParagraphFont" style:family="text">
      <style:text-properties style:font-name="American Typewriter" fo:color="#C9211E"/>
    </style:style>
    <style:style style:name="P383" style:parent-style-name="TableContents" style:family="paragraph">
      <style:paragraph-properties fo:text-align="end"/>
      <style:text-properties style:font-name="American Typewriter" fo:color="#C9211E"/>
    </style:style>
    <style:style style:name="P384" style:parent-style-name="TableContents" style:family="paragraph">
      <style:paragraph-properties fo:text-align="center"/>
      <style:text-properties style:font-name="American Typewriter" fo:color="#222222"/>
    </style:style>
    <style:style style:name="TableColumn386" style:family="table-column">
      <style:table-column-properties style:column-width="3.4625in" style:use-optimal-column-width="false"/>
    </style:style>
    <style:style style:name="TableColumn387" style:family="table-column">
      <style:table-column-properties style:column-width="3.4625in" style:use-optimal-column-width="false"/>
    </style:style>
    <style:style style:name="Table385" style:family="table">
      <style:table-properties style:width="6.925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American Typewriter"/>
    </style:style>
    <style:style style:name="TableCell3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American Typewriter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American Typewriter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American Typewriter"/>
    </style:style>
    <style:style style:name="P398" style:parent-style-name="TableContents" style:family="paragraph">
      <style:paragraph-properties fo:text-align="center"/>
      <style:text-properties style:font-name="American Typewriter" fo:color="#222222"/>
    </style:style>
    <style:style style:name="P399" style:parent-style-name="TableContents" style:family="paragraph">
      <style:paragraph-properties fo:text-align="center"/>
      <style:text-properties style:font-name="American Typewriter" fo:color="#222222"/>
    </style:style>
    <style:style style:name="TableColumn401" style:family="table-column">
      <style:table-column-properties style:column-width="3.4625in" style:use-optimal-column-width="false"/>
    </style:style>
    <style:style style:name="TableColumn402" style:family="table-column">
      <style:table-column-properties style:column-width="3.4625in" style:use-optimal-column-width="false"/>
    </style:style>
    <style:style style:name="Table400" style:family="table">
      <style:table-properties style:width="6.925in" fo:margin-left="0in" table:align="lef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American Typewriter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American Typewriter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American Typewriter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American Typewriter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American Typewriter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American Typewriter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American Typewriter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American Typewriter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American Typewriter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American Typewriter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American Typewriter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American Typewriter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American Typewriter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American Typewriter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American Typewriter"/>
    </style:style>
    <style:style style:name="P441" style:parent-style-name="TableContents" style:family="paragraph">
      <style:paragraph-properties fo:text-align="end"/>
      <style:text-properties style:font-name="American Typewriter" fo:color="#C9211E"/>
    </style:style>
    <style:style style:name="P442" style:parent-style-name="TableContents" style:family="paragraph">
      <style:paragraph-properties fo:text-align="end"/>
      <style:text-properties style:font-name="American Typewriter" fo:color="#C9211E"/>
    </style:style>
    <style:style style:name="P443" style:parent-style-name="TableContents" style:family="paragraph">
      <style:paragraph-properties fo:text-align="end"/>
      <style:text-properties style:font-name="American Typewriter" fo:color="#C9211E"/>
    </style:style>
    <style:style style:name="P444" style:parent-style-name="TableContents" style:family="paragraph">
      <style:paragraph-properties fo:text-align="end"/>
      <style:text-properties style:font-name="American Typewriter" fo:color="#C9211E"/>
    </style:style>
    <style:style style:name="P445" style:parent-style-name="TableContents" style:family="paragraph">
      <style:paragraph-properties fo:text-align="end"/>
      <style:text-properties style:font-name="American Typewriter" fo:color="#C9211E"/>
    </style:style>
    <style:style style:name="P446" style:parent-style-name="TableContents" style:family="paragraph">
      <style:paragraph-properties fo:text-align="center"/>
      <style:text-properties style:font-name="American Typewriter" fo:color="#000000"/>
    </style:style>
    <style:style style:name="TableColumn448" style:family="table-column">
      <style:table-column-properties style:column-width="3.4625in" style:use-optimal-column-width="false"/>
    </style:style>
    <style:style style:name="TableColumn449" style:family="table-column">
      <style:table-column-properties style:column-width="3.4625in" style:use-optimal-column-width="false"/>
    </style:style>
    <style:style style:name="Table447" style:family="table">
      <style:table-properties style:width="6.925in" fo:margin-left="0in" table:align="lef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  <style:text-properties style:font-name="American Typewriter"/>
    </style:style>
    <style:style style:name="TableCell4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American Typewriter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American Typewriter"/>
    </style:style>
    <style:style style:name="TableCell4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American Typewriter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American Typewriter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American Typewriter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American Typewriter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American Typewriter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paragraph-properties fo:text-align="center"/>
      <style:text-properties style:font-name="American Typewriter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American Typewriter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American Typewriter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style:font-name="American Typewriter"/>
    </style:style>
    <style:style style:name="P480" style:parent-style-name="TableContents" style:family="paragraph">
      <style:paragraph-properties fo:text-align="end"/>
      <style:text-properties style:font-name="American Typewriter" fo:color="#C9211E"/>
    </style:style>
    <style:style style:name="P481" style:parent-style-name="TableContents" style:family="paragraph">
      <style:paragraph-properties fo:text-align="end"/>
      <style:text-properties style:font-name="American Typewriter" fo:color="#C9211E"/>
    </style:style>
    <style:style style:name="P482" style:parent-style-name="TableContents" style:family="paragraph">
      <style:paragraph-properties fo:text-align="end"/>
    </style:style>
    <style:style style:name="T483" style:parent-style-name="DefaultParagraphFont" style:family="text">
      <style:text-properties style:font-name="American Typewriter" fo:color="#C9211E"/>
    </style:style>
    <style:style style:name="P484" style:parent-style-name="TableContents" style:family="paragraph">
      <style:paragraph-properties fo:text-align="end"/>
    </style:style>
    <style:style style:name="P485" style:parent-style-name="TableContents" style:family="paragraph">
      <style:paragraph-properties fo:text-align="center"/>
      <style:text-properties style:font-name="American Typewriter" fo:color="#000000"/>
    </style:style>
    <style:style style:name="TableColumn487" style:family="table-column">
      <style:table-column-properties style:column-width="3.4625in" style:use-optimal-column-width="false"/>
    </style:style>
    <style:style style:name="TableColumn488" style:family="table-column">
      <style:table-column-properties style:column-width="3.4625in" style:use-optimal-column-width="false"/>
    </style:style>
    <style:style style:name="Table486" style:family="table">
      <style:table-properties style:width="6.925in" fo:margin-left="0in" table:align="lef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American Typewriter"/>
    </style:style>
    <style:style style:name="TableCell4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American Typewriter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American Typewriter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American Typewriter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American Typewriter"/>
    </style:style>
    <style:style style:name="TableCell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American Typewriter"/>
    </style:style>
    <style:style style:name="P504" style:parent-style-name="TableContents" style:family="paragraph">
      <style:paragraph-properties fo:text-align="center"/>
      <style:text-properties style:font-name="American Typewriter" fo:color="#000000"/>
    </style:style>
    <style:style style:name="P505" style:parent-style-name="TableContents" style:family="paragraph">
      <style:paragraph-properties fo:text-align="center"/>
      <style:text-properties style:font-name="American Typewriter" fo:color="#000000"/>
    </style:style>
    <style:style style:name="P506" style:parent-style-name="TableContents" style:family="paragraph">
      <style:paragraph-properties fo:text-align="center"/>
      <style:text-properties style:font-name="American Typewriter" fo:color="#000000"/>
    </style:style>
    <style:style style:name="P507" style:parent-style-name="TableContents" style:family="paragraph">
      <style:paragraph-properties fo:text-align="center"/>
      <style:text-properties style:font-name="American Typewriter" fo:color="#000000"/>
    </style:style>
    <style:style style:name="P508" style:parent-style-name="TableContents" style:family="paragraph">
      <style:paragraph-properties fo:text-align="end"/>
      <style:text-properties style:font-name="American Typewriter" fo:color="#C9211E"/>
    </style:style>
    <style:style style:name="P509" style:parent-style-name="TableContents" style:family="paragraph">
      <style:paragraph-properties fo:text-align="end"/>
      <style:text-properties style:font-name="American Typewriter" style:font-name-asian="Yu Mincho" fo:color="#C9211E" style:language-asian="ja" style:country-asian="JP"/>
    </style:style>
    <style:style style:name="P510" style:parent-style-name="TableContents" style:family="paragraph">
      <style:paragraph-properties fo:text-align="end"/>
      <style:text-properties style:font-name="American Typewriter" fo:color="#C9211E"/>
    </style:style>
    <style:style style:name="P511" style:parent-style-name="TableContents" style:family="paragraph">
      <style:paragraph-properties fo:text-align="center"/>
      <style:text-properties style:font-name="American Typewriter" fo:color="#000000"/>
    </style:style>
    <style:style style:name="P512" style:parent-style-name="TableContents" style:family="paragraph">
      <style:paragraph-properties fo:text-align="center"/>
      <style:text-properties style:font-name="American Typewriter" fo:color="#000000"/>
    </style:style>
    <style:style style:name="P513" style:parent-style-name="TableContents" style:family="paragraph">
      <style:paragraph-properties fo:text-align="center"/>
      <style:text-properties style:font-name="American Typewriter" fo:color="#000000"/>
    </style:style>
    <style:style style:name="P514" style:parent-style-name="TableContents" style:family="paragraph">
      <style:paragraph-properties fo:text-align="center"/>
      <style:text-properties style:font-name="American Typewriter" fo:color="#000000"/>
    </style:style>
    <style:style style:name="TableColumn516" style:family="table-column">
      <style:table-column-properties style:column-width="3.4625in" style:use-optimal-column-width="false"/>
    </style:style>
    <style:style style:name="TableColumn517" style:family="table-column">
      <style:table-column-properties style:column-width="3.4625in" style:use-optimal-column-width="false"/>
    </style:style>
    <style:style style:name="Table515" style:family="table">
      <style:table-properties style:width="6.925in" fo:margin-left="0in" table:align="left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paragraph-properties fo:text-align="center"/>
      <style:text-properties style:font-name="American Typewriter"/>
    </style:style>
    <style:style style:name="TableCell5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American Typewriter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="American Typewriter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="American Typewriter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/>
      <style:text-properties style:font-name="American Typewriter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="American Typewriter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paragraph-properties fo:text-align="center"/>
      <style:text-properties style:font-name="American Typewriter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American Typewriter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style:font-name="American Typewriter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style:font-name="American Typewriter"/>
    </style:style>
    <style:style style:name="P543" style:parent-style-name="TableContents" style:family="paragraph">
      <style:paragraph-properties fo:text-align="center"/>
      <style:text-properties style:font-name="American Typewriter" fo:color="#000000"/>
    </style:style>
    <style:style style:name="P544" style:parent-style-name="TableContents" style:family="paragraph">
      <style:paragraph-properties fo:text-align="center"/>
      <style:text-properties style:font-name="American Typewriter" fo:color="#000000"/>
    </style:style>
    <style:style style:name="P545" style:parent-style-name="TableContents" style:family="paragraph">
      <style:paragraph-properties fo:text-align="center"/>
      <style:text-properties style:font-name="American Typewriter" fo:color="#000000"/>
    </style:style>
    <style:style style:name="P546" style:parent-style-name="TableContents" style:family="paragraph">
      <style:paragraph-properties fo:text-align="center"/>
      <style:text-properties style:font-name="American Typewriter" fo:color="#000000"/>
    </style:style>
    <style:style style:name="P547" style:parent-style-name="TableContents" style:family="paragraph">
      <style:paragraph-properties fo:text-align="end"/>
      <style:text-properties style:font-name="American Typewriter" fo:color="#C9211E"/>
    </style:style>
    <style:style style:name="P548" style:parent-style-name="TableContents" style:family="paragraph">
      <style:paragraph-properties fo:text-align="end"/>
      <style:text-properties style:font-name="American Typewriter" fo:color="#C9211E"/>
    </style:style>
    <style:style style:name="P549" style:parent-style-name="TableContents" style:family="paragraph">
      <style:paragraph-properties fo:text-align="end"/>
      <style:text-properties style:font-name="American Typewriter" fo:color="#C9211E"/>
    </style:style>
    <style:style style:name="P550" style:parent-style-name="TableContents" style:family="paragraph">
      <style:paragraph-properties fo:text-align="center"/>
      <style:text-properties style:font-name="American Typewriter" fo:color="#000000"/>
    </style:style>
    <style:style style:name="P551" style:parent-style-name="TableContents" style:family="paragraph">
      <style:paragraph-properties fo:text-align="center"/>
      <style:text-properties style:font-name="American Typewriter" fo:color="#000000"/>
    </style:style>
    <style:style style:name="P552" style:parent-style-name="TableContents" style:family="paragraph">
      <style:paragraph-properties fo:text-align="center"/>
      <style:text-properties style:font-name="American Typewriter" fo:color="#000000"/>
    </style:style>
    <style:style style:name="P553" style:parent-style-name="TableContents" style:family="paragraph">
      <style:paragraph-properties fo:text-align="center"/>
      <style:text-properties style:font-name="American Typewriter" fo:color="#000000"/>
    </style:style>
    <style:style style:name="P554" style:parent-style-name="TableContents" style:family="paragraph">
      <style:paragraph-properties fo:text-align="center"/>
      <style:text-properties style:font-name="American Typewriter" fo:color="#000000"/>
    </style:style>
    <style:style style:name="P555" style:parent-style-name="TableContents" style:family="paragraph">
      <style:paragraph-properties fo:text-align="center"/>
      <style:text-properties style:font-name="American Typewriter" fo:color="#000000"/>
    </style:style>
    <style:style style:name="P556" style:parent-style-name="TableContents" style:family="paragraph">
      <style:paragraph-properties fo:text-align="center"/>
      <style:text-properties style:font-name="American Typewriter" fo:color="#000000"/>
    </style:style>
    <style:style style:name="P557" style:parent-style-name="TableContents" style:family="paragraph">
      <style:paragraph-properties fo:text-align="center"/>
      <style:text-properties style:font-name="American Typewriter" fo:color="#000000"/>
    </style:style>
    <style:style style:name="P558" style:parent-style-name="TableContents" style:family="paragraph">
      <style:paragraph-properties fo:text-align="center"/>
      <style:text-properties style:font-name="American Typewriter" fo:color="#000000"/>
    </style:style>
    <style:style style:name="P559" style:parent-style-name="TableContents" style:family="paragraph">
      <style:paragraph-properties fo:text-align="center"/>
      <style:text-properties style:font-name="American Typewriter" fo:color="#000000"/>
    </style:style>
    <style:style style:name="P560" style:parent-style-name="TableContents" style:family="paragraph">
      <style:paragraph-properties fo:text-align="center"/>
      <style:text-properties style:font-name="American Typewriter" fo:color="#000000"/>
    </style:style>
    <style:style style:name="P561" style:parent-style-name="TableContents" style:family="paragraph">
      <style:paragraph-properties fo:text-align="center"/>
      <style:text-properties style:font-name="American Typewriter" fo:color="#000000"/>
    </style:style>
    <style:style style:name="P562" style:parent-style-name="TableContents" style:family="paragraph">
      <style:paragraph-properties fo:text-align="center"/>
      <style:text-properties style:font-name="American Typewriter" fo:color="#000000"/>
    </style:style>
    <style:style style:name="P563" style:parent-style-name="TableContents" style:family="paragraph">
      <style:paragraph-properties fo:text-align="center"/>
      <style:text-properties style:font-name="American Typewriter" fo:color="#000000"/>
    </style:style>
    <style:style style:name="P564" style:parent-style-name="TableContents" style:family="paragraph">
      <style:paragraph-properties fo:text-align="center"/>
      <style:text-properties style:font-name="American Typewriter" fo:color="#000000"/>
    </style:style>
    <style:style style:name="P565" style:parent-style-name="TableContents" style:family="paragraph">
      <style:paragraph-properties fo:text-align="center"/>
      <style:text-properties style:font-name="American Typewriter" fo:color="#000000"/>
    </style:style>
    <style:style style:name="P566" style:parent-style-name="TableContents" style:family="paragraph">
      <style:paragraph-properties fo:text-align="center"/>
      <style:text-properties style:font-name="American Typewriter" fo:color="#000000"/>
    </style:style>
    <style:style style:name="P567" style:parent-style-name="TableContents" style:family="paragraph">
      <style:paragraph-properties fo:text-align="center"/>
      <style:text-properties style:font-name="American Typewriter" fo:color="#000000"/>
    </style:style>
    <style:style style:name="P568" style:parent-style-name="TableContents" style:family="paragraph">
      <style:paragraph-properties fo:text-align="center"/>
      <style:text-properties style:font-name="American Typewriter" fo:color="#000000"/>
    </style:style>
    <style:style style:name="P569" style:parent-style-name="TableContents" style:family="paragraph">
      <style:paragraph-properties fo:text-align="center"/>
      <style:text-properties style:font-name="American Typewriter" fo:color="#000000"/>
    </style:style>
    <style:style style:name="P570" style:parent-style-name="TableContents" style:family="paragraph">
      <style:paragraph-properties fo:text-align="center"/>
      <style:text-properties style:font-name="American Typewriter" fo:color="#000000"/>
    </style:style>
    <style:style style:name="P571" style:parent-style-name="TableContents" style:family="paragraph">
      <style:paragraph-properties fo:text-align="center"/>
      <style:text-properties style:font-name="American Typewriter" fo:color="#000000"/>
    </style:style>
    <style:style style:name="P572" style:parent-style-name="TableContents" style:family="paragraph">
      <style:paragraph-properties fo:text-align="center"/>
      <style:text-properties style:font-name="American Typewriter" fo:color="#000000"/>
    </style:style>
    <style:style style:name="P573" style:parent-style-name="TableContents" style:family="paragraph">
      <style:paragraph-properties fo:text-align="center"/>
      <style:text-properties style:font-name="American Typewriter" fo:color="#000000"/>
    </style:style>
    <style:style style:name="P574" style:parent-style-name="TableContents" style:family="paragraph">
      <style:paragraph-properties fo:text-align="center"/>
      <style:text-properties style:font-name="American Typewriter" fo:color="#000000"/>
    </style:style>
    <style:style style:name="P575" style:parent-style-name="TableContents" style:family="paragraph">
      <style:paragraph-properties fo:text-align="center"/>
      <style:text-properties style:font-name="American Typewriter" fo:color="#000000"/>
    </style:style>
    <style:style style:name="P576" style:parent-style-name="TableContents" style:family="paragraph">
      <style:paragraph-properties fo:text-align="center"/>
      <style:text-properties style:font-name="American Typewriter" fo:color="#000000"/>
    </style:style>
    <style:style style:name="P577" style:parent-style-name="TableContents" style:family="paragraph">
      <style:paragraph-properties fo:text-align="center"/>
      <style:text-properties style:font-name="American Typewriter" fo:color="#000000"/>
    </style:style>
    <style:style style:name="P578" style:parent-style-name="TableContents" style:family="paragraph">
      <style:paragraph-properties fo:text-align="center"/>
      <style:text-properties style:font-name="American Typewriter" fo:color="#000000"/>
    </style:style>
    <style:style style:name="P579" style:parent-style-name="TableContents" style:family="paragraph">
      <style:paragraph-properties fo:text-align="center"/>
      <style:text-properties style:font-name="American Typewriter" fo:color="#000000"/>
    </style:style>
    <style:style style:name="P580" style:parent-style-name="TableContents" style:family="paragraph">
      <style:paragraph-properties fo:text-align="center"/>
      <style:text-properties style:font-name="American Typewriter" fo:color="#000000"/>
    </style:style>
    <style:style style:name="P581" style:parent-style-name="TableContents" style:family="paragraph">
      <style:paragraph-properties fo:text-align="center"/>
      <style:text-properties style:font-name="American Typewriter" fo:color="#000000"/>
    </style:style>
    <style:style style:name="P582" style:parent-style-name="TableContents" style:family="paragraph">
      <style:paragraph-properties fo:text-align="center"/>
      <style:text-properties style:font-name="American Typewriter" fo:color="#000000"/>
    </style:style>
    <style:style style:name="P583" style:parent-style-name="TableContents" style:family="paragraph">
      <style:paragraph-properties fo:text-align="center"/>
      <style:text-properties style:font-name="American Typewriter" fo:color="#000000"/>
    </style:style>
    <style:style style:name="P584" style:parent-style-name="TableContents" style:family="paragraph">
      <style:paragraph-properties fo:text-align="center"/>
      <style:text-properties style:font-name="American Typewriter" fo:color="#000000"/>
    </style:style>
    <style:style style:name="P585" style:parent-style-name="TableContents" style:family="paragraph">
      <style:paragraph-properties fo:text-align="center"/>
      <style:text-properties style:font-name="American Typewriter" fo:color="#000000"/>
    </style:style>
    <style:style style:name="P586" style:parent-style-name="TableContents" style:family="paragraph">
      <style:paragraph-properties fo:text-align="center"/>
      <style:text-properties style:font-name="American Typewriter" fo:color="#000000"/>
    </style:style>
    <style:style style:name="P587" style:parent-style-name="TableContents" style:family="paragraph">
      <style:paragraph-properties fo:text-align="center"/>
      <style:text-properties style:font-name="American Typewriter" fo:color="#000000"/>
    </style:style>
    <style:style style:name="P588" style:parent-style-name="TableContents" style:family="paragraph">
      <style:paragraph-properties fo:text-align="end"/>
    </style:style>
    <style:style style:name="T589" style:parent-style-name="DefaultParagraphFont" style:family="text">
      <style:text-properties style:font-name="American Typewriter" fo:color="#C9211E"/>
    </style:style>
    <style:style style:name="P590" style:parent-style-name="TableContents" style:family="paragraph">
      <style:paragraph-properties fo:text-align="end"/>
    </style:style>
    <style:style style:name="T591" style:parent-style-name="DefaultParagraphFont" style:family="text">
      <style:text-properties style:font-name="American Typewriter" fo:color="#C9211E" style:language-asian="ja" style:country-asian="JP"/>
    </style:style>
    <style:style style:name="T592" style:parent-style-name="DefaultParagraphFont" style:family="text">
      <style:text-properties style:font-name="American Typewriter" fo:color="#C9211E" fo:language="en" fo:country="GB"/>
    </style:style>
    <style:style style:name="T593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594" style:parent-style-name="TableContents" style:family="paragraph">
      <style:paragraph-properties fo:text-align="end"/>
    </style:style>
    <style:style style:name="T595" style:parent-style-name="DefaultParagraphFont" style:family="text">
      <style:text-properties style:font-name="American Typewriter" fo:color="#C9211E" fo:language="en" fo:country="GB"/>
    </style:style>
    <style:style style:name="T596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597" style:parent-style-name="TableContents" style:family="paragraph">
      <style:paragraph-properties fo:text-align="end"/>
    </style:style>
    <style:style style:name="P598" style:parent-style-name="TableContents" style:family="paragraph">
      <style:paragraph-properties fo:text-align="center"/>
      <style:text-properties style:font-name="American Typewriter" fo:color="#000000"/>
    </style:style>
    <style:style style:name="P599" style:parent-style-name="TableContents" style:family="paragraph">
      <style:paragraph-properties fo:text-align="center"/>
      <style:text-properties style:font-name="American Typewriter" fo:color="#000000"/>
    </style:style>
    <style:style style:name="P600" style:parent-style-name="TableContents" style:family="paragraph">
      <style:paragraph-properties fo:text-align="end"/>
      <style:text-properties style:font-name="American Typewriter" fo:color="#C9211E"/>
    </style:style>
    <style:style style:name="P601" style:parent-style-name="TableContents" style:family="paragraph">
      <style:paragraph-properties fo:text-align="end"/>
    </style:style>
    <style:style style:name="T602" style:parent-style-name="DefaultParagraphFont" style:family="text">
      <style:text-properties style:font-name="American Typewriter" fo:color="#C9211E" style:language-asian="ja" style:country-asian="JP"/>
    </style:style>
    <style:style style:name="T603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604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05" style:parent-style-name="TableContents" style:family="paragraph">
      <style:paragraph-properties fo:text-align="center"/>
      <style:text-properties style:font-name="American Typewriter" fo:color="#000000" fo:language="en" fo:country="GB"/>
    </style:style>
    <style:style style:name="P606" style:parent-style-name="TableContents" style:family="paragraph">
      <style:paragraph-properties fo:text-align="center"/>
      <style:text-properties style:font-name="American Typewriter" fo:color="#000000"/>
    </style:style>
    <style:style style:name="P607" style:parent-style-name="TableContents" style:family="paragraph">
      <style:paragraph-properties fo:text-align="center"/>
      <style:text-properties style:font-name="American Typewriter" fo:color="#000000"/>
    </style:style>
    <style:style style:name="P608" style:parent-style-name="TableContents" style:family="paragraph">
      <style:paragraph-properties fo:text-align="center"/>
      <style:text-properties style:font-name="American Typewriter" fo:color="#000000"/>
    </style:style>
    <style:style style:name="P609" style:parent-style-name="TableContents" style:family="paragraph">
      <style:paragraph-properties fo:text-align="center"/>
      <style:text-properties style:font-name="American Typewriter" fo:color="#000000"/>
    </style:style>
    <style:style style:name="P610" style:parent-style-name="TableContents" style:family="paragraph">
      <style:paragraph-properties fo:text-align="center"/>
      <style:text-properties style:font-name="American Typewriter" fo:color="#000000"/>
    </style:style>
    <style:style style:name="P611" style:parent-style-name="TableContents" style:family="paragraph">
      <style:paragraph-properties fo:text-align="center"/>
      <style:text-properties style:font-name="American Typewriter" fo:color="#000000"/>
    </style:style>
    <style:style style:name="P612" style:parent-style-name="TableContents" style:family="paragraph">
      <style:paragraph-properties fo:text-align="center"/>
      <style:text-properties style:font-name="American Typewriter" fo:color="#000000"/>
    </style:style>
    <style:style style:name="P613" style:parent-style-name="TableContents" style:family="paragraph">
      <style:paragraph-properties fo:text-align="center"/>
    </style:style>
    <style:style style:name="T614" style:parent-style-name="DefaultParagraphFont" style:family="text">
      <style:text-properties style:font-name="American Typewriter" fo:color="#000000"/>
    </style:style>
    <style:style style:name="P615" style:parent-style-name="TableContents" style:family="paragraph">
      <style:paragraph-properties fo:text-align="center"/>
      <style:text-properties style:font-name="American Typewriter" fo:color="#000000"/>
    </style:style>
    <style:style style:name="P616" style:parent-style-name="TableContents" style:family="paragraph">
      <style:paragraph-properties fo:text-align="end"/>
    </style:style>
    <style:style style:name="T617" style:parent-style-name="DefaultParagraphFont" style:family="text">
      <style:text-properties style:font-name="American Typewriter" fo:color="#C9211E"/>
    </style:style>
    <style:style style:name="P618" style:parent-style-name="TableContents" style:family="paragraph">
      <style:paragraph-properties fo:text-align="end"/>
    </style:style>
    <style:style style:name="T619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620" style:parent-style-name="DefaultParagraphFont" style:family="text">
      <style:text-properties style:font-name="American Typewriter" fo:color="#C9211E" style:language-asian="ja" style:country-asian="JP"/>
    </style:style>
    <style:style style:name="T621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622" style:parent-style-name="DefaultParagraphFont" style:family="text">
      <style:text-properties style:font-name="American Typewriter" fo:color="#C9211E" style:language-asian="ja" style:country-asian="JP"/>
    </style:style>
    <style:style style:name="T623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624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25" style:parent-style-name="TableContents" style:family="paragraph">
      <style:paragraph-properties fo:text-align="end"/>
      <style:text-properties fo:language="en" fo:country="GB"/>
    </style:style>
    <style:style style:name="P626" style:parent-style-name="TableContents" style:family="paragraph">
      <style:paragraph-properties fo:text-align="center"/>
      <style:text-properties style:font-name="American Typewriter" fo:color="#000000"/>
    </style:style>
    <style:style style:name="TableColumn628" style:family="table-column">
      <style:table-column-properties style:column-width="3.4625in" style:use-optimal-column-width="false"/>
    </style:style>
    <style:style style:name="TableColumn629" style:family="table-column">
      <style:table-column-properties style:column-width="3.4625in" style:use-optimal-column-width="false"/>
    </style:style>
    <style:style style:name="Table627" style:family="table">
      <style:table-properties style:width="6.925in" fo:margin-left="0in" table:align="lef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style:font-name="American Typewriter"/>
    </style:style>
    <style:style style:name="TableCell6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  <style:text-properties style:font-name="American Typewriter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center"/>
      <style:text-properties style:font-name="American Typewriter"/>
    </style:style>
    <style:style style:name="TableCell6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style:font-name="American Typewriter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paragraph-properties fo:text-align="center"/>
      <style:text-properties style:font-name="American Typewriter"/>
    </style:style>
    <style:style style:name="TableCell6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4" style:parent-style-name="TableContents" style:family="paragraph">
      <style:paragraph-properties fo:text-align="center"/>
      <style:text-properties style:font-name="American Typewriter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center"/>
      <style:text-properties style:font-name="American Typewriter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paragraph-properties fo:text-align="center"/>
      <style:text-properties style:font-name="American Typewriter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style:font-name="American Typewriter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style:font-name="American Typewriter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American Typewriter"/>
    </style:style>
    <style:style style:name="TableCell6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style:font-name="American Typewriter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paragraph-properties fo:text-align="center"/>
      <style:text-properties style:font-name="American Typewriter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4" style:parent-style-name="TableContents" style:family="paragraph">
      <style:paragraph-properties fo:text-align="center"/>
      <style:text-properties style:font-name="American Typewriter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style:font-name="American Typewriter"/>
    </style:style>
    <style:style style:name="TableCell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center"/>
      <style:text-properties style:font-name="American Typewriter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style:font-name="American Typewriter"/>
    </style:style>
    <style:style style:name="TableCell6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  <style:text-properties style:font-name="American Typewriter"/>
    </style:style>
    <style:style style:name="TableRow675" style:family="table-row">
      <style:table-row-properties style:min-row-height="0.2986in"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paragraph-properties fo:text-align="center"/>
      <style:text-properties style:font-name="American Typewriter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style:font-name="American Typewriter"/>
    </style:style>
    <style:style style:name="P680" style:parent-style-name="TableContents" style:family="paragraph">
      <style:paragraph-properties fo:text-align="end"/>
      <style:text-properties style:font-name="American Typewriter" fo:color="#C9211E"/>
    </style:style>
    <style:style style:name="P681" style:parent-style-name="TableContents" style:family="paragraph">
      <style:paragraph-properties fo:text-align="end"/>
    </style:style>
    <style:style style:name="T682" style:parent-style-name="DefaultParagraphFont" style:family="text">
      <style:text-properties style:font-name="American Typewriter" fo:color="#C9211E"/>
    </style:style>
    <style:style style:name="P683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84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685" style:parent-style-name="TableContents" style:family="paragraph">
      <style:paragraph-properties fo:text-align="center"/>
      <style:text-properties style:font-name="American Typewriter" fo:color="#000000"/>
    </style:style>
    <style:style style:name="P686" style:parent-style-name="TableContents" style:family="paragraph">
      <style:paragraph-properties fo:text-align="center"/>
    </style:style>
    <style:style style:name="T687" style:parent-style-name="DefaultParagraphFont" style:family="text">
      <style:text-properties style:font-name="American Typewriter" fo:color="#000000"/>
    </style:style>
    <style:style style:name="T688" style:parent-style-name="DefaultParagraphFont" style:family="text">
      <style:text-properties style:font-name="American Typewriter" fo:color="#000000"/>
    </style:style>
    <style:style style:name="P689" style:parent-style-name="TableContents" style:family="paragraph">
      <style:paragraph-properties fo:text-align="end"/>
      <style:text-properties style:font-name="American Typewriter" fo:color="#C9211E"/>
    </style:style>
    <style:style style:name="P690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691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692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693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694" style:parent-style-name="TableContents" style:family="paragraph">
      <style:paragraph-properties fo:text-align="center"/>
      <style:text-properties style:font-name="American Typewriter" fo:color="#000000"/>
    </style:style>
    <style:style style:name="TableColumn696" style:family="table-column">
      <style:table-column-properties style:column-width="3.4625in" style:use-optimal-column-width="false"/>
    </style:style>
    <style:style style:name="TableColumn697" style:family="table-column">
      <style:table-column-properties style:column-width="3.4625in" style:use-optimal-column-width="false"/>
    </style:style>
    <style:style style:name="Table695" style:family="table">
      <style:table-properties style:width="6.925in" fo:margin-left="0in" table:align="lef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  <style:text-properties style:font-name="American Typewriter"/>
    </style:style>
    <style:style style:name="TableCell7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2" style:parent-style-name="TableContents" style:family="paragraph">
      <style:paragraph-properties fo:text-align="center"/>
      <style:text-properties style:font-name="American Typewriter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/>
    </style:style>
    <style:style style:name="T706" style:parent-style-name="DefaultParagraphFont" style:family="text">
      <style:text-properties style:font-name="American Typewriter"/>
    </style:style>
    <style:style style:name="TableCell7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8" style:parent-style-name="TableContents" style:family="paragraph">
      <style:paragraph-properties fo:text-align="center"/>
      <style:text-properties style:font-name="American Typewriter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paragraph-properties fo:text-align="center"/>
      <style:text-properties style:font-name="American Typewriter"/>
    </style:style>
    <style:style style:name="TableCell7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paragraph-properties fo:text-align="center"/>
      <style:text-properties style:font-name="American Typewriter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  <style:text-properties style:font-name="American Typewriter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  <style:text-properties style:font-name="American Typewriter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  <style:text-properties style:font-name="American Typewriter"/>
    </style:style>
    <style:style style:name="TableCell7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/>
      <style:text-properties style:font-name="American Typewriter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  <style:text-properties style:font-name="American Typewriter"/>
    </style:style>
    <style:style style:name="TableCell7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  <style:text-properties style:font-name="American Typewriter"/>
    </style:style>
    <style:style style:name="P729" style:parent-style-name="TableContents" style:family="paragraph">
      <style:paragraph-properties fo:text-align="end"/>
      <style:text-properties style:font-name="American Typewriter" fo:color="#000000"/>
    </style:style>
    <style:style style:name="P730" style:parent-style-name="TableContents" style:family="paragraph">
      <style:paragraph-properties fo:text-align="center"/>
      <style:text-properties style:font-name="American Typewriter" fo:color="#000000"/>
    </style:style>
    <style:style style:name="TableColumn732" style:family="table-column">
      <style:table-column-properties style:column-width="3.4625in" style:use-optimal-column-width="false"/>
    </style:style>
    <style:style style:name="TableColumn733" style:family="table-column">
      <style:table-column-properties style:column-width="3.4625in" style:use-optimal-column-width="false"/>
    </style:style>
    <style:style style:name="Table731" style:family="table">
      <style:table-properties style:width="6.925in" fo:margin-left="0in" table:align="lef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center"/>
      <style:text-properties style:font-name="American Typewriter"/>
    </style:style>
    <style:style style:name="TableCell7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center"/>
      <style:text-properties style:font-name="American Typewriter"/>
    </style:style>
    <style:style style:name="P739" style:parent-style-name="TableContents" style:family="paragraph">
      <style:paragraph-properties fo:text-align="end"/>
      <style:text-properties style:font-name="American Typewriter" fo:color="#C9211E"/>
    </style:style>
    <style:style style:name="P740" style:parent-style-name="TableContents" style:family="paragraph">
      <style:paragraph-properties fo:text-align="end"/>
      <style:text-properties style:font-name="American Typewriter" fo:color="#C9211E"/>
    </style:style>
    <style:style style:name="P741" style:parent-style-name="TableContents" style:family="paragraph">
      <style:paragraph-properties fo:text-align="end"/>
      <style:text-properties style:font-name="American Typewriter" fo:color="#C9211E"/>
    </style:style>
    <style:style style:name="P742" style:parent-style-name="TableContents" style:family="paragraph">
      <style:paragraph-properties fo:text-align="end"/>
    </style:style>
    <style:style style:name="T743" style:parent-style-name="DefaultParagraphFont" style:family="text">
      <style:text-properties style:font-name="American Typewriter" fo:color="#C9211E"/>
    </style:style>
    <style:style style:name="P744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74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46" style:parent-style-name="TableContents" style:family="paragraph">
      <style:paragraph-properties fo:text-align="center"/>
      <style:text-properties style:font-name="American Typewriter" fo:color="#C9211E"/>
    </style:style>
    <style:style style:name="P747" style:parent-style-name="TableContents" style:family="paragraph">
      <style:paragraph-properties fo:text-align="center"/>
      <style:text-properties style:font-name="American Typewriter" fo:color="#000000"/>
    </style:style>
    <style:style style:name="P748" style:parent-style-name="TableContents" style:family="paragraph">
      <style:paragraph-properties fo:text-align="center"/>
      <style:text-properties style:font-name="American Typewriter" fo:color="#000000"/>
    </style:style>
    <style:style style:name="P749" style:parent-style-name="TableContents" style:family="paragraph">
      <style:paragraph-properties fo:text-align="center"/>
      <style:text-properties style:font-name="American Typewriter" fo:color="#000000"/>
    </style:style>
    <style:style style:name="P750" style:parent-style-name="TableContents" style:family="paragraph">
      <style:paragraph-properties fo:text-align="center"/>
      <style:text-properties style:font-name="American Typewriter" fo:color="#000000"/>
    </style:style>
    <style:style style:name="P751" style:parent-style-name="TableContents" style:family="paragraph">
      <style:paragraph-properties fo:text-align="center"/>
      <style:text-properties style:font-name="American Typewriter" fo:color="#000000"/>
    </style:style>
    <style:style style:name="P752" style:parent-style-name="TableContents" style:family="paragraph">
      <style:paragraph-properties fo:text-align="end"/>
      <style:text-properties style:font-name="American Typewriter" fo:color="#C9211E"/>
    </style:style>
    <style:style style:name="P753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54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5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756" style:parent-style-name="TableContents" style:family="paragraph">
      <style:paragraph-properties fo:text-align="center"/>
      <style:text-properties style:font-name="American Typewriter" fo:color="#000000"/>
    </style:style>
    <style:style style:name="TableColumn758" style:family="table-column">
      <style:table-column-properties style:column-width="3.4625in" style:use-optimal-column-width="false"/>
    </style:style>
    <style:style style:name="TableColumn759" style:family="table-column">
      <style:table-column-properties style:column-width="3.4625in" style:use-optimal-column-width="false"/>
    </style:style>
    <style:style style:name="Table757" style:family="table">
      <style:table-properties style:width="6.925in" fo:margin-left="0in" table:align="left"/>
    </style:style>
    <style:style style:name="TableRow760" style:family="table-row">
      <style:table-row-properties style:min-row-height="0.2118in" style:use-optimal-row-height="false"/>
    </style:style>
    <style:style style:name="TableCell7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center"/>
      <style:text-properties style:font-name="American Typewriter"/>
    </style:style>
    <style:style style:name="TableCell7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  <style:text-properties style:font-name="American Typewriter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paragraph-properties fo:text-align="center"/>
      <style:text-properties style:font-name="American Typewriter"/>
    </style:style>
    <style:style style:name="TableCell7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  <style:text-properties style:font-name="American Typewriter" fo:color="#C9211E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center"/>
      <style:text-properties style:font-name="American Typewriter"/>
    </style:style>
    <style:style style:name="TableCell7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/>
      <style:text-properties style:font-name="American Typewriter"/>
    </style:style>
    <style:style style:name="P775" style:parent-style-name="TableContents" style:family="paragraph">
      <style:paragraph-properties fo:text-align="end"/>
      <style:text-properties style:font-name="American Typewriter" fo:color="#C9211E"/>
    </style:style>
    <style:style style:name="P776" style:parent-style-name="TableContents" style:family="paragraph">
      <style:paragraph-properties fo:text-align="end"/>
      <style:text-properties style:font-name="American Typewriter" fo:color="#C9211E"/>
    </style:style>
    <style:style style:name="P777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778" style:parent-style-name="TableContents" style:family="paragraph">
      <style:paragraph-properties fo:text-align="end"/>
    </style:style>
    <style:style style:name="T779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780" style:parent-style-name="TableContents" style:family="paragraph">
      <style:paragraph-properties fo:text-align="center"/>
      <style:text-properties style:font-name="American Typewriter" fo:color="#000000"/>
    </style:style>
    <style:style style:name="P781" style:parent-style-name="TableContents" style:family="paragraph">
      <style:paragraph-properties fo:text-align="center"/>
      <style:text-properties style:font-name="American Typewriter" fo:color="#000000"/>
    </style:style>
    <style:style style:name="P782" style:parent-style-name="TableContents" style:family="paragraph">
      <style:paragraph-properties fo:text-align="center"/>
      <style:text-properties style:font-name="American Typewriter" fo:color="#000000"/>
    </style:style>
    <style:style style:name="P783" style:parent-style-name="TableContents" style:family="paragraph">
      <style:paragraph-properties fo:text-align="center"/>
      <style:text-properties style:font-name="American Typewriter" fo:color="#000000"/>
    </style:style>
    <style:style style:name="P784" style:parent-style-name="TableContents" style:family="paragraph">
      <style:paragraph-properties fo:text-align="center"/>
      <style:text-properties style:font-name="American Typewriter" fo:color="#000000"/>
    </style:style>
    <style:style style:name="P785" style:parent-style-name="TableContents" style:family="paragraph">
      <style:paragraph-properties fo:text-align="center"/>
      <style:text-properties style:font-name="American Typewriter" fo:color="#000000"/>
    </style:style>
    <style:style style:name="P786" style:parent-style-name="TableContents" style:family="paragraph">
      <style:paragraph-properties fo:text-align="center"/>
      <style:text-properties style:font-name="American Typewriter" fo:color="#000000"/>
    </style:style>
    <style:style style:name="P787" style:parent-style-name="TableContents" style:family="paragraph">
      <style:paragraph-properties fo:text-align="center"/>
      <style:text-properties style:font-name="American Typewriter" fo:color="#000000"/>
    </style:style>
    <style:style style:name="P788" style:parent-style-name="TableContents" style:family="paragraph">
      <style:paragraph-properties fo:text-align="end"/>
      <style:text-properties style:font-name="American Typewriter" fo:color="#C9211E"/>
    </style:style>
    <style:style style:name="P789" style:parent-style-name="TableContents" style:family="paragraph">
      <style:paragraph-properties fo:text-align="end" fo:margin-left="0.4923in">
        <style:tab-stops/>
      </style:paragraph-properties>
    </style:style>
    <style:style style:name="T790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791" style:parent-style-name="DefaultParagraphFont" style:family="text">
      <style:text-properties style:font-name="American Typewriter" fo:color="#C9211E" style:language-asian="ja" style:country-asian="JP"/>
    </style:style>
    <style:style style:name="P792" style:parent-style-name="TableContents" style:family="paragraph">
      <style:paragraph-properties fo:text-align="end" fo:margin-left="0.4923in">
        <style:tab-stops/>
      </style:paragraph-properties>
    </style:style>
    <style:style style:name="T793" style:parent-style-name="DefaultParagraphFont" style:family="text">
      <style:text-properties style:font-name="American Typewriter" fo:color="#C9211E" style:language-asian="ja" style:country-asian="JP"/>
    </style:style>
    <style:style style:name="P794" style:parent-style-name="TableContents" style:family="paragraph">
      <style:paragraph-properties fo:text-align="end" fo:margin-left="0.4923in">
        <style:tab-stops/>
      </style:paragraph-properties>
    </style:style>
    <style:style style:name="P795" style:parent-style-name="TableContents" style:family="paragraph">
      <style:paragraph-properties fo:text-align="end" fo:margin-left="0.4923in">
        <style:tab-stops/>
      </style:paragraph-properties>
      <style:text-properties style:font-name="American Typewriter" fo:color="#000000" style:language-asian="ja" style:country-asian="JP"/>
    </style:style>
    <style:style style:name="P796" style:parent-style-name="TableContents" style:family="paragraph">
      <style:paragraph-properties fo:text-align="center"/>
      <style:text-properties style:font-name="American Typewriter" fo:color="#000000"/>
    </style:style>
    <style:style style:name="P797" style:parent-style-name="TableContents" style:family="paragraph">
      <style:paragraph-properties fo:text-align="center"/>
      <style:text-properties style:font-name="American Typewriter" fo:color="#000000"/>
    </style:style>
    <style:style style:name="P798" style:parent-style-name="TableContents" style:family="paragraph">
      <style:paragraph-properties fo:text-align="end"/>
    </style:style>
    <style:style style:name="T799" style:parent-style-name="DefaultParagraphFont" style:family="text">
      <style:text-properties style:font-name="American Typewriter" fo:color="#C9211E"/>
    </style:style>
    <style:style style:name="P80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0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02" style:parent-style-name="TableContents" style:family="paragraph">
      <style:paragraph-properties fo:text-align="center"/>
      <style:text-properties style:font-name="American Typewriter" fo:color="#000000"/>
    </style:style>
    <style:style style:name="P803" style:parent-style-name="TableContents" style:family="paragraph">
      <style:paragraph-properties fo:text-align="center"/>
      <style:text-properties style:font-name="American Typewriter" fo:color="#000000"/>
    </style:style>
    <style:style style:name="P804" style:parent-style-name="TableContents" style:family="paragraph">
      <style:paragraph-properties fo:text-align="center"/>
      <style:text-properties style:font-name="American Typewriter" fo:color="#000000"/>
    </style:style>
    <style:style style:name="P805" style:parent-style-name="TableContents" style:family="paragraph">
      <style:paragraph-properties fo:text-align="center"/>
      <style:text-properties style:font-name="American Typewriter" fo:color="#000000"/>
    </style:style>
    <style:style style:name="P806" style:parent-style-name="TableContents" style:family="paragraph">
      <style:paragraph-properties fo:text-align="center"/>
      <style:text-properties style:font-name="American Typewriter" fo:color="#000000"/>
    </style:style>
    <style:style style:name="P807" style:parent-style-name="TableContents" style:family="paragraph">
      <style:paragraph-properties fo:text-align="end"/>
      <style:text-properties style:font-name="American Typewriter" fo:color="#C9211E"/>
    </style:style>
    <style:style style:name="P808" style:parent-style-name="TableContents" style:family="paragraph">
      <style:paragraph-properties fo:text-align="end"/>
    </style:style>
    <style:style style:name="T809" style:parent-style-name="DefaultParagraphFont" style:family="text">
      <style:text-properties style:font-name="American Typewriter" fo:color="#C9211E" style:language-asian="ja" style:country-asian="JP"/>
    </style:style>
    <style:style style:name="T810" style:parent-style-name="DefaultParagraphFont" style:family="text">
      <style:text-properties style:font-name="American Typewriter" fo:color="#C9211E"/>
    </style:style>
    <style:style style:name="T811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812" style:parent-style-name="TableContents" style:family="paragraph">
      <style:paragraph-properties fo:text-align="end"/>
    </style:style>
    <style:style style:name="T813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814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815" style:parent-style-name="TableContents" style:family="paragraph">
      <style:paragraph-properties fo:text-align="end"/>
    </style:style>
    <style:style style:name="P816" style:parent-style-name="TableContents" style:family="paragraph">
      <style:paragraph-properties fo:text-align="center"/>
      <style:text-properties style:font-name="American Typewriter" fo:color="#000000"/>
    </style:style>
    <style:style style:name="P817" style:parent-style-name="TableContents" style:family="paragraph">
      <style:paragraph-properties fo:text-align="center"/>
      <style:text-properties style:font-name="American Typewriter" fo:color="#000000"/>
    </style:style>
    <style:style style:name="P818" style:parent-style-name="TableContents" style:family="paragraph">
      <style:paragraph-properties fo:text-align="center"/>
      <style:text-properties style:font-name="American Typewriter" fo:color="#000000"/>
    </style:style>
    <style:style style:name="P819" style:parent-style-name="TableContents" style:family="paragraph">
      <style:paragraph-properties fo:text-align="center"/>
      <style:text-properties style:font-name="American Typewriter" fo:color="#000000"/>
    </style:style>
    <style:style style:name="P820" style:parent-style-name="TableContents" style:family="paragraph">
      <style:paragraph-properties fo:text-align="center"/>
      <style:text-properties style:font-name="American Typewriter" fo:color="#000000"/>
    </style:style>
    <style:style style:name="P821" style:parent-style-name="TableContents" style:family="paragraph">
      <style:paragraph-properties fo:text-align="center"/>
      <style:text-properties style:font-name="American Typewriter" fo:color="#000000"/>
    </style:style>
    <style:style style:name="P822" style:parent-style-name="TableContents" style:family="paragraph">
      <style:paragraph-properties fo:text-align="center"/>
      <style:text-properties style:font-name="American Typewriter" fo:color="#000000"/>
    </style:style>
    <style:style style:name="P823" style:parent-style-name="TableContents" style:family="paragraph">
      <style:paragraph-properties fo:text-align="center"/>
      <style:text-properties style:font-name="American Typewriter" fo:color="#000000"/>
    </style:style>
    <style:style style:name="P824" style:parent-style-name="TableContents" style:family="paragraph">
      <style:paragraph-properties fo:text-align="end"/>
    </style:style>
    <style:style style:name="T825" style:parent-style-name="DefaultParagraphFont" style:family="text">
      <style:text-properties style:font-name="American Typewriter" fo:color="#C9211E"/>
    </style:style>
    <style:style style:name="P826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27" style:parent-style-name="TableContents" style:family="paragraph">
      <style:paragraph-properties fo:text-align="end"/>
    </style:style>
    <style:style style:name="T828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829" style:parent-style-name="TableContents" style:family="paragraph">
      <style:paragraph-properties fo:text-align="center"/>
      <style:text-properties style:font-name="American Typewriter" fo:color="#000000"/>
    </style:style>
    <style:style style:name="P830" style:parent-style-name="TableContents" style:family="paragraph">
      <style:paragraph-properties fo:text-align="center"/>
      <style:text-properties style:font-name="American Typewriter" fo:color="#000000"/>
    </style:style>
    <style:style style:name="P831" style:parent-style-name="TableContents" style:family="paragraph">
      <style:paragraph-properties fo:text-align="center"/>
      <style:text-properties style:font-name="American Typewriter" fo:color="#000000"/>
    </style:style>
    <style:style style:name="P832" style:parent-style-name="TableContents" style:family="paragraph">
      <style:paragraph-properties fo:text-align="center"/>
      <style:text-properties style:font-name="American Typewriter" fo:color="#000000"/>
    </style:style>
    <style:style style:name="P833" style:parent-style-name="TableContents" style:family="paragraph">
      <style:paragraph-properties fo:text-align="center"/>
      <style:text-properties style:font-name="American Typewriter" fo:color="#000000"/>
    </style:style>
    <style:style style:name="P834" style:parent-style-name="TableContents" style:family="paragraph">
      <style:paragraph-properties fo:text-align="center"/>
      <style:text-properties style:font-name="American Typewriter" fo:color="#000000"/>
    </style:style>
    <style:style style:name="P835" style:parent-style-name="TableContents" style:family="paragraph">
      <style:paragraph-properties fo:text-align="center"/>
      <style:text-properties style:font-name="American Typewriter" fo:color="#000000"/>
    </style:style>
    <style:style style:name="P836" style:parent-style-name="TableContents" style:family="paragraph">
      <style:paragraph-properties fo:text-align="center"/>
      <style:text-properties style:font-name="American Typewriter" fo:color="#000000"/>
    </style:style>
    <style:style style:name="P837" style:parent-style-name="TableContents" style:family="paragraph">
      <style:paragraph-properties fo:text-align="end"/>
    </style:style>
    <style:style style:name="T838" style:parent-style-name="DefaultParagraphFont" style:family="text">
      <style:text-properties style:font-name="American Typewriter" fo:color="#C9211E"/>
    </style:style>
    <style:style style:name="P83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4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41" style:parent-style-name="TableContents" style:family="paragraph">
      <style:paragraph-properties fo:text-align="center"/>
      <style:text-properties style:font-name="American Typewriter" fo:color="#000000"/>
    </style:style>
    <style:style style:name="P842" style:parent-style-name="TableContents" style:family="paragraph">
      <style:paragraph-properties fo:text-align="center"/>
      <style:text-properties style:font-name="American Typewriter" fo:color="#000000"/>
    </style:style>
    <style:style style:name="P843" style:parent-style-name="TableContents" style:family="paragraph">
      <style:paragraph-properties fo:text-align="center"/>
      <style:text-properties style:font-name="American Typewriter" fo:color="#000000"/>
    </style:style>
    <style:style style:name="P844" style:parent-style-name="TableContents" style:family="paragraph">
      <style:paragraph-properties fo:text-align="center"/>
    </style:style>
    <style:style style:name="T845" style:parent-style-name="DefaultParagraphFont" style:family="text">
      <style:text-properties style:font-name="American Typewriter" fo:color="#000000"/>
    </style:style>
    <style:style style:name="P846" style:parent-style-name="TableContents" style:family="paragraph">
      <style:paragraph-properties fo:text-align="end"/>
      <style:text-properties style:font-name="American Typewriter" fo:color="#C9211E"/>
    </style:style>
    <style:style style:name="P847" style:parent-style-name="TableContents" style:family="paragraph">
      <style:paragraph-properties fo:text-align="end"/>
    </style:style>
    <style:style style:name="T848" style:parent-style-name="DefaultParagraphFont" style:family="text">
      <style:text-properties style:font-name="American Typewriter" fo:color="#C9211E" style:language-asian="ja" style:country-asian="JP"/>
    </style:style>
    <style:style style:name="T849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850" style:parent-style-name="DefaultParagraphFont" style:family="text">
      <style:text-properties style:font-name="American Typewriter" fo:color="#C9211E" style:language-asian="ja" style:country-asian="JP"/>
    </style:style>
    <style:style style:name="P85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5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53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54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5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56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857" style:parent-style-name="TableContents" style:family="paragraph">
      <style:paragraph-properties fo:text-align="center"/>
      <style:text-properties style:font-name="American Typewriter" fo:color="#000000"/>
    </style:style>
    <style:style style:name="P858" style:parent-style-name="TableContents" style:family="paragraph">
      <style:paragraph-properties fo:text-align="center"/>
      <style:text-properties style:font-name="American Typewriter" fo:color="#000000"/>
    </style:style>
    <style:style style:name="P859" style:parent-style-name="TableContents" style:family="paragraph">
      <style:paragraph-properties fo:text-align="center"/>
      <style:text-properties style:font-name="American Typewriter" fo:color="#000000"/>
    </style:style>
    <style:style style:name="P860" style:parent-style-name="TableContents" style:family="paragraph">
      <style:paragraph-properties fo:text-align="center"/>
      <style:text-properties style:font-name="American Typewriter" fo:color="#000000"/>
    </style:style>
    <style:style style:name="P861" style:parent-style-name="TableContents" style:family="paragraph">
      <style:paragraph-properties fo:text-align="center"/>
      <style:text-properties style:font-name="American Typewriter" fo:color="#000000"/>
    </style:style>
    <style:style style:name="P862" style:parent-style-name="TableContents" style:family="paragraph">
      <style:paragraph-properties fo:text-align="center"/>
      <style:text-properties style:font-name="American Typewriter" fo:color="#000000"/>
    </style:style>
    <style:style style:name="P863" style:parent-style-name="TableContents" style:family="paragraph">
      <style:paragraph-properties fo:text-align="center"/>
      <style:text-properties style:font-name="American Typewriter" fo:color="#000000"/>
    </style:style>
    <style:style style:name="P864" style:parent-style-name="TableContents" style:family="paragraph">
      <style:paragraph-properties fo:text-align="center"/>
      <style:text-properties style:font-name="American Typewriter" fo:color="#000000"/>
    </style:style>
    <style:style style:name="P865" style:parent-style-name="TableContents" style:family="paragraph">
      <style:paragraph-properties fo:text-align="center"/>
      <style:text-properties style:font-name="American Typewriter" fo:color="#000000"/>
    </style:style>
    <style:style style:name="P866" style:parent-style-name="TableContents" style:family="paragraph">
      <style:paragraph-properties fo:text-align="center"/>
      <style:text-properties style:font-name="American Typewriter" fo:color="#000000"/>
    </style:style>
    <style:style style:name="P867" style:parent-style-name="TableContents" style:family="paragraph">
      <style:paragraph-properties fo:text-align="center"/>
      <style:text-properties style:font-name="American Typewriter" fo:color="#000000"/>
    </style:style>
    <style:style style:name="P868" style:parent-style-name="TableContents" style:family="paragraph">
      <style:paragraph-properties fo:text-align="end"/>
      <style:text-properties style:font-name="American Typewriter" fo:color="#C9211E"/>
    </style:style>
    <style:style style:name="P869" style:parent-style-name="TableContents" style:family="paragraph">
      <style:paragraph-properties fo:text-align="end"/>
    </style:style>
    <style:style style:name="T870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871" style:parent-style-name="DefaultParagraphFont" style:family="text">
      <style:text-properties style:font-name="American Typewriter" fo:color="#C9211E" style:language-asian="ja" style:country-asian="JP"/>
    </style:style>
    <style:style style:name="P872" style:parent-style-name="TableContents" style:family="paragraph">
      <style:paragraph-properties fo:text-align="end"/>
      <style:text-properties style:font-name="Yu Mincho" style:font-name-asian="Yu Mincho" fo:color="#C9211E" style:language-asian="ja" style:country-asian="JP"/>
    </style:style>
    <style:style style:name="P873" style:parent-style-name="TableContents" style:family="paragraph">
      <style:paragraph-properties fo:text-align="end"/>
    </style:style>
    <style:style style:name="T874" style:parent-style-name="DefaultParagraphFont" style:family="text">
      <style:text-properties style:font-name="American Typewriter" fo:color="#C9211E"/>
    </style:style>
    <style:style style:name="T875" style:parent-style-name="DefaultParagraphFont" style:family="text">
      <style:text-properties style:font-name="American Typewriter" style:font-name-asian="DengXian" fo:color="#C9211E"/>
    </style:style>
    <style:style style:name="T876" style:parent-style-name="DefaultParagraphFont" style:family="text">
      <style:text-properties style:font-name="American Typewriter" fo:color="#C9211E"/>
    </style:style>
    <style:style style:name="P877" style:parent-style-name="TableContents" style:family="paragraph">
      <style:paragraph-properties fo:text-align="end"/>
      <style:text-properties style:font-name="American Typewriter" fo:color="#C9211E"/>
    </style:style>
    <style:style style:name="P878" style:parent-style-name="TableContents" style:family="paragraph">
      <style:paragraph-properties fo:text-align="end"/>
    </style:style>
    <style:style style:name="T879" style:parent-style-name="DefaultParagraphFont" style:family="text">
      <style:text-properties style:font-name="American Typewriter" fo:color="#C9211E"/>
    </style:style>
    <style:style style:name="P880" style:parent-style-name="TableContents" style:family="paragraph">
      <style:paragraph-properties fo:text-align="center"/>
      <style:text-properties style:font-name="American Typewriter" fo:color="#000000"/>
    </style:style>
    <style:style style:name="P881" style:parent-style-name="TableContents" style:family="paragraph">
      <style:paragraph-properties fo:text-align="center"/>
      <style:text-properties style:font-name="American Typewriter" fo:color="#000000"/>
    </style:style>
    <style:style style:name="P882" style:parent-style-name="TableContents" style:family="paragraph">
      <style:paragraph-properties fo:text-align="center"/>
      <style:text-properties style:font-name="American Typewriter" fo:color="#000000"/>
    </style:style>
    <style:style style:name="P883" style:parent-style-name="TableContents" style:family="paragraph">
      <style:paragraph-properties fo:text-align="center"/>
      <style:text-properties style:font-name="American Typewriter" fo:color="#000000"/>
    </style:style>
    <style:style style:name="P884" style:parent-style-name="TableContents" style:family="paragraph">
      <style:paragraph-properties fo:text-align="center"/>
      <style:text-properties style:font-name="American Typewriter" fo:color="#000000"/>
    </style:style>
    <style:style style:name="P885" style:parent-style-name="TableContents" style:family="paragraph">
      <style:paragraph-properties fo:text-align="center"/>
      <style:text-properties style:font-name="American Typewriter" fo:color="#000000"/>
    </style:style>
    <style:style style:name="P886" style:parent-style-name="TableContents" style:family="paragraph">
      <style:paragraph-properties fo:text-align="center"/>
      <style:text-properties style:font-name="American Typewriter" fo:color="#000000"/>
    </style:style>
    <style:style style:name="P887" style:parent-style-name="TableContents" style:family="paragraph">
      <style:paragraph-properties fo:text-align="center"/>
      <style:text-properties style:font-name="American Typewriter" fo:color="#000000"/>
    </style:style>
    <style:style style:name="P888" style:parent-style-name="TableContents" style:family="paragraph">
      <style:paragraph-properties fo:text-align="center"/>
      <style:text-properties style:font-name="American Typewriter" fo:color="#000000"/>
    </style:style>
    <style:style style:name="P889" style:parent-style-name="TableContents" style:family="paragraph">
      <style:paragraph-properties fo:text-align="center"/>
      <style:text-properties style:font-name="American Typewriter" fo:color="#000000"/>
    </style:style>
    <style:style style:name="P890" style:parent-style-name="TableContents" style:family="paragraph">
      <style:paragraph-properties fo:text-align="center"/>
      <style:text-properties style:font-name="American Typewriter" fo:color="#000000"/>
    </style:style>
    <style:style style:name="P891" style:parent-style-name="TableContents" style:family="paragraph">
      <style:paragraph-properties fo:text-align="end"/>
      <style:text-properties style:font-name="American Typewriter" fo:color="#C9211E"/>
    </style:style>
    <style:style style:name="P892" style:parent-style-name="TableContents" style:family="paragraph">
      <style:paragraph-properties fo:text-align="end"/>
    </style:style>
    <style:style style:name="T893" style:parent-style-name="DefaultParagraphFont" style:family="text">
      <style:text-properties style:font-name="American Typewriter" fo:color="#C9211E" style:language-asian="ja" style:country-asian="JP"/>
    </style:style>
    <style:style style:name="T894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89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896" style:parent-style-name="TableContents" style:family="paragraph">
      <style:paragraph-properties fo:text-align="end"/>
    </style:style>
    <style:style style:name="T897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898" style:parent-style-name="TableContents" style:family="paragraph">
      <style:paragraph-properties fo:text-align="end"/>
    </style:style>
    <style:style style:name="P899" style:parent-style-name="TableContents" style:family="paragraph">
      <style:paragraph-properties fo:text-align="center"/>
    </style:style>
    <style:style style:name="T900" style:parent-style-name="DefaultParagraphFont" style:family="text">
      <style:text-properties style:font-name="American Typewriter" fo:color="#000000"/>
    </style:style>
    <style:style style:name="P901" style:parent-style-name="TableContents" style:family="paragraph">
      <style:paragraph-properties fo:text-align="center"/>
      <style:text-properties style:font-name="American Typewriter" fo:color="#000000"/>
    </style:style>
    <style:style style:name="P902" style:parent-style-name="TableContents" style:family="paragraph">
      <style:paragraph-properties fo:text-align="center"/>
      <style:text-properties style:font-name="American Typewriter" fo:color="#000000"/>
    </style:style>
    <style:style style:name="P903" style:parent-style-name="TableContents" style:family="paragraph">
      <style:paragraph-properties fo:text-align="center"/>
      <style:text-properties style:font-name="American Typewriter" fo:color="#000000"/>
    </style:style>
    <style:style style:name="P904" style:parent-style-name="TableContents" style:family="paragraph">
      <style:paragraph-properties fo:text-align="center"/>
      <style:text-properties style:font-name="American Typewriter" fo:color="#000000"/>
    </style:style>
    <style:style style:name="P905" style:parent-style-name="TableContents" style:family="paragraph">
      <style:paragraph-properties fo:text-align="center"/>
      <style:text-properties style:font-name="American Typewriter" fo:color="#000000"/>
    </style:style>
    <style:style style:name="P906" style:parent-style-name="TableContents" style:family="paragraph">
      <style:paragraph-properties fo:text-align="center"/>
      <style:text-properties style:font-name="American Typewriter" fo:color="#000000"/>
    </style:style>
    <style:style style:name="P907" style:parent-style-name="TableContents" style:family="paragraph">
      <style:paragraph-properties fo:text-align="center"/>
      <style:text-properties style:font-name="American Typewriter" fo:color="#000000"/>
    </style:style>
    <style:style style:name="P908" style:parent-style-name="TableContents" style:family="paragraph">
      <style:paragraph-properties fo:text-align="center"/>
      <style:text-properties style:font-name="American Typewriter" fo:color="#000000"/>
    </style:style>
    <style:style style:name="P909" style:parent-style-name="TableContents" style:family="paragraph">
      <style:paragraph-properties fo:text-align="center"/>
      <style:text-properties style:font-name="American Typewriter" fo:color="#000000"/>
    </style:style>
    <style:style style:name="P910" style:parent-style-name="TableContents" style:family="paragraph">
      <style:paragraph-properties fo:text-align="center"/>
      <style:text-properties style:font-name="American Typewriter" fo:color="#000000"/>
    </style:style>
    <style:style style:name="P911" style:parent-style-name="TableContents" style:family="paragraph">
      <style:paragraph-properties fo:text-align="center"/>
      <style:text-properties style:font-name="American Typewriter" fo:color="#000000"/>
    </style:style>
    <style:style style:name="P912" style:parent-style-name="TableContents" style:family="paragraph">
      <style:paragraph-properties fo:text-align="center"/>
      <style:text-properties style:font-name="American Typewriter" fo:color="#000000"/>
    </style:style>
    <style:style style:name="P913" style:parent-style-name="TableContents" style:family="paragraph">
      <style:paragraph-properties fo:text-align="center"/>
      <style:text-properties style:font-name="American Typewriter" fo:color="#000000"/>
    </style:style>
    <style:style style:name="P914" style:parent-style-name="TableContents" style:family="paragraph">
      <style:paragraph-properties fo:text-align="center"/>
      <style:text-properties style:font-name="American Typewriter" fo:color="#000000"/>
    </style:style>
    <style:style style:name="P915" style:parent-style-name="TableContents" style:family="paragraph">
      <style:paragraph-properties fo:text-align="center"/>
      <style:text-properties style:font-name="American Typewriter" fo:color="#000000"/>
    </style:style>
    <style:style style:name="P916" style:parent-style-name="TableContents" style:family="paragraph">
      <style:paragraph-properties fo:text-align="end"/>
      <style:text-properties style:font-name="American Typewriter" fo:color="#C9211E"/>
    </style:style>
    <style:style style:name="P917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91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19" style:parent-style-name="TableContents" style:family="paragraph">
      <style:paragraph-properties fo:text-align="center"/>
    </style:style>
    <style:style style:name="T920" style:parent-style-name="DefaultParagraphFont" style:family="text">
      <style:text-properties style:font-name="American Typewriter" fo:color="#000000"/>
    </style:style>
    <style:style style:name="P921" style:parent-style-name="TableContents" style:family="paragraph">
      <style:paragraph-properties fo:text-align="center"/>
      <style:text-properties style:font-name="American Typewriter" fo:color="#000000"/>
    </style:style>
    <style:style style:name="P922" style:parent-style-name="TableContents" style:family="paragraph">
      <style:paragraph-properties fo:text-align="center"/>
      <style:text-properties style:font-name="American Typewriter" fo:color="#000000"/>
    </style:style>
    <style:style style:name="P923" style:parent-style-name="TableContents" style:family="paragraph">
      <style:paragraph-properties fo:text-align="center"/>
    </style:style>
    <style:style style:name="T924" style:parent-style-name="DefaultParagraphFont" style:family="text">
      <style:text-properties style:font-name="American Typewriter" fo:color="#C9211E"/>
    </style:style>
    <style:style style:name="T925" style:parent-style-name="DefaultParagraphFont" style:family="text">
      <style:text-properties style:font-name="American Typewriter" fo:color="#C9211E"/>
    </style:style>
    <style:style style:name="T926" style:parent-style-name="DefaultParagraphFont" style:family="text">
      <style:text-properties style:font-name="American Typewriter" fo:color="#C9211E"/>
    </style:style>
    <style:style style:name="T927" style:parent-style-name="DefaultParagraphFont" style:family="text">
      <style:text-properties style:font-name="American Typewriter" fo:color="#C9211E"/>
    </style:style>
    <style:style style:name="T928" style:parent-style-name="DefaultParagraphFont" style:family="text">
      <style:text-properties style:font-name="American Typewriter" fo:color="#C9211E"/>
    </style:style>
    <style:style style:name="T929" style:parent-style-name="DefaultParagraphFont" style:family="text">
      <style:text-properties style:font-name="American Typewriter" fo:color="#000000"/>
    </style:style>
    <style:style style:name="P930" style:parent-style-name="TableContents" style:family="paragraph">
      <style:paragraph-properties fo:text-align="center"/>
    </style:style>
    <style:style style:name="T931" style:parent-style-name="DefaultParagraphFont" style:family="text">
      <style:text-properties style:font-name="American Typewriter" fo:color="#C9211E"/>
    </style:style>
    <style:style style:name="T932" style:parent-style-name="DefaultParagraphFont" style:family="text">
      <style:text-properties style:font-name="American Typewriter" style:font-name-asian="DengXian" fo:color="#C9211E"/>
    </style:style>
    <style:style style:name="T933" style:parent-style-name="DefaultParagraphFont" style:family="text">
      <style:text-properties style:font-name="American Typewriter" fo:color="#C9211E"/>
    </style:style>
    <style:style style:name="T934" style:parent-style-name="DefaultParagraphFont" style:family="text">
      <style:text-properties style:font-name="American Typewriter" fo:color="#C9211E"/>
    </style:style>
    <style:style style:name="T935" style:parent-style-name="DefaultParagraphFont" style:family="text">
      <style:text-properties style:font-name="American Typewriter" fo:color="#000000"/>
    </style:style>
    <style:style style:name="P936" style:parent-style-name="TableContents" style:family="paragraph">
      <style:paragraph-properties fo:text-align="end"/>
      <style:text-properties style:font-name="American Typewriter" fo:color="#C9211E"/>
    </style:style>
    <style:style style:name="P937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93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39" style:parent-style-name="TableContents" style:family="paragraph">
      <style:paragraph-properties fo:text-align="center"/>
      <style:text-properties style:font-name="American Typewriter" fo:color="#000000"/>
    </style:style>
    <style:style style:name="P940" style:parent-style-name="TableContents" style:family="paragraph">
      <style:paragraph-properties fo:text-align="center"/>
      <style:text-properties style:font-name="American Typewriter" fo:color="#000000"/>
    </style:style>
    <style:style style:name="P941" style:parent-style-name="TableContents" style:family="paragraph">
      <style:paragraph-properties fo:text-align="center"/>
      <style:text-properties style:font-name="American Typewriter" fo:color="#000000"/>
    </style:style>
    <style:style style:name="P942" style:parent-style-name="TableContents" style:family="paragraph">
      <style:paragraph-properties fo:text-align="center"/>
      <style:text-properties style:font-name="American Typewriter" fo:color="#000000"/>
    </style:style>
    <style:style style:name="P943" style:parent-style-name="TableContents" style:family="paragraph">
      <style:paragraph-properties fo:text-align="center"/>
      <style:text-properties style:font-name="American Typewriter" fo:color="#000000"/>
    </style:style>
    <style:style style:name="P944" style:parent-style-name="TableContents" style:family="paragraph">
      <style:paragraph-properties fo:text-align="end"/>
      <style:text-properties style:font-name="American Typewriter" fo:color="#C9211E"/>
    </style:style>
    <style:style style:name="P945" style:parent-style-name="TableContents" style:family="paragraph">
      <style:paragraph-properties fo:text-align="end"/>
    </style:style>
    <style:style style:name="T946" style:parent-style-name="DefaultParagraphFont" style:family="text">
      <style:text-properties style:font-name="American Typewriter" fo:color="#C9211E"/>
    </style:style>
    <style:style style:name="T947" style:parent-style-name="DefaultParagraphFont" style:family="text">
      <style:text-properties style:font-name="American Typewriter" fo:color="#C9211E" fo:language="en" fo:country="GB"/>
    </style:style>
    <style:style style:name="T948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949" style:parent-style-name="TableContents" style:family="paragraph">
      <style:paragraph-properties fo:text-align="end"/>
    </style:style>
    <style:style style:name="T950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951" style:parent-style-name="DefaultParagraphFont" style:family="text">
      <style:text-properties style:language-asian="ja" style:country-asian="JP"/>
    </style:style>
    <style:style style:name="P952" style:parent-style-name="TableContents" style:family="paragraph">
      <style:paragraph-properties fo:text-align="end"/>
      <style:text-properties fo:language="en" fo:country="GB"/>
    </style:style>
    <style:style style:name="P953" style:parent-style-name="TableContents" style:family="paragraph">
      <style:paragraph-properties fo:text-align="center"/>
      <style:text-properties style:font-name="American Typewriter" fo:color="#000000"/>
    </style:style>
    <style:style style:name="P954" style:parent-style-name="TableContents" style:family="paragraph">
      <style:paragraph-properties fo:text-align="center"/>
      <style:text-properties style:font-name="American Typewriter" fo:color="#000000"/>
    </style:style>
    <style:style style:name="P955" style:parent-style-name="TableContents" style:family="paragraph">
      <style:paragraph-properties fo:text-align="center"/>
      <style:text-properties style:font-name="American Typewriter" fo:color="#000000"/>
    </style:style>
    <style:style style:name="P956" style:parent-style-name="TableContents" style:family="paragraph">
      <style:paragraph-properties fo:text-align="center"/>
      <style:text-properties style:font-name="American Typewriter" fo:color="#000000"/>
    </style:style>
    <style:style style:name="P957" style:parent-style-name="TableContents" style:family="paragraph">
      <style:paragraph-properties fo:text-align="center"/>
      <style:text-properties style:font-name="American Typewriter" fo:color="#000000"/>
    </style:style>
    <style:style style:name="P958" style:parent-style-name="TableContents" style:family="paragraph">
      <style:paragraph-properties fo:text-align="center"/>
      <style:text-properties style:font-name="American Typewriter" fo:color="#000000"/>
    </style:style>
    <style:style style:name="P959" style:parent-style-name="TableContents" style:family="paragraph">
      <style:paragraph-properties fo:text-align="end"/>
      <style:text-properties style:font-name="American Typewriter" fo:color="#C9211E"/>
    </style:style>
    <style:style style:name="P960" style:parent-style-name="TableContents" style:family="paragraph">
      <style:paragraph-properties fo:text-align="end"/>
    </style:style>
    <style:style style:name="T961" style:parent-style-name="DefaultParagraphFont" style:family="text">
      <style:text-properties style:font-name="American Typewriter" fo:color="#C9211E" style:language-asian="ja" style:country-asian="JP"/>
    </style:style>
    <style:style style:name="T962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963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964" style:parent-style-name="DefaultParagraphFont" style:family="text">
      <style:text-properties style:font-name="American Typewriter" fo:color="#C9211E" style:language-asian="ja" style:country-asian="JP"/>
    </style:style>
    <style:style style:name="P96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66" style:parent-style-name="TableContents" style:family="paragraph">
      <style:paragraph-properties fo:text-align="end"/>
      <style:text-properties fo:language="en" fo:country="GB" style:language-asian="ja" style:country-asian="JP"/>
    </style:style>
    <style:style style:name="P967" style:parent-style-name="TableContents" style:family="paragraph">
      <style:paragraph-properties fo:text-align="center"/>
      <style:text-properties style:font-name="American Typewriter" fo:color="#000000"/>
    </style:style>
    <style:style style:name="P968" style:parent-style-name="TableContents" style:family="paragraph">
      <style:paragraph-properties fo:text-align="center"/>
      <style:text-properties style:font-name="American Typewriter" fo:color="#000000"/>
    </style:style>
    <style:style style:name="P969" style:parent-style-name="TableContents" style:family="paragraph">
      <style:paragraph-properties fo:text-align="end"/>
      <style:text-properties style:font-name="American Typewriter" fo:color="#C9211E"/>
    </style:style>
    <style:style style:name="P970" style:parent-style-name="TableContents" style:family="paragraph">
      <style:paragraph-properties fo:text-align="end"/>
    </style:style>
    <style:style style:name="T971" style:parent-style-name="DefaultParagraphFont" style:family="text">
      <style:text-properties style:font-name="American Typewriter" fo:color="#C9211E" style:language-asian="ja" style:country-asian="JP"/>
    </style:style>
    <style:style style:name="T972" style:parent-style-name="DefaultParagraphFont" style:family="text">
      <style:text-properties style:font-name="American Typewriter" fo:color="#C9211E"/>
    </style:style>
    <style:style style:name="T973" style:parent-style-name="DefaultParagraphFont" style:family="text">
      <style:text-properties style:font-name="American Typewriter" fo:color="#C9211E"/>
    </style:style>
    <style:style style:name="T974" style:parent-style-name="DefaultParagraphFont" style:family="text">
      <style:text-properties style:font-name="American Typewriter" fo:color="#C9211E"/>
    </style:style>
    <style:style style:name="T975" style:parent-style-name="DefaultParagraphFont" style:family="text">
      <style:text-properties style:font-name="American Typewriter" fo:color="#C9211E" style:language-asian="ja" style:country-asian="JP"/>
    </style:style>
    <style:style style:name="P976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977" style:parent-style-name="TableContents" style:family="paragraph">
      <style:paragraph-properties fo:text-align="end"/>
    </style:style>
    <style:style style:name="T978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979" style:parent-style-name="DefaultParagraphFont" style:family="text">
      <style:text-properties style:font-name="American Typewriter" fo:color="#C9211E" style:language-asian="ja" style:country-asian="JP"/>
    </style:style>
    <style:style style:name="T980" style:parent-style-name="DefaultParagraphFont" style:family="text">
      <style:text-properties style:font-name="American Typewriter" fo:color="#C9211E" style:language-asian="ja" style:country-asian="JP"/>
    </style:style>
    <style:style style:name="T981" style:parent-style-name="DefaultParagraphFont" style:family="text">
      <style:text-properties style:font-name="American Typewriter" fo:color="#C9211E" style:language-asian="ja" style:country-asian="JP"/>
    </style:style>
    <style:style style:name="T982" style:parent-style-name="DefaultParagraphFont" style:family="text">
      <style:text-properties style:font-name="American Typewriter" fo:color="#C9211E" style:language-asian="ja" style:country-asian="JP"/>
    </style:style>
    <style:style style:name="T983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984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8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986" style:parent-style-name="TableContents" style:family="paragraph">
      <style:paragraph-properties fo:text-align="center"/>
      <style:text-properties style:font-name="American Typewriter" fo:color="#000000"/>
    </style:style>
    <style:style style:name="P987" style:parent-style-name="TableContents" style:family="paragraph">
      <style:paragraph-properties fo:text-align="center"/>
      <style:text-properties style:font-name="American Typewriter" fo:color="#000000"/>
    </style:style>
    <style:style style:name="P988" style:parent-style-name="TableContents" style:family="paragraph">
      <style:paragraph-properties fo:text-align="center"/>
      <style:text-properties style:font-name="American Typewriter" fo:color="#000000"/>
    </style:style>
    <style:style style:name="P989" style:parent-style-name="TableContents" style:family="paragraph">
      <style:paragraph-properties fo:text-align="center"/>
      <style:text-properties style:font-name="American Typewriter" fo:color="#000000"/>
    </style:style>
    <style:style style:name="P990" style:parent-style-name="TableContents" style:family="paragraph">
      <style:paragraph-properties fo:text-align="center"/>
      <style:text-properties style:font-name="American Typewriter" fo:color="#000000"/>
    </style:style>
    <style:style style:name="P991" style:parent-style-name="TableContents" style:family="paragraph">
      <style:paragraph-properties fo:text-align="center"/>
      <style:text-properties style:font-name="American Typewriter" fo:color="#000000"/>
    </style:style>
    <style:style style:name="P992" style:parent-style-name="TableContents" style:family="paragraph">
      <style:paragraph-properties fo:text-align="center"/>
      <style:text-properties style:font-name="American Typewriter" fo:color="#000000"/>
    </style:style>
    <style:style style:name="P993" style:parent-style-name="TableContents" style:family="paragraph">
      <style:paragraph-properties fo:text-align="center"/>
      <style:text-properties style:font-name="American Typewriter" fo:color="#000000"/>
    </style:style>
    <style:style style:name="P994" style:parent-style-name="TableContents" style:family="paragraph">
      <style:paragraph-properties fo:text-align="center"/>
      <style:text-properties style:font-name="American Typewriter" fo:color="#000000"/>
    </style:style>
    <style:style style:name="P995" style:parent-style-name="TableContents" style:family="paragraph">
      <style:paragraph-properties fo:text-align="center"/>
      <style:text-properties style:font-name="American Typewriter" fo:color="#000000"/>
    </style:style>
    <style:style style:name="P996" style:parent-style-name="TableContents" style:family="paragraph">
      <style:paragraph-properties fo:text-align="center"/>
      <style:text-properties style:font-name="American Typewriter" fo:color="#000000"/>
    </style:style>
    <style:style style:name="P997" style:parent-style-name="TableContents" style:family="paragraph">
      <style:paragraph-properties fo:text-align="center"/>
      <style:text-properties style:font-name="American Typewriter" fo:color="#000000"/>
    </style:style>
    <style:style style:name="P998" style:parent-style-name="TableContents" style:family="paragraph">
      <style:paragraph-properties fo:text-align="center"/>
      <style:text-properties style:font-name="American Typewriter" fo:color="#000000"/>
    </style:style>
    <style:style style:name="P999" style:parent-style-name="TableContents" style:family="paragraph">
      <style:paragraph-properties fo:text-align="end"/>
      <style:text-properties style:font-name="American Typewriter" fo:color="#C9211E"/>
    </style:style>
    <style:style style:name="P1000" style:parent-style-name="TableContents" style:family="paragraph">
      <style:paragraph-properties fo:text-align="end"/>
    </style:style>
    <style:style style:name="T1001" style:parent-style-name="DefaultParagraphFont" style:family="text">
      <style:text-properties style:font-name="American Typewriter" fo:color="#C9211E" style:language-asian="ja" style:country-asian="JP"/>
    </style:style>
    <style:style style:name="T1002" style:parent-style-name="DefaultParagraphFont" style:family="text">
      <style:text-properties style:font-name="American Typewriter" fo:color="#C9211E"/>
    </style:style>
    <style:style style:name="T1003" style:parent-style-name="DefaultParagraphFont" style:family="text">
      <style:text-properties style:font-name="American Typewriter" fo:color="#C9211E" style:language-asian="ja" style:country-asian="JP"/>
    </style:style>
    <style:style style:name="T1004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100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006" style:parent-style-name="TableContents" style:family="paragraph">
      <style:paragraph-properties fo:text-align="end"/>
    </style:style>
    <style:style style:name="T1007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1008" style:parent-style-name="TableContents" style:family="paragraph">
      <style:paragraph-properties fo:text-align="end"/>
    </style:style>
    <style:style style:name="P1009" style:parent-style-name="TableContents" style:family="paragraph">
      <style:paragraph-properties fo:text-align="center"/>
      <style:text-properties style:font-name="American Typewriter" fo:color="#000000"/>
    </style:style>
    <style:style style:name="P1010" style:parent-style-name="TableContents" style:family="paragraph">
      <style:paragraph-properties fo:text-align="center"/>
      <style:text-properties style:font-name="American Typewriter" fo:color="#000000"/>
    </style:style>
    <style:style style:name="P1011" style:parent-style-name="TableContents" style:family="paragraph">
      <style:paragraph-properties fo:text-align="center"/>
      <style:text-properties style:font-name="American Typewriter" fo:color="#000000"/>
    </style:style>
    <style:style style:name="P1012" style:parent-style-name="TableContents" style:family="paragraph">
      <style:paragraph-properties fo:text-align="center"/>
      <style:text-properties style:font-name="American Typewriter" fo:color="#000000"/>
    </style:style>
    <style:style style:name="P1013" style:parent-style-name="TableContents" style:family="paragraph">
      <style:paragraph-properties fo:text-align="center"/>
      <style:text-properties style:font-name="American Typewriter" fo:color="#000000"/>
    </style:style>
    <style:style style:name="P1014" style:parent-style-name="TableContents" style:family="paragraph">
      <style:paragraph-properties fo:text-align="end"/>
      <style:text-properties style:font-name="American Typewriter" fo:color="#C9211E"/>
    </style:style>
    <style:style style:name="P1015" style:parent-style-name="TableContents" style:family="paragraph">
      <style:paragraph-properties fo:text-align="end"/>
    </style:style>
    <style:style style:name="T1016" style:parent-style-name="DefaultParagraphFont" style:family="text">
      <style:text-properties style:font-name="American Typewriter" fo:color="#C9211E" style:language-asian="ja" style:country-asian="JP"/>
    </style:style>
    <style:style style:name="T1017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018" style:parent-style-name="DefaultParagraphFont" style:family="text">
      <style:text-properties style:font-name="American Typewriter" fo:color="#C9211E" style:language-asian="ja" style:country-asian="JP"/>
    </style:style>
    <style:style style:name="P101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020" style:parent-style-name="TableContents" style:family="paragraph">
      <style:paragraph-properties fo:text-align="end"/>
    </style:style>
    <style:style style:name="P1021" style:parent-style-name="TableContents" style:family="paragraph">
      <style:paragraph-properties fo:text-align="center"/>
      <style:text-properties style:font-name="American Typewriter" fo:color="#000000"/>
    </style:style>
    <style:style style:name="P1022" style:parent-style-name="TableContents" style:family="paragraph">
      <style:paragraph-properties fo:text-align="center"/>
      <style:text-properties style:font-name="American Typewriter" fo:color="#000000"/>
    </style:style>
    <style:style style:name="P1023" style:parent-style-name="TableContents" style:family="paragraph">
      <style:paragraph-properties fo:text-align="center"/>
      <style:text-properties style:font-name="American Typewriter" fo:color="#000000"/>
    </style:style>
    <style:style style:name="P1024" style:parent-style-name="TableContents" style:family="paragraph">
      <style:paragraph-properties fo:text-align="center"/>
      <style:text-properties style:font-name="American Typewriter" fo:color="#000000"/>
    </style:style>
    <style:style style:name="P1025" style:parent-style-name="TableContents" style:family="paragraph">
      <style:paragraph-properties fo:text-align="center"/>
      <style:text-properties style:font-name="American Typewriter" fo:color="#000000"/>
    </style:style>
    <style:style style:name="P1026" style:parent-style-name="TableContents" style:family="paragraph">
      <style:paragraph-properties fo:text-align="center"/>
      <style:text-properties style:font-name="American Typewriter" fo:color="#000000"/>
    </style:style>
    <style:style style:name="P1027" style:parent-style-name="TableContents" style:family="paragraph">
      <style:paragraph-properties fo:text-align="center"/>
      <style:text-properties style:font-name="American Typewriter" fo:color="#000000"/>
    </style:style>
    <style:style style:name="P1028" style:parent-style-name="TableContents" style:family="paragraph">
      <style:paragraph-properties fo:text-align="center"/>
      <style:text-properties style:font-name="American Typewriter" fo:color="#000000"/>
    </style:style>
    <style:style style:name="P1029" style:parent-style-name="TableContents" style:family="paragraph">
      <style:paragraph-properties fo:text-align="end"/>
      <style:text-properties style:font-name="American Typewriter" fo:color="#C9211E"/>
    </style:style>
    <style:style style:name="P1030" style:parent-style-name="TableContents" style:family="paragraph">
      <style:paragraph-properties fo:text-align="end"/>
    </style:style>
    <style:style style:name="T1031" style:parent-style-name="DefaultParagraphFont" style:family="text">
      <style:text-properties style:font-name="American Typewriter" fo:color="#C9211E"/>
    </style:style>
    <style:style style:name="P1032" style:parent-style-name="TableContents" style:family="paragraph">
      <style:paragraph-properties fo:text-align="end"/>
    </style:style>
    <style:style style:name="T1033" style:parent-style-name="DefaultParagraphFont" style:family="text">
      <style:text-properties style:font-name="American Typewriter" fo:color="#C9211E" style:language-asian="ja" style:country-asian="JP"/>
    </style:style>
    <style:style style:name="T1034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035" style:parent-style-name="DefaultParagraphFont" style:family="text">
      <style:text-properties style:font-name="American Typewriter" fo:color="#C9211E" style:language-asian="ja" style:country-asian="JP"/>
    </style:style>
    <style:style style:name="P1036" style:parent-style-name="TableContents" style:family="paragraph">
      <style:paragraph-properties fo:text-align="end"/>
    </style:style>
    <style:style style:name="T1037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1038" style:parent-style-name="TableContents" style:family="paragraph">
      <style:paragraph-properties fo:text-align="end"/>
    </style:style>
    <style:style style:name="P1039" style:parent-style-name="TableContents" style:family="paragraph">
      <style:paragraph-properties fo:text-align="center"/>
      <style:text-properties style:font-name="American Typewriter" fo:color="#000000"/>
    </style:style>
    <style:style style:name="P1040" style:parent-style-name="TableContents" style:family="paragraph">
      <style:paragraph-properties fo:text-align="center"/>
      <style:text-properties style:font-name="American Typewriter" fo:color="#000000"/>
    </style:style>
    <style:style style:name="P1041" style:parent-style-name="TableContents" style:family="paragraph">
      <style:paragraph-properties fo:text-align="center"/>
      <style:text-properties style:font-name="American Typewriter" fo:color="#000000"/>
    </style:style>
    <style:style style:name="P1042" style:parent-style-name="TableContents" style:family="paragraph">
      <style:paragraph-properties fo:text-align="center"/>
      <style:text-properties style:font-name="American Typewriter" fo:color="#000000"/>
    </style:style>
    <style:style style:name="P1043" style:parent-style-name="TableContents" style:family="paragraph">
      <style:paragraph-properties fo:text-align="center"/>
      <style:text-properties style:font-name="American Typewriter" fo:color="#000000"/>
    </style:style>
    <style:style style:name="P1044" style:parent-style-name="TableContents" style:family="paragraph">
      <style:paragraph-properties fo:text-align="center"/>
      <style:text-properties style:font-name="American Typewriter" fo:color="#000000"/>
    </style:style>
    <style:style style:name="P1045" style:parent-style-name="TableContents" style:family="paragraph">
      <style:paragraph-properties fo:text-align="center"/>
      <style:text-properties style:font-name="American Typewriter" fo:color="#000000"/>
    </style:style>
    <style:style style:name="P1046" style:parent-style-name="TableContents" style:family="paragraph">
      <style:paragraph-properties fo:text-align="end"/>
      <style:text-properties style:font-name="American Typewriter" fo:color="#C9211E"/>
    </style:style>
    <style:style style:name="P1047" style:parent-style-name="TableContents" style:family="paragraph">
      <style:paragraph-properties fo:text-align="end"/>
    </style:style>
    <style:style style:name="T1048" style:parent-style-name="DefaultParagraphFont" style:family="text">
      <style:text-properties style:font-name="American Typewriter" fo:color="#C9211E" style:language-asian="ja" style:country-asian="JP"/>
    </style:style>
    <style:style style:name="T1049" style:parent-style-name="DefaultParagraphFont" style:family="text">
      <style:text-properties style:font-name="American Typewriter" fo:color="#C9211E"/>
    </style:style>
    <style:style style:name="T1050" style:parent-style-name="DefaultParagraphFont" style:family="text">
      <style:text-properties style:font-name="American Typewriter" fo:color="#C9211E" style:language-asian="ja" style:country-asian="JP"/>
    </style:style>
    <style:style style:name="P1051" style:parent-style-name="TableContents" style:family="paragraph">
      <style:paragraph-properties fo:text-align="end"/>
    </style:style>
    <style:style style:name="T1052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053" style:parent-style-name="DefaultParagraphFont" style:family="text">
      <style:text-properties fo:language="en" fo:country="GB"/>
    </style:style>
    <style:style style:name="P1054" style:parent-style-name="TableContents" style:family="paragraph">
      <style:paragraph-properties fo:text-align="end"/>
    </style:style>
    <style:style style:name="P1055" style:parent-style-name="TableContents" style:family="paragraph">
      <style:paragraph-properties fo:text-align="center"/>
      <style:text-properties style:font-name="American Typewriter" fo:color="#000000"/>
    </style:style>
    <style:style style:name="P1056" style:parent-style-name="TableContents" style:family="paragraph">
      <style:paragraph-properties fo:text-align="center"/>
      <style:text-properties style:font-name="American Typewriter" fo:color="#000000"/>
    </style:style>
    <style:style style:name="P1057" style:parent-style-name="TableContents" style:family="paragraph">
      <style:paragraph-properties fo:text-align="center"/>
      <style:text-properties style:font-name="American Typewriter" fo:color="#000000"/>
    </style:style>
    <style:style style:name="P1058" style:parent-style-name="TableContents" style:family="paragraph">
      <style:paragraph-properties fo:text-align="center"/>
      <style:text-properties style:font-name="American Typewriter" fo:color="#000000"/>
    </style:style>
    <style:style style:name="P1059" style:parent-style-name="TableContents" style:family="paragraph">
      <style:paragraph-properties fo:text-align="center"/>
      <style:text-properties style:font-name="American Typewriter" fo:color="#000000"/>
    </style:style>
    <style:style style:name="P1060" style:parent-style-name="TableContents" style:family="paragraph">
      <style:paragraph-properties fo:text-align="center"/>
      <style:text-properties style:font-name="American Typewriter" fo:color="#000000"/>
    </style:style>
    <style:style style:name="P1061" style:parent-style-name="TableContents" style:family="paragraph">
      <style:paragraph-properties fo:text-align="center"/>
      <style:text-properties style:font-name="American Typewriter" fo:color="#000000"/>
    </style:style>
    <style:style style:name="P1062" style:parent-style-name="TableContents" style:family="paragraph">
      <style:paragraph-properties fo:text-align="center"/>
      <style:text-properties style:font-name="American Typewriter" fo:color="#000000"/>
    </style:style>
    <style:style style:name="P1063" style:parent-style-name="TableContents" style:family="paragraph">
      <style:paragraph-properties fo:text-align="center"/>
      <style:text-properties style:font-name="American Typewriter" fo:color="#000000"/>
    </style:style>
    <style:style style:name="P1064" style:parent-style-name="TableContents" style:family="paragraph">
      <style:paragraph-properties fo:text-align="center"/>
      <style:text-properties style:font-name="American Typewriter" fo:color="#000000"/>
    </style:style>
    <style:style style:name="P1065" style:parent-style-name="TableContents" style:family="paragraph">
      <style:paragraph-properties fo:text-align="center"/>
      <style:text-properties style:font-name="American Typewriter" fo:color="#000000"/>
    </style:style>
    <style:style style:name="P1066" style:parent-style-name="TableContents" style:family="paragraph">
      <style:paragraph-properties fo:text-align="center"/>
      <style:text-properties style:font-name="American Typewriter" fo:color="#000000"/>
    </style:style>
    <style:style style:name="P1067" style:parent-style-name="TableContents" style:family="paragraph">
      <style:paragraph-properties fo:text-align="center"/>
      <style:text-properties style:font-name="American Typewriter" fo:color="#000000"/>
    </style:style>
    <style:style style:name="P1068" style:parent-style-name="TableContents" style:family="paragraph">
      <style:paragraph-properties fo:text-align="end"/>
    </style:style>
    <style:style style:name="T1069" style:parent-style-name="DefaultParagraphFont" style:family="text">
      <style:text-properties style:font-name="American Typewriter" fo:color="#C9211E" fo:language="en" fo:country="GB"/>
    </style:style>
    <style:style style:name="T1070" style:parent-style-name="DefaultParagraphFont" style:family="text">
      <style:text-properties style:font-name="American Typewriter" fo:color="#C9211E"/>
    </style:style>
    <style:style style:name="P1071" style:parent-style-name="TableContents" style:family="paragraph">
      <style:paragraph-properties fo:text-align="end"/>
    </style:style>
    <style:style style:name="T1072" style:parent-style-name="DefaultParagraphFont" style:family="text">
      <style:text-properties style:font-name="American Typewriter" fo:color="#C9211E" style:language-asian="ja" style:country-asian="JP"/>
    </style:style>
    <style:style style:name="T1073" style:parent-style-name="DefaultParagraphFont" style:family="text">
      <style:text-properties style:font-name="American Typewriter" fo:color="#C9211E"/>
    </style:style>
    <style:style style:name="T1074" style:parent-style-name="DefaultParagraphFont" style:family="text">
      <style:text-properties style:font-name="American Typewriter" fo:color="#C9211E"/>
    </style:style>
    <style:style style:name="T1075" style:parent-style-name="DefaultParagraphFont" style:family="text">
      <style:text-properties style:font-name="American Typewriter" fo:color="#C9211E"/>
    </style:style>
    <style:style style:name="T1076" style:parent-style-name="DefaultParagraphFont" style:family="text">
      <style:text-properties style:font-name="American Typewriter" fo:color="#C9211E" style:language-asian="ja" style:country-asian="JP"/>
    </style:style>
    <style:style style:name="P1077" style:parent-style-name="TableContents" style:family="paragraph">
      <style:paragraph-properties fo:text-align="end"/>
    </style:style>
    <style:style style:name="T1078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079" style:parent-style-name="DefaultParagraphFont" style:family="text">
      <style:text-properties fo:language="en" fo:country="GB"/>
    </style:style>
    <style:style style:name="T1080" style:parent-style-name="DefaultParagraphFont" style:family="text">
      <style:text-properties style:font-name="American Typewriter" fo:color="#C9211E" style:language-asian="ja" style:country-asian="JP"/>
    </style:style>
    <style:style style:name="T1081" style:parent-style-name="DefaultParagraphFont" style:family="text">
      <style:text-properties fo:language="en" fo:country="GB"/>
    </style:style>
    <style:style style:name="T1082" style:parent-style-name="DefaultParagraphFont" style:family="text">
      <style:text-properties style:font-name="American Typewriter" fo:color="#C9211E" style:language-asian="ja" style:country-asian="JP"/>
    </style:style>
    <style:style style:name="P1083" style:parent-style-name="TableContents" style:family="paragraph">
      <style:paragraph-properties fo:text-align="end"/>
    </style:style>
    <style:style style:name="P1084" style:parent-style-name="TableContents" style:family="paragraph">
      <style:paragraph-properties fo:text-align="center"/>
      <style:text-properties style:font-name="American Typewriter" fo:color="#000000"/>
    </style:style>
    <style:style style:name="P1085" style:parent-style-name="TableContents" style:family="paragraph">
      <style:paragraph-properties fo:text-align="center"/>
      <style:text-properties style:font-name="American Typewriter" fo:color="#000000"/>
    </style:style>
    <style:style style:name="P1086" style:parent-style-name="TableContents" style:family="paragraph">
      <style:paragraph-properties fo:text-align="center"/>
      <style:text-properties style:font-name="American Typewriter" fo:color="#000000"/>
    </style:style>
    <style:style style:name="P1087" style:parent-style-name="TableContents" style:family="paragraph">
      <style:paragraph-properties fo:text-align="center"/>
      <style:text-properties style:font-name="American Typewriter" fo:color="#000000"/>
    </style:style>
    <style:style style:name="P1088" style:parent-style-name="TableContents" style:family="paragraph">
      <style:paragraph-properties fo:text-align="center"/>
      <style:text-properties style:font-name="American Typewriter" fo:color="#000000"/>
    </style:style>
    <style:style style:name="P1089" style:parent-style-name="TableContents" style:family="paragraph">
      <style:paragraph-properties fo:text-align="center"/>
      <style:text-properties style:font-name="American Typewriter" fo:color="#000000"/>
    </style:style>
    <style:style style:name="P1090" style:parent-style-name="TableContents" style:family="paragraph">
      <style:paragraph-properties fo:text-align="center"/>
      <style:text-properties style:font-name="American Typewriter" fo:color="#000000"/>
    </style:style>
    <style:style style:name="P1091" style:parent-style-name="TableContents" style:family="paragraph">
      <style:paragraph-properties fo:text-align="end"/>
    </style:style>
    <style:style style:name="T1092" style:parent-style-name="DefaultParagraphFont" style:family="text">
      <style:text-properties style:font-name="American Typewriter" fo:color="#C9211E"/>
    </style:style>
    <style:style style:name="P1093" style:parent-style-name="TableContents" style:family="paragraph">
      <style:paragraph-properties fo:text-align="end"/>
    </style:style>
    <style:style style:name="T1094" style:parent-style-name="DefaultParagraphFont" style:family="text">
      <style:text-properties style:font-name="American Typewriter" fo:color="#C9211E" style:language-asian="ja" style:country-asian="JP"/>
    </style:style>
    <style:style style:name="T1095" style:parent-style-name="DefaultParagraphFont" style:family="text">
      <style:text-properties style:font-name="Yu Mincho" style:font-name-asian="Yu Mincho" fo:color="#C9211E" style:language-asian="ja" style:country-asian="JP"/>
    </style:style>
    <style:style style:name="P1096" style:parent-style-name="TableContents" style:family="paragraph">
      <style:paragraph-properties fo:text-align="end"/>
    </style:style>
    <style:style style:name="T1097" style:parent-style-name="DefaultParagraphFont" style:family="text">
      <style:text-properties style:font-name="American Typewriter" fo:color="#C9211E" fo:language="en" fo:country="GB"/>
    </style:style>
    <style:style style:name="P1098" style:parent-style-name="TableContents" style:family="paragraph">
      <style:paragraph-properties fo:text-align="end"/>
    </style:style>
    <style:style style:name="P1099" style:parent-style-name="TableContents" style:family="paragraph">
      <style:paragraph-properties fo:text-align="center"/>
      <style:text-properties style:font-name="American Typewriter" fo:color="#000000"/>
    </style:style>
    <style:style style:name="P1100" style:parent-style-name="TableContents" style:family="paragraph">
      <style:paragraph-properties fo:text-align="center"/>
      <style:text-properties style:font-name="American Typewriter" fo:color="#000000"/>
    </style:style>
    <style:style style:name="P1101" style:parent-style-name="TableContents" style:family="paragraph">
      <style:paragraph-properties fo:text-align="center"/>
      <style:text-properties style:font-name="American Typewriter" fo:color="#000000"/>
    </style:style>
    <style:style style:name="P1102" style:parent-style-name="TableContents" style:family="paragraph">
      <style:paragraph-properties fo:text-align="center"/>
      <style:text-properties style:font-name="American Typewriter" fo:color="#000000"/>
    </style:style>
    <style:style style:name="P1103" style:parent-style-name="TableContents" style:family="paragraph">
      <style:paragraph-properties fo:text-align="end"/>
      <style:text-properties style:font-name="American Typewriter" fo:color="#C9211E"/>
    </style:style>
    <style:style style:name="P1104" style:parent-style-name="TableContents" style:family="paragraph">
      <style:paragraph-properties fo:text-align="end"/>
    </style:style>
    <style:style style:name="T1105" style:parent-style-name="DefaultParagraphFont" style:family="text">
      <style:text-properties style:font-name="American Typewriter" fo:color="#C9211E"/>
    </style:style>
    <style:style style:name="T1106" style:parent-style-name="DefaultParagraphFont" style:family="text">
      <style:text-properties style:font-name="American Typewriter" fo:color="#C9211E" style:language-asian="ja" style:country-asian="JP"/>
    </style:style>
    <style:style style:name="T1107" style:parent-style-name="DefaultParagraphFont" style:family="text">
      <style:text-properties style:font-name="American Typewriter" fo:color="#C9211E"/>
    </style:style>
    <style:style style:name="T1108" style:parent-style-name="DefaultParagraphFont" style:family="text">
      <style:text-properties style:font-name="American Typewriter" fo:color="#C9211E"/>
    </style:style>
    <style:style style:name="T1109" style:parent-style-name="DefaultParagraphFont" style:family="text">
      <style:text-properties style:font-name="American Typewriter" fo:color="#C9211E"/>
    </style:style>
    <style:style style:name="T1110" style:parent-style-name="DefaultParagraphFont" style:family="text">
      <style:text-properties style:font-name="American Typewriter" fo:color="#C9211E" style:language-asian="ja" style:country-asian="JP"/>
    </style:style>
    <style:style style:name="P1111" style:parent-style-name="TableContents" style:family="paragraph">
      <style:paragraph-properties fo:text-align="end"/>
    </style:style>
    <style:style style:name="T1112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113" style:parent-style-name="DefaultParagraphFont" style:family="text">
      <style:text-properties style:font-name="American Typewriter" fo:color="#C9211E" style:language-asian="ja" style:country-asian="JP"/>
    </style:style>
    <style:style style:name="P1114" style:parent-style-name="TableContents" style:family="paragraph">
      <style:paragraph-properties fo:text-align="center"/>
      <style:text-properties style:font-name="American Typewriter" fo:color="#000000"/>
    </style:style>
    <style:style style:name="P1115" style:parent-style-name="TableContents" style:family="paragraph">
      <style:paragraph-properties fo:text-align="center"/>
      <style:text-properties style:font-name="American Typewriter" fo:color="#000000"/>
    </style:style>
    <style:style style:name="P1116" style:parent-style-name="TableContents" style:family="paragraph">
      <style:paragraph-properties fo:text-align="center"/>
      <style:text-properties style:font-name="American Typewriter" fo:color="#000000"/>
    </style:style>
    <style:style style:name="P1117" style:parent-style-name="TableContents" style:family="paragraph">
      <style:paragraph-properties fo:text-align="center"/>
      <style:text-properties style:font-name="American Typewriter" fo:color="#000000"/>
    </style:style>
    <style:style style:name="P1118" style:parent-style-name="TableContents" style:family="paragraph">
      <style:paragraph-properties fo:text-align="center"/>
      <style:text-properties style:font-name="American Typewriter" fo:color="#000000"/>
    </style:style>
    <style:style style:name="P1119" style:parent-style-name="TableContents" style:family="paragraph">
      <style:paragraph-properties fo:text-align="center"/>
      <style:text-properties style:font-name="American Typewriter" fo:color="#000000"/>
    </style:style>
    <style:style style:name="P1120" style:parent-style-name="TableContents" style:family="paragraph">
      <style:paragraph-properties fo:text-align="center"/>
      <style:text-properties style:font-name="American Typewriter" fo:color="#000000"/>
    </style:style>
    <style:style style:name="P1121" style:parent-style-name="TableContents" style:family="paragraph">
      <style:paragraph-properties fo:text-align="center"/>
      <style:text-properties style:font-name="American Typewriter" fo:color="#000000"/>
    </style:style>
    <style:style style:name="P1122" style:parent-style-name="TableContents" style:family="paragraph">
      <style:paragraph-properties fo:text-align="center"/>
      <style:text-properties style:font-name="American Typewriter" fo:color="#000000"/>
    </style:style>
    <style:style style:name="P1123" style:parent-style-name="TableContents" style:family="paragraph">
      <style:paragraph-properties fo:text-align="center"/>
      <style:text-properties style:font-name="American Typewriter" fo:color="#000000"/>
    </style:style>
    <style:style style:name="P1124" style:parent-style-name="TableContents" style:family="paragraph">
      <style:paragraph-properties fo:text-align="center"/>
      <style:text-properties style:font-name="American Typewriter" fo:color="#000000"/>
    </style:style>
    <style:style style:name="P1125" style:parent-style-name="TableContents" style:family="paragraph">
      <style:paragraph-properties fo:text-align="center"/>
      <style:text-properties style:font-name="American Typewriter" fo:color="#000000"/>
    </style:style>
    <style:style style:name="P1126" style:parent-style-name="TableContents" style:family="paragraph">
      <style:paragraph-properties fo:text-align="center"/>
      <style:text-properties style:font-name="American Typewriter" fo:color="#000000"/>
    </style:style>
    <style:style style:name="P1127" style:parent-style-name="TableContents" style:family="paragraph">
      <style:paragraph-properties fo:text-align="center"/>
      <style:text-properties style:font-name="American Typewriter" fo:color="#000000"/>
    </style:style>
    <style:style style:name="P1128" style:parent-style-name="TableContents" style:family="paragraph">
      <style:paragraph-properties fo:text-align="end"/>
      <style:text-properties style:font-name="American Typewriter" fo:color="#C9211E"/>
    </style:style>
    <style:style style:name="P1129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13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131" style:parent-style-name="TableContents" style:family="paragraph">
      <style:paragraph-properties fo:text-align="end"/>
    </style:style>
    <style:style style:name="T1132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133" style:parent-style-name="DefaultParagraphFont" style:family="text">
      <style:text-properties fo:language="en" fo:country="GB"/>
    </style:style>
    <style:style style:name="P1134" style:parent-style-name="TableContents" style:family="paragraph">
      <style:paragraph-properties fo:text-align="end"/>
      <style:text-properties style:language-asian="ja" style:country-asian="JP"/>
    </style:style>
    <style:style style:name="P1135" style:parent-style-name="TableContents" style:family="paragraph">
      <style:paragraph-properties fo:text-align="end"/>
    </style:style>
    <style:style style:name="P1136" style:parent-style-name="TableContents" style:family="paragraph">
      <style:paragraph-properties fo:text-align="center"/>
      <style:text-properties style:font-name="American Typewriter" fo:color="#000000"/>
    </style:style>
    <style:style style:name="P1137" style:parent-style-name="TableContents" style:family="paragraph">
      <style:paragraph-properties fo:text-align="center"/>
      <style:text-properties style:font-name="American Typewriter" fo:color="#000000"/>
    </style:style>
    <style:style style:name="P1138" style:parent-style-name="TableContents" style:family="paragraph">
      <style:paragraph-properties fo:text-align="center"/>
      <style:text-properties style:font-name="American Typewriter" fo:color="#000000"/>
    </style:style>
    <style:style style:name="P1139" style:parent-style-name="TableContents" style:family="paragraph">
      <style:paragraph-properties fo:text-align="center"/>
      <style:text-properties style:font-name="American Typewriter" fo:color="#000000"/>
    </style:style>
    <style:style style:name="P1140" style:parent-style-name="TableContents" style:family="paragraph">
      <style:paragraph-properties fo:text-align="center"/>
      <style:text-properties style:font-name="American Typewriter" fo:color="#000000"/>
    </style:style>
    <style:style style:name="P1141" style:parent-style-name="TableContents" style:family="paragraph">
      <style:paragraph-properties fo:text-align="end"/>
      <style:text-properties style:font-name="American Typewriter" fo:color="#C9211E"/>
    </style:style>
    <style:style style:name="P1142" style:parent-style-name="TableContents" style:family="paragraph">
      <style:paragraph-properties fo:text-align="end"/>
    </style:style>
    <style:style style:name="T1143" style:parent-style-name="DefaultParagraphFont" style:family="text">
      <style:text-properties style:font-name="American Typewriter" fo:color="#C9211E" style:language-asian="ja" style:country-asian="JP"/>
    </style:style>
    <style:style style:name="T1144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145" style:parent-style-name="DefaultParagraphFont" style:family="text">
      <style:text-properties style:font-name="American Typewriter" fo:color="#C9211E" style:language-asian="ja" style:country-asian="JP"/>
    </style:style>
    <style:style style:name="P1146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147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148" style:parent-style-name="TableContents" style:family="paragraph">
      <style:paragraph-properties fo:text-align="end"/>
      <style:text-properties style:language-asian="ja" style:country-asian="JP"/>
    </style:style>
    <style:style style:name="P1149" style:parent-style-name="TableContents" style:family="paragraph">
      <style:paragraph-properties fo:text-align="center"/>
      <style:text-properties style:font-name="American Typewriter" fo:color="#000000"/>
    </style:style>
    <style:style style:name="TableColumn1151" style:family="table-column">
      <style:table-column-properties style:column-width="3.4625in" style:use-optimal-column-width="false"/>
    </style:style>
    <style:style style:name="TableColumn1152" style:family="table-column">
      <style:table-column-properties style:column-width="3.4625in" style:use-optimal-column-width="false"/>
    </style:style>
    <style:style style:name="Table1150" style:family="table">
      <style:table-properties style:width="6.925in" fo:margin-left="0in" table:align="left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5" style:parent-style-name="TableContents" style:family="paragraph">
      <style:paragraph-properties fo:text-align="center"/>
      <style:text-properties style:font-name="American Typewriter"/>
    </style:style>
    <style:style style:name="TableCell1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7" style:parent-style-name="TableContents" style:family="paragraph">
      <style:paragraph-properties fo:text-align="center"/>
      <style:text-properties style:font-name="American Typewriter"/>
    </style:style>
    <style:style style:name="TableRow1158" style:family="table-row">
      <style:table-row-properties style:use-optimal-row-height="false"/>
    </style:style>
    <style:style style:name="TableCell1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0" style:parent-style-name="TableContents" style:family="paragraph">
      <style:paragraph-properties fo:text-align="center"/>
      <style:text-properties style:font-name="American Typewriter"/>
    </style:style>
    <style:style style:name="TableCell1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2" style:parent-style-name="TableContents" style:family="paragraph">
      <style:paragraph-properties fo:text-align="center"/>
      <style:text-properties style:font-name="American Typewriter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5" style:parent-style-name="TableContents" style:family="paragraph">
      <style:paragraph-properties fo:text-align="center"/>
      <style:text-properties style:font-name="American Typewriter"/>
    </style:style>
    <style:style style:name="TableCell1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7" style:parent-style-name="TableContents" style:family="paragraph">
      <style:paragraph-properties fo:text-align="center"/>
      <style:text-properties style:font-name="American Typewriter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paragraph-properties fo:text-align="center"/>
      <style:text-properties style:font-name="American Typewriter"/>
    </style:style>
    <style:style style:name="TableCell1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2" style:parent-style-name="TableContents" style:family="paragraph">
      <style:paragraph-properties fo:text-align="center"/>
      <style:text-properties style:font-name="American Typewriter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5" style:parent-style-name="TableContents" style:family="paragraph">
      <style:paragraph-properties fo:text-align="center"/>
      <style:text-properties style:font-name="American Typewriter"/>
    </style:style>
    <style:style style:name="TableCell1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7" style:parent-style-name="TableContents" style:family="paragraph">
      <style:paragraph-properties fo:text-align="center"/>
      <style:text-properties style:font-name="American Typewriter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0" style:parent-style-name="TableContents" style:family="paragraph">
      <style:paragraph-properties fo:text-align="center"/>
      <style:text-properties style:font-name="American Typewriter"/>
    </style:style>
    <style:style style:name="TableCell1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2" style:parent-style-name="TableContents" style:family="paragraph">
      <style:paragraph-properties fo:text-align="center"/>
      <style:text-properties style:font-name="American Typewriter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5" style:parent-style-name="TableContents" style:family="paragraph">
      <style:paragraph-properties fo:text-align="center"/>
      <style:text-properties style:font-name="American Typewriter"/>
    </style:style>
    <style:style style:name="TableCell1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7" style:parent-style-name="TableContents" style:family="paragraph">
      <style:paragraph-properties fo:text-align="center"/>
      <style:text-properties style:font-name="American Typewriter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0" style:parent-style-name="TableContents" style:family="paragraph">
      <style:paragraph-properties fo:text-align="center"/>
      <style:text-properties style:font-name="American Typewriter"/>
    </style:style>
    <style:style style:name="TableCell1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2" style:parent-style-name="TableContents" style:family="paragraph">
      <style:paragraph-properties fo:text-align="center"/>
      <style:text-properties style:font-name="American Typewriter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5" style:parent-style-name="TableContents" style:family="paragraph">
      <style:paragraph-properties fo:text-align="center"/>
      <style:text-properties style:font-name="American Typewriter"/>
    </style:style>
    <style:style style:name="TableCell1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7" style:parent-style-name="TableContents" style:family="paragraph">
      <style:paragraph-properties fo:text-align="center"/>
      <style:text-properties style:font-name="American Typewriter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0" style:parent-style-name="TableContents" style:family="paragraph">
      <style:paragraph-properties fo:text-align="center"/>
      <style:text-properties style:font-name="American Typewriter"/>
    </style:style>
    <style:style style:name="TableCell1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2" style:parent-style-name="TableContents" style:family="paragraph">
      <style:paragraph-properties fo:text-align="center"/>
      <style:text-properties style:font-name="American Typewriter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paragraph-properties fo:text-align="center"/>
      <style:text-properties style:font-name="American Typewriter"/>
    </style:style>
    <style:style style:name="TableCell1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7" style:parent-style-name="TableContents" style:family="paragraph">
      <style:paragraph-properties fo:text-align="center"/>
      <style:text-properties style:font-name="American Typewriter"/>
    </style:style>
    <style:style style:name="P1208" style:parent-style-name="TableContents" style:family="paragraph">
      <style:paragraph-properties fo:text-align="end"/>
      <style:text-properties style:font-name="American Typewriter" fo:color="#C9211E"/>
    </style:style>
    <style:style style:name="P1209" style:parent-style-name="TableContents" style:family="paragraph">
      <style:paragraph-properties fo:text-align="end"/>
      <style:text-properties style:font-name="American Typewriter" fo:color="#C9211E"/>
    </style:style>
    <style:style style:name="P1210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211" style:parent-style-name="TableContents" style:family="paragraph">
      <style:paragraph-properties fo:text-align="end"/>
      <style:text-properties style:font-name="American Typewriter" fo:color="#C9211E"/>
    </style:style>
    <style:style style:name="P1212" style:parent-style-name="TableContents" style:family="paragraph">
      <style:paragraph-properties fo:text-align="center"/>
      <style:text-properties style:font-name="American Typewriter" fo:color="#000000"/>
    </style:style>
    <style:style style:name="P1213" style:parent-style-name="TableContents" style:family="paragraph">
      <style:paragraph-properties fo:text-align="center"/>
      <style:text-properties style:font-name="American Typewriter" fo:color="#000000"/>
    </style:style>
    <style:style style:name="P1214" style:parent-style-name="TableContents" style:family="paragraph">
      <style:paragraph-properties fo:text-align="center"/>
      <style:text-properties style:font-name="American Typewriter" fo:color="#000000"/>
    </style:style>
    <style:style style:name="P1215" style:parent-style-name="TableContents" style:family="paragraph">
      <style:paragraph-properties fo:text-align="center"/>
      <style:text-properties style:font-name="American Typewriter" fo:color="#000000"/>
    </style:style>
    <style:style style:name="P1216" style:parent-style-name="TableContents" style:family="paragraph">
      <style:paragraph-properties fo:text-align="center"/>
      <style:text-properties style:font-name="American Typewriter" fo:color="#000000"/>
    </style:style>
    <style:style style:name="P1217" style:parent-style-name="TableContents" style:family="paragraph">
      <style:paragraph-properties fo:text-align="center"/>
      <style:text-properties style:font-name="American Typewriter" fo:color="#000000"/>
    </style:style>
    <style:style style:name="P1218" style:parent-style-name="TableContents" style:family="paragraph">
      <style:paragraph-properties fo:text-align="center"/>
      <style:text-properties style:font-name="American Typewriter" fo:color="#000000"/>
    </style:style>
    <style:style style:name="P1219" style:parent-style-name="TableContents" style:family="paragraph">
      <style:paragraph-properties fo:text-align="center"/>
      <style:text-properties style:font-name="American Typewriter" fo:color="#000000"/>
    </style:style>
    <style:style style:name="P1220" style:parent-style-name="TableContents" style:family="paragraph">
      <style:paragraph-properties fo:text-align="center"/>
      <style:text-properties style:font-name="American Typewriter" fo:color="#000000"/>
    </style:style>
    <style:style style:name="P1221" style:parent-style-name="TableContents" style:family="paragraph">
      <style:paragraph-properties fo:text-align="end"/>
    </style:style>
    <style:style style:name="T1222" style:parent-style-name="DefaultParagraphFont" style:family="text">
      <style:text-properties style:font-name="American Typewriter" fo:color="#C9211E"/>
    </style:style>
    <style:style style:name="P1223" style:parent-style-name="TableContents" style:family="paragraph">
      <style:paragraph-properties fo:text-align="end"/>
    </style:style>
    <style:style style:name="T1224" style:parent-style-name="DefaultParagraphFont" style:family="text">
      <style:text-properties style:font-name="American Typewriter" fo:color="#C9211E" fo:language="en" fo:country="GB"/>
    </style:style>
    <style:style style:name="T1225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1226" style:parent-style-name="TableContents" style:family="paragraph">
      <style:paragraph-properties fo:text-align="end"/>
    </style:style>
    <style:style style:name="T1227" style:parent-style-name="DefaultParagraphFont" style:family="text">
      <style:text-properties style:font-name="American Typewriter" fo:color="#C9211E"/>
    </style:style>
    <style:style style:name="P1228" style:parent-style-name="TableContents" style:family="paragraph">
      <style:paragraph-properties fo:text-align="end"/>
      <style:text-properties style:font-name="American Typewriter" fo:color="#C9211E" fo:language="en" fo:country="GB"/>
    </style:style>
    <style:style style:name="P1229" style:parent-style-name="TableContents" style:family="paragraph">
      <style:paragraph-properties fo:text-align="center"/>
      <style:text-properties style:font-name="American Typewriter" fo:color="#000000"/>
    </style:style>
    <style:style style:name="P1230" style:parent-style-name="TableContents" style:family="paragraph">
      <style:paragraph-properties fo:text-align="center"/>
      <style:text-properties style:font-name="American Typewriter" fo:color="#000000"/>
    </style:style>
    <style:style style:name="P1231" style:parent-style-name="TableContents" style:family="paragraph">
      <style:paragraph-properties fo:text-align="center"/>
      <style:text-properties style:font-name="American Typewriter" fo:color="#000000"/>
    </style:style>
    <style:style style:name="P1232" style:parent-style-name="TableContents" style:family="paragraph">
      <style:paragraph-properties fo:text-align="center"/>
      <style:text-properties style:font-name="American Typewriter" fo:color="#000000"/>
    </style:style>
    <style:style style:name="P1233" style:parent-style-name="TableContents" style:family="paragraph">
      <style:paragraph-properties fo:text-align="end"/>
    </style:style>
    <style:style style:name="T1234" style:parent-style-name="DefaultParagraphFont" style:family="text">
      <style:text-properties style:font-name="American Typewriter" fo:color="#C9211E"/>
    </style:style>
    <style:style style:name="P1235" style:parent-style-name="TableContents" style:family="paragraph">
      <style:paragraph-properties fo:text-align="end"/>
      <style:text-properties style:font-name="American Typewriter" fo:color="#C9211E" fo:language="en" fo:country="GB"/>
    </style:style>
    <style:style style:name="P1236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237" style:parent-style-name="TableContents" style:family="paragraph">
      <style:paragraph-properties fo:text-align="end"/>
      <style:text-properties style:font-name="American Typewriter" fo:color="#C9211E"/>
    </style:style>
    <style:style style:name="P1238" style:parent-style-name="TableContents" style:family="paragraph">
      <style:paragraph-properties fo:text-align="end"/>
      <style:text-properties style:font-name="American Typewriter" fo:color="#C9211E"/>
    </style:style>
    <style:style style:name="P1239" style:parent-style-name="TableContents" style:family="paragraph">
      <style:paragraph-properties fo:text-align="end"/>
      <style:text-properties style:font-name="American Typewriter" fo:color="#C9211E"/>
    </style:style>
    <style:style style:name="P1240" style:parent-style-name="TableContents" style:family="paragraph">
      <style:paragraph-properties fo:text-align="center"/>
    </style:style>
    <style:style style:name="T1241" style:parent-style-name="DefaultParagraphFont" style:family="text">
      <style:text-properties style:font-name="American Typewriter" fo:color="#000000"/>
    </style:style>
    <style:style style:name="P1242" style:parent-style-name="TableContents" style:family="paragraph">
      <style:paragraph-properties fo:text-align="center"/>
      <style:text-properties style:font-name="American Typewriter" fo:color="#000000"/>
    </style:style>
    <style:style style:name="P1243" style:parent-style-name="TableContents" style:family="paragraph">
      <style:paragraph-properties fo:text-align="center"/>
      <style:text-properties style:font-name="American Typewriter" fo:color="#000000"/>
    </style:style>
    <style:style style:name="P1244" style:parent-style-name="TableContents" style:family="paragraph">
      <style:paragraph-properties fo:text-align="center"/>
      <style:text-properties style:font-name="American Typewriter" fo:color="#000000"/>
    </style:style>
    <style:style style:name="P1245" style:parent-style-name="TableContents" style:family="paragraph">
      <style:paragraph-properties fo:text-align="center"/>
    </style:style>
    <style:style style:name="T1246" style:parent-style-name="DefaultParagraphFont" style:family="text">
      <style:text-properties style:font-name="American Typewriter" fo:color="#000000"/>
    </style:style>
    <style:style style:name="P1247" style:parent-style-name="TableContents" style:family="paragraph">
      <style:paragraph-properties fo:text-align="center"/>
      <style:text-properties style:font-name="American Typewriter" fo:color="#000000"/>
    </style:style>
    <style:style style:name="P1248" style:parent-style-name="TableContents" style:family="paragraph">
      <style:paragraph-properties fo:text-align="center"/>
      <style:text-properties style:font-name="American Typewriter" fo:color="#000000"/>
    </style:style>
    <style:style style:name="P1249" style:parent-style-name="TableContents" style:family="paragraph">
      <style:paragraph-properties fo:text-align="center"/>
      <style:text-properties style:font-name="American Typewriter" fo:color="#000000"/>
    </style:style>
    <style:style style:name="P1250" style:parent-style-name="TableContents" style:family="paragraph">
      <style:paragraph-properties fo:text-align="center"/>
      <style:text-properties style:font-name="American Typewriter" fo:color="#000000"/>
    </style:style>
    <style:style style:name="P1251" style:parent-style-name="TableContents" style:family="paragraph">
      <style:paragraph-properties fo:text-align="center"/>
      <style:text-properties style:font-name="American Typewriter" fo:color="#000000"/>
    </style:style>
    <style:style style:name="P1252" style:parent-style-name="TableContents" style:family="paragraph">
      <style:paragraph-properties fo:text-align="center"/>
      <style:text-properties style:font-name="American Typewriter" fo:color="#000000"/>
    </style:style>
    <style:style style:name="P1253" style:parent-style-name="TableContents" style:family="paragraph">
      <style:paragraph-properties fo:text-align="center"/>
      <style:text-properties style:font-name="American Typewriter" fo:color="#000000"/>
    </style:style>
    <style:style style:name="P1254" style:parent-style-name="TableContents" style:family="paragraph">
      <style:paragraph-properties fo:text-align="center"/>
      <style:text-properties style:font-name="American Typewriter" fo:color="#000000"/>
    </style:style>
    <style:style style:name="P1255" style:parent-style-name="TableContents" style:family="paragraph">
      <style:paragraph-properties fo:text-align="end"/>
      <style:text-properties style:font-name="American Typewriter" fo:color="#C9211E"/>
    </style:style>
    <style:style style:name="P1256" style:parent-style-name="TableContents" style:family="paragraph">
      <style:paragraph-properties fo:text-align="end"/>
      <style:text-properties style:font-name="American Typewriter" fo:color="#C9211E"/>
    </style:style>
    <style:style style:name="P1257" style:parent-style-name="TableContents" style:family="paragraph">
      <style:paragraph-properties fo:text-align="end"/>
      <style:text-properties style:font-name="American Typewriter" fo:color="#C9211E"/>
    </style:style>
    <style:style style:name="P1258" style:parent-style-name="TableContents" style:family="paragraph">
      <style:paragraph-properties fo:text-align="center"/>
      <style:text-properties style:font-name="American Typewriter" fo:color="#000000"/>
    </style:style>
    <style:style style:name="P1259" style:parent-style-name="TableContents" style:family="paragraph">
      <style:paragraph-properties fo:text-align="center"/>
      <style:text-properties style:font-name="American Typewriter" fo:color="#000000"/>
    </style:style>
    <style:style style:name="P1260" style:parent-style-name="TableContents" style:family="paragraph">
      <style:paragraph-properties fo:text-align="center"/>
      <style:text-properties style:font-name="American Typewriter" fo:color="#000000"/>
    </style:style>
    <style:style style:name="P1261" style:parent-style-name="TableContents" style:family="paragraph">
      <style:paragraph-properties fo:text-align="center"/>
      <style:text-properties style:font-name="American Typewriter" fo:color="#000000"/>
    </style:style>
    <style:style style:name="P1262" style:parent-style-name="TableContents" style:family="paragraph">
      <style:paragraph-properties fo:text-align="center"/>
      <style:text-properties style:font-name="American Typewriter" fo:color="#000000"/>
    </style:style>
    <style:style style:name="P1263" style:parent-style-name="TableContents" style:family="paragraph">
      <style:paragraph-properties fo:text-align="center"/>
      <style:text-properties style:font-name="American Typewriter" fo:color="#000000"/>
    </style:style>
    <style:style style:name="P1264" style:parent-style-name="TableContents" style:family="paragraph">
      <style:paragraph-properties fo:text-align="end"/>
      <style:text-properties style:font-name="American Typewriter" fo:color="#C9211E"/>
    </style:style>
    <style:style style:name="P1265" style:parent-style-name="TableContents" style:family="paragraph">
      <style:paragraph-properties fo:text-align="end"/>
    </style:style>
    <style:style style:name="T1266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267" style:parent-style-name="DefaultParagraphFont" style:family="text">
      <style:text-properties style:font-name="American Typewriter" fo:color="#C9211E"/>
    </style:style>
    <style:style style:name="T1268" style:parent-style-name="DefaultParagraphFont" style:family="text">
      <style:text-properties style:font-name="American Typewriter" fo:color="#C9211E" style:language-asian="ja" style:country-asian="JP"/>
    </style:style>
    <style:style style:name="T1269" style:parent-style-name="DefaultParagraphFont" style:family="text">
      <style:text-properties style:font-name="American Typewriter" fo:color="#C9211E"/>
    </style:style>
    <style:style style:name="P1270" style:parent-style-name="TableContents" style:family="paragraph">
      <style:paragraph-properties fo:text-align="end"/>
    </style:style>
    <style:style style:name="T1271" style:parent-style-name="DefaultParagraphFont" style:family="text">
      <style:text-properties style:font-name="American Typewriter" fo:color="#C9211E" style:language-asian="ja" style:country-asian="JP"/>
    </style:style>
    <style:style style:name="T1272" style:parent-style-name="DefaultParagraphFont" style:family="text">
      <style:text-properties style:font-name="American Typewriter" fo:color="#C9211E" fo:language="en" fo:country="GB"/>
    </style:style>
    <style:style style:name="T1273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1274" style:parent-style-name="TableContents" style:family="paragraph">
      <style:paragraph-properties fo:text-align="end"/>
      <style:text-properties style:font-name="American Typewriter" fo:color="#C9211E"/>
    </style:style>
    <style:style style:name="P1275" style:parent-style-name="TableContents" style:family="paragraph">
      <style:paragraph-properties fo:text-align="end"/>
      <style:text-properties style:font-name="American Typewriter" fo:color="#C9211E"/>
    </style:style>
    <style:style style:name="P1276" style:parent-style-name="TableContents" style:family="paragraph">
      <style:paragraph-properties fo:text-align="end"/>
      <style:text-properties style:font-name="American Typewriter" fo:color="#C9211E"/>
    </style:style>
    <style:style style:name="P1277" style:parent-style-name="TableContents" style:family="paragraph">
      <style:paragraph-properties fo:text-align="end"/>
      <style:text-properties style:font-name="American Typewriter" fo:color="#C9211E"/>
    </style:style>
    <style:style style:name="P1278" style:parent-style-name="TableContents" style:family="paragraph">
      <style:paragraph-properties fo:text-align="center"/>
      <style:text-properties style:font-name="American Typewriter" fo:color="#000000"/>
    </style:style>
    <style:style style:name="P1279" style:parent-style-name="TableContents" style:family="paragraph">
      <style:paragraph-properties fo:text-align="center"/>
      <style:text-properties style:font-name="American Typewriter" fo:color="#000000"/>
    </style:style>
    <style:style style:name="P1280" style:parent-style-name="TableContents" style:family="paragraph">
      <style:paragraph-properties fo:text-align="center"/>
      <style:text-properties style:font-name="American Typewriter" fo:color="#000000"/>
    </style:style>
    <style:style style:name="P1281" style:parent-style-name="TableContents" style:family="paragraph">
      <style:paragraph-properties fo:text-align="center"/>
      <style:text-properties style:font-name="American Typewriter" fo:color="#000000"/>
    </style:style>
    <style:style style:name="P1282" style:parent-style-name="TableContents" style:family="paragraph">
      <style:paragraph-properties fo:text-align="center"/>
      <style:text-properties style:font-name="American Typewriter" fo:color="#000000"/>
    </style:style>
    <style:style style:name="P1283" style:parent-style-name="TableContents" style:family="paragraph">
      <style:paragraph-properties fo:text-align="center"/>
      <style:text-properties style:font-name="American Typewriter" fo:color="#000000"/>
    </style:style>
    <style:style style:name="P1284" style:parent-style-name="TableContents" style:family="paragraph">
      <style:paragraph-properties fo:text-align="center"/>
      <style:text-properties style:font-name="American Typewriter" fo:color="#000000"/>
    </style:style>
    <style:style style:name="P1285" style:parent-style-name="TableContents" style:family="paragraph">
      <style:paragraph-properties fo:text-align="center"/>
      <style:text-properties style:font-name="American Typewriter" fo:color="#000000"/>
    </style:style>
    <style:style style:name="P1286" style:parent-style-name="TableContents" style:family="paragraph">
      <style:paragraph-properties fo:text-align="center"/>
      <style:text-properties style:font-name="American Typewriter" fo:color="#000000"/>
    </style:style>
    <style:style style:name="P1287" style:parent-style-name="TableContents" style:family="paragraph">
      <style:paragraph-properties fo:text-align="center"/>
      <style:text-properties style:font-name="American Typewriter" fo:color="#000000"/>
    </style:style>
    <style:style style:name="P1288" style:parent-style-name="TableContents" style:family="paragraph">
      <style:paragraph-properties fo:text-align="center"/>
      <style:text-properties style:font-name="American Typewriter" fo:color="#000000"/>
    </style:style>
    <style:style style:name="P1289" style:parent-style-name="TableContents" style:family="paragraph">
      <style:paragraph-properties fo:text-align="end"/>
      <style:text-properties style:font-name="American Typewriter" fo:color="#C9211E"/>
    </style:style>
    <style:style style:name="P1290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29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292" style:parent-style-name="TableContents" style:family="paragraph">
      <style:paragraph-properties fo:text-align="end"/>
    </style:style>
    <style:style style:name="P1293" style:parent-style-name="TableContents" style:family="paragraph">
      <style:paragraph-properties fo:text-align="center"/>
      <style:text-properties style:font-name="American Typewriter" fo:color="#000000"/>
    </style:style>
    <style:style style:name="P1294" style:parent-style-name="TableContents" style:family="paragraph">
      <style:paragraph-properties fo:text-align="center"/>
      <style:text-properties style:font-name="American Typewriter" fo:color="#000000"/>
    </style:style>
    <style:style style:name="P1295" style:parent-style-name="TableContents" style:family="paragraph">
      <style:paragraph-properties fo:text-align="center"/>
      <style:text-properties style:font-name="American Typewriter" fo:color="#000000"/>
    </style:style>
    <style:style style:name="P1296" style:parent-style-name="TableContents" style:family="paragraph">
      <style:paragraph-properties fo:text-align="center"/>
      <style:text-properties style:font-name="American Typewriter" fo:color="#000000"/>
    </style:style>
    <style:style style:name="P1297" style:parent-style-name="TableContents" style:family="paragraph">
      <style:paragraph-properties fo:text-align="center"/>
      <style:text-properties style:font-name="American Typewriter" fo:color="#000000"/>
    </style:style>
    <style:style style:name="P1298" style:parent-style-name="TableContents" style:family="paragraph">
      <style:paragraph-properties fo:text-align="center"/>
      <style:text-properties style:font-name="American Typewriter" fo:color="#000000"/>
    </style:style>
    <style:style style:name="P1299" style:parent-style-name="TableContents" style:family="paragraph">
      <style:paragraph-properties fo:text-align="center"/>
      <style:text-properties style:font-name="American Typewriter" fo:color="#000000"/>
    </style:style>
    <style:style style:name="P1300" style:parent-style-name="TableContents" style:family="paragraph">
      <style:paragraph-properties fo:text-align="center"/>
      <style:text-properties style:font-name="American Typewriter" fo:color="#000000"/>
    </style:style>
    <style:style style:name="P1301" style:parent-style-name="TableContents" style:family="paragraph">
      <style:paragraph-properties fo:text-align="end"/>
      <style:text-properties style:font-name="American Typewriter" fo:color="#C9211E"/>
    </style:style>
    <style:style style:name="P1302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03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04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05" style:parent-style-name="TableContents" style:family="paragraph">
      <style:paragraph-properties fo:text-align="center"/>
    </style:style>
    <style:style style:name="T1306" style:parent-style-name="DefaultParagraphFont" style:family="text">
      <style:text-properties style:font-name="American Typewriter" fo:color="#000000"/>
    </style:style>
    <style:style style:name="P1307" style:parent-style-name="TableContents" style:family="paragraph">
      <style:paragraph-properties fo:text-align="center"/>
      <style:text-properties style:font-name="American Typewriter" fo:color="#000000"/>
    </style:style>
    <style:style style:name="P1308" style:parent-style-name="TableContents" style:family="paragraph">
      <style:paragraph-properties fo:text-align="center"/>
      <style:text-properties style:font-name="American Typewriter" fo:color="#000000"/>
    </style:style>
    <style:style style:name="P1309" style:parent-style-name="TableContents" style:family="paragraph">
      <style:paragraph-properties fo:text-align="center"/>
      <style:text-properties style:font-name="American Typewriter" fo:color="#000000"/>
    </style:style>
    <style:style style:name="P1310" style:parent-style-name="TableContents" style:family="paragraph">
      <style:paragraph-properties fo:text-align="center"/>
      <style:text-properties style:font-name="American Typewriter" fo:color="#000000"/>
    </style:style>
    <style:style style:name="P1311" style:parent-style-name="TableContents" style:family="paragraph">
      <style:paragraph-properties fo:text-align="center"/>
      <style:text-properties style:font-name="American Typewriter" fo:color="#000000"/>
    </style:style>
    <style:style style:name="P1312" style:parent-style-name="TableContents" style:family="paragraph">
      <style:paragraph-properties fo:text-align="center"/>
      <style:text-properties style:font-name="American Typewriter" fo:color="#000000"/>
    </style:style>
    <style:style style:name="P1313" style:parent-style-name="TableContents" style:family="paragraph">
      <style:paragraph-properties fo:text-align="center"/>
      <style:text-properties style:font-name="American Typewriter" fo:color="#000000"/>
    </style:style>
    <style:style style:name="P1314" style:parent-style-name="TableContents" style:family="paragraph">
      <style:paragraph-properties fo:text-align="end"/>
      <style:text-properties style:font-name="American Typewriter" fo:color="#C9211E"/>
    </style:style>
    <style:style style:name="P1315" style:parent-style-name="TableContents" style:family="paragraph">
      <style:paragraph-properties fo:text-align="end"/>
    </style:style>
    <style:style style:name="T1316" style:parent-style-name="DefaultParagraphFont" style:family="text">
      <style:text-properties style:font-name="American Typewriter" fo:color="#C9211E" style:language-asian="ja" style:country-asian="JP"/>
    </style:style>
    <style:style style:name="T1317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318" style:parent-style-name="DefaultParagraphFont" style:family="text">
      <style:text-properties style:font-name="American Typewriter" fo:color="#C9211E" style:language-asian="ja" style:country-asian="JP"/>
    </style:style>
    <style:style style:name="P131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20" style:parent-style-name="TableContents" style:family="paragraph">
      <style:paragraph-properties fo:text-align="center"/>
      <style:text-properties style:font-name="American Typewriter" fo:color="#000000" fo:language="en" fo:country="GB"/>
    </style:style>
    <style:style style:name="P1321" style:parent-style-name="TableContents" style:family="paragraph">
      <style:paragraph-properties fo:text-align="center"/>
      <style:text-properties style:font-name="American Typewriter" fo:color="#000000"/>
    </style:style>
    <style:style style:name="P1322" style:parent-style-name="TableContents" style:family="paragraph">
      <style:paragraph-properties fo:text-align="center"/>
      <style:text-properties style:font-name="American Typewriter" fo:color="#000000"/>
    </style:style>
    <style:style style:name="P1323" style:parent-style-name="TableContents" style:family="paragraph">
      <style:paragraph-properties fo:text-align="center"/>
      <style:text-properties style:font-name="American Typewriter" fo:color="#000000"/>
    </style:style>
    <style:style style:name="P1324" style:parent-style-name="TableContents" style:family="paragraph">
      <style:paragraph-properties fo:text-align="center"/>
      <style:text-properties style:font-name="American Typewriter" fo:color="#000000"/>
    </style:style>
    <style:style style:name="P1325" style:parent-style-name="TableContents" style:family="paragraph">
      <style:paragraph-properties fo:text-align="center"/>
      <style:text-properties style:font-name="American Typewriter" fo:color="#000000"/>
    </style:style>
    <style:style style:name="P1326" style:parent-style-name="TableContents" style:family="paragraph">
      <style:paragraph-properties fo:text-align="center"/>
      <style:text-properties style:font-name="American Typewriter" fo:color="#000000"/>
    </style:style>
    <style:style style:name="P1327" style:parent-style-name="TableContents" style:family="paragraph">
      <style:paragraph-properties fo:text-align="center"/>
      <style:text-properties style:font-name="American Typewriter" fo:color="#000000"/>
    </style:style>
    <style:style style:name="P1328" style:parent-style-name="TableContents" style:family="paragraph">
      <style:paragraph-properties fo:text-align="end"/>
      <style:text-properties style:font-name="American Typewriter" fo:color="#C9211E"/>
    </style:style>
    <style:style style:name="P1329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30" style:parent-style-name="TableContents" style:family="paragraph">
      <style:paragraph-properties fo:text-align="end"/>
    </style:style>
    <style:style style:name="T1331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332" style:parent-style-name="DefaultParagraphFont" style:family="text">
      <style:text-properties style:font-name="American Typewriter" fo:color="#C9211E" style:language-asian="ja" style:country-asian="JP"/>
    </style:style>
    <style:style style:name="P1333" style:parent-style-name="TableContents" style:family="paragraph">
      <style:paragraph-properties fo:text-align="center"/>
      <style:text-properties style:font-name="American Typewriter" fo:color="#000000"/>
    </style:style>
    <style:style style:name="P1334" style:parent-style-name="TableContents" style:family="paragraph">
      <style:paragraph-properties fo:text-align="center"/>
      <style:text-properties style:font-name="American Typewriter" fo:color="#000000"/>
    </style:style>
    <style:style style:name="P1335" style:parent-style-name="TableContents" style:family="paragraph">
      <style:paragraph-properties fo:text-align="center"/>
      <style:text-properties style:font-name="American Typewriter" fo:color="#000000"/>
    </style:style>
    <style:style style:name="P1336" style:parent-style-name="TableContents" style:family="paragraph">
      <style:paragraph-properties fo:text-align="end"/>
      <style:text-properties style:font-name="American Typewriter" fo:color="#C9211E"/>
    </style:style>
    <style:style style:name="P1337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3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39" style:parent-style-name="TableContents" style:family="paragraph">
      <style:paragraph-properties fo:text-align="center"/>
      <style:text-properties style:font-name="American Typewriter" fo:color="#000000"/>
    </style:style>
    <style:style style:name="P1340" style:parent-style-name="TableContents" style:family="paragraph">
      <style:paragraph-properties fo:text-align="center"/>
      <style:text-properties style:font-name="American Typewriter" fo:color="#000000"/>
    </style:style>
    <style:style style:name="P1341" style:parent-style-name="TableContents" style:family="paragraph">
      <style:paragraph-properties fo:text-align="center"/>
      <style:text-properties style:font-name="American Typewriter" fo:color="#000000"/>
    </style:style>
    <style:style style:name="P1342" style:parent-style-name="TableContents" style:family="paragraph">
      <style:paragraph-properties fo:text-align="center"/>
      <style:text-properties style:font-name="American Typewriter" fo:color="#000000"/>
    </style:style>
    <style:style style:name="P1343" style:parent-style-name="TableContents" style:family="paragraph">
      <style:paragraph-properties fo:text-align="center"/>
      <style:text-properties style:font-name="American Typewriter" fo:color="#000000"/>
    </style:style>
    <style:style style:name="P1344" style:parent-style-name="TableContents" style:family="paragraph">
      <style:paragraph-properties fo:text-align="end"/>
      <style:text-properties style:font-name="American Typewriter" fo:color="#C9211E"/>
    </style:style>
    <style:style style:name="P1345" style:parent-style-name="TableContents" style:family="paragraph">
      <style:paragraph-properties fo:text-align="end"/>
    </style:style>
    <style:style style:name="T1346" style:parent-style-name="DefaultParagraphFont" style:family="text">
      <style:text-properties style:font-name="American Typewriter" fo:color="#C9211E"/>
    </style:style>
    <style:style style:name="T1347" style:parent-style-name="DefaultParagraphFont" style:family="text">
      <style:text-properties style:font-name="American Typewriter" fo:color="#C9211E"/>
    </style:style>
    <style:style style:name="T1348" style:parent-style-name="DefaultParagraphFont" style:family="text">
      <style:text-properties style:font-name="American Typewriter" fo:color="#C9211E"/>
    </style:style>
    <style:style style:name="T1349" style:parent-style-name="DefaultParagraphFont" style:family="text">
      <style:text-properties style:font-name="American Typewriter" fo:color="#C9211E" style:language-asian="ja" style:country-asian="JP"/>
    </style:style>
    <style:style style:name="P135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51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352" style:parent-style-name="TableContents" style:family="paragraph">
      <style:paragraph-properties fo:text-align="center"/>
      <style:text-properties style:font-name="American Typewriter" fo:color="#000000"/>
    </style:style>
    <style:style style:name="P1353" style:parent-style-name="TableContents" style:family="paragraph">
      <style:paragraph-properties fo:text-align="center"/>
      <style:text-properties style:font-name="American Typewriter" fo:color="#000000"/>
    </style:style>
    <style:style style:name="P1354" style:parent-style-name="TableContents" style:family="paragraph">
      <style:paragraph-properties fo:text-align="center"/>
      <style:text-properties style:font-name="American Typewriter" fo:color="#000000"/>
    </style:style>
    <style:style style:name="P1355" style:parent-style-name="TableContents" style:family="paragraph">
      <style:paragraph-properties fo:text-align="center"/>
      <style:text-properties style:font-name="American Typewriter" fo:color="#000000"/>
    </style:style>
    <style:style style:name="P1356" style:parent-style-name="TableContents" style:family="paragraph">
      <style:paragraph-properties fo:text-align="center"/>
      <style:text-properties style:font-name="American Typewriter" fo:color="#000000"/>
    </style:style>
    <style:style style:name="P1357" style:parent-style-name="TableContents" style:family="paragraph">
      <style:paragraph-properties fo:text-align="end"/>
      <style:text-properties style:font-name="American Typewriter" fo:color="#C9211E"/>
    </style:style>
    <style:style style:name="P1358" style:parent-style-name="TableContents" style:family="paragraph">
      <style:paragraph-properties fo:text-align="end"/>
    </style:style>
    <style:style style:name="T1359" style:parent-style-name="DefaultParagraphFont" style:family="text">
      <style:text-properties style:font-name="American Typewriter" fo:color="#C9211E" style:language-asian="ja" style:country-asian="JP"/>
    </style:style>
    <style:style style:name="T1360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136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62" style:parent-style-name="TableContents" style:family="paragraph">
      <style:paragraph-properties fo:text-align="center"/>
      <style:text-properties style:font-name="American Typewriter" fo:color="#000000"/>
    </style:style>
    <style:style style:name="P1363" style:parent-style-name="TableContents" style:family="paragraph">
      <style:paragraph-properties fo:text-align="center"/>
      <style:text-properties style:font-name="American Typewriter" fo:color="#000000"/>
    </style:style>
    <style:style style:name="P1364" style:parent-style-name="TableContents" style:family="paragraph">
      <style:paragraph-properties fo:text-align="end"/>
      <style:text-properties style:font-name="American Typewriter" fo:color="#C9211E"/>
    </style:style>
    <style:style style:name="P1365" style:parent-style-name="TableContents" style:family="paragraph">
      <style:paragraph-properties fo:text-align="end"/>
    </style:style>
    <style:style style:name="T1366" style:parent-style-name="DefaultParagraphFont" style:family="text">
      <style:text-properties style:font-name="American Typewriter" fo:color="#C9211E" style:language-asian="ja" style:country-asian="JP"/>
    </style:style>
    <style:style style:name="T1367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136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6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70" style:parent-style-name="TableContents" style:family="paragraph">
      <style:paragraph-properties fo:text-align="center"/>
      <style:text-properties style:font-name="American Typewriter" fo:color="#000000"/>
    </style:style>
    <style:style style:name="P1371" style:parent-style-name="TableContents" style:family="paragraph">
      <style:paragraph-properties fo:text-align="center"/>
      <style:text-properties style:font-name="American Typewriter" fo:color="#000000"/>
    </style:style>
    <style:style style:name="P1372" style:parent-style-name="TableContents" style:family="paragraph">
      <style:paragraph-properties fo:text-align="center"/>
      <style:text-properties style:font-name="American Typewriter" fo:color="#000000"/>
    </style:style>
    <style:style style:name="P1373" style:parent-style-name="TableContents" style:family="paragraph">
      <style:paragraph-properties fo:text-align="end"/>
      <style:text-properties style:font-name="American Typewriter" fo:color="#C9211E"/>
    </style:style>
    <style:style style:name="P1374" style:parent-style-name="TableContents" style:family="paragraph">
      <style:paragraph-properties fo:text-align="end"/>
    </style:style>
    <style:style style:name="T1375" style:parent-style-name="DefaultParagraphFont" style:family="text">
      <style:text-properties style:font-name="American Typewriter" fo:color="#C9211E" style:language-asian="ja" style:country-asian="JP"/>
    </style:style>
    <style:style style:name="T1376" style:parent-style-name="DefaultParagraphFont" style:family="text">
      <style:text-properties style:font-name="American Typewriter" fo:color="#C9211E"/>
    </style:style>
    <style:style style:name="T1377" style:parent-style-name="DefaultParagraphFont" style:family="text">
      <style:text-properties style:font-name="American Typewriter" fo:color="#C9211E" style:language-asian="ja" style:country-asian="JP"/>
    </style:style>
    <style:style style:name="P1378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7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80" style:parent-style-name="TableContents" style:family="paragraph">
      <style:paragraph-properties fo:text-align="center"/>
      <style:text-properties style:font-name="American Typewriter" fo:color="#000000"/>
    </style:style>
    <style:style style:name="P1381" style:parent-style-name="TableContents" style:family="paragraph">
      <style:paragraph-properties fo:text-align="center"/>
      <style:text-properties style:font-name="American Typewriter" fo:color="#000000"/>
    </style:style>
    <style:style style:name="P1382" style:parent-style-name="TableContents" style:family="paragraph">
      <style:paragraph-properties fo:text-align="center"/>
      <style:text-properties style:font-name="American Typewriter" fo:color="#000000"/>
    </style:style>
    <style:style style:name="P1383" style:parent-style-name="TableContents" style:family="paragraph">
      <style:paragraph-properties fo:text-align="center"/>
      <style:text-properties style:font-name="American Typewriter" fo:color="#000000"/>
    </style:style>
    <style:style style:name="P1384" style:parent-style-name="TableContents" style:family="paragraph">
      <style:paragraph-properties fo:text-align="center"/>
      <style:text-properties style:font-name="American Typewriter" fo:color="#000000"/>
    </style:style>
    <style:style style:name="P1385" style:parent-style-name="TableContents" style:family="paragraph">
      <style:paragraph-properties fo:text-align="center"/>
      <style:text-properties style:font-name="American Typewriter" fo:color="#000000"/>
    </style:style>
    <style:style style:name="P1386" style:parent-style-name="TableContents" style:family="paragraph">
      <style:paragraph-properties fo:text-align="end"/>
      <style:text-properties style:font-name="American Typewriter" fo:color="#C9211E"/>
    </style:style>
    <style:style style:name="P1387" style:parent-style-name="TableContents" style:family="paragraph">
      <style:paragraph-properties fo:text-align="end"/>
    </style:style>
    <style:style style:name="T1388" style:parent-style-name="DefaultParagraphFont" style:family="text">
      <style:text-properties style:font-name="American Typewriter" fo:color="#C9211E" style:language-asian="ja" style:country-asian="JP"/>
    </style:style>
    <style:style style:name="T1389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1390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391" style:parent-style-name="TableContents" style:family="paragraph">
      <style:paragraph-properties fo:text-align="center"/>
      <style:text-properties style:font-name="American Typewriter" fo:color="#000000"/>
    </style:style>
    <style:style style:name="P1392" style:parent-style-name="TableContents" style:family="paragraph">
      <style:paragraph-properties fo:text-align="center"/>
      <style:text-properties style:font-name="American Typewriter" fo:color="#000000"/>
    </style:style>
    <style:style style:name="P1393" style:parent-style-name="TableContents" style:family="paragraph">
      <style:paragraph-properties fo:text-align="center"/>
      <style:text-properties style:font-name="American Typewriter" fo:color="#000000"/>
    </style:style>
    <style:style style:name="P1394" style:parent-style-name="TableContents" style:family="paragraph">
      <style:paragraph-properties fo:text-align="center"/>
      <style:text-properties style:font-name="American Typewriter" fo:color="#000000"/>
    </style:style>
    <style:style style:name="P1395" style:parent-style-name="TableContents" style:family="paragraph">
      <style:paragraph-properties fo:text-align="center"/>
      <style:text-properties style:font-name="American Typewriter" fo:color="#000000"/>
    </style:style>
    <style:style style:name="P1396" style:parent-style-name="TableContents" style:family="paragraph">
      <style:paragraph-properties fo:text-align="end"/>
    </style:style>
    <style:style style:name="T1397" style:parent-style-name="DefaultParagraphFont" style:family="text">
      <style:text-properties style:font-name="American Typewriter" fo:color="#C9211E"/>
    </style:style>
    <style:style style:name="P1398" style:parent-style-name="TableContents" style:family="paragraph">
      <style:paragraph-properties fo:text-align="end"/>
    </style:style>
    <style:style style:name="T1399" style:parent-style-name="DefaultParagraphFont" style:family="text">
      <style:text-properties style:font-name="American Typewriter" fo:color="#C9211E" style:language-asian="ja" style:country-asian="JP"/>
    </style:style>
    <style:style style:name="T1400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401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402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403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1404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05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06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07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08" style:parent-style-name="TableContents" style:family="paragraph">
      <style:paragraph-properties fo:text-align="center"/>
      <style:text-properties style:font-name="American Typewriter" fo:color="#000000"/>
    </style:style>
    <style:style style:name="P1409" style:parent-style-name="TableContents" style:family="paragraph">
      <style:paragraph-properties fo:text-align="center"/>
      <style:text-properties style:font-name="American Typewriter" fo:color="#000000"/>
    </style:style>
    <style:style style:name="P1410" style:parent-style-name="TableContents" style:family="paragraph">
      <style:paragraph-properties fo:text-align="center"/>
      <style:text-properties style:font-name="American Typewriter" fo:color="#000000"/>
    </style:style>
    <style:style style:name="P1411" style:parent-style-name="TableContents" style:family="paragraph">
      <style:paragraph-properties fo:text-align="center"/>
      <style:text-properties style:font-name="American Typewriter" fo:color="#000000"/>
    </style:style>
    <style:style style:name="P1412" style:parent-style-name="TableContents" style:family="paragraph">
      <style:paragraph-properties fo:text-align="center"/>
      <style:text-properties style:font-name="American Typewriter" fo:color="#000000"/>
    </style:style>
    <style:style style:name="P1413" style:parent-style-name="TableContents" style:family="paragraph">
      <style:paragraph-properties fo:text-align="center"/>
      <style:text-properties style:font-name="American Typewriter" fo:color="#000000"/>
    </style:style>
    <style:style style:name="P1414" style:parent-style-name="TableContents" style:family="paragraph">
      <style:paragraph-properties fo:text-align="center"/>
      <style:text-properties style:font-name="American Typewriter" fo:color="#000000"/>
    </style:style>
    <style:style style:name="P1415" style:parent-style-name="TableContents" style:family="paragraph">
      <style:paragraph-properties fo:text-align="end"/>
      <style:text-properties style:font-name="American Typewriter" fo:color="#C9211E"/>
    </style:style>
    <style:style style:name="P1416" style:parent-style-name="TableContents" style:family="paragraph">
      <style:paragraph-properties fo:text-align="end"/>
      <style:text-properties style:font-name="American Typewriter" fo:color="#C9211E"/>
    </style:style>
    <style:style style:name="P1417" style:parent-style-name="TableContents" style:family="paragraph">
      <style:paragraph-properties fo:text-align="end"/>
      <style:text-properties style:font-name="American Typewriter" fo:color="#C9211E"/>
    </style:style>
    <style:style style:name="P1418" style:parent-style-name="TableContents" style:family="paragraph">
      <style:paragraph-properties fo:text-align="end"/>
      <style:text-properties style:font-name="American Typewriter" fo:color="#C9211E" style:language-asian="ja" style:country-asian="JP"/>
    </style:style>
    <style:style style:name="P1419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420" style:parent-style-name="TableContents" style:family="paragraph">
      <style:paragraph-properties fo:text-align="end"/>
      <style:text-properties style:font-name="American Typewriter" fo:color="#C9211E"/>
    </style:style>
    <style:style style:name="P1421" style:parent-style-name="TableContents" style:family="paragraph">
      <style:paragraph-properties fo:text-align="center"/>
      <style:text-properties style:font-name="American Typewriter" fo:color="#000000"/>
    </style:style>
    <style:style style:name="TableColumn1423" style:family="table-column">
      <style:table-column-properties style:column-width="3.4625in" style:use-optimal-column-width="false"/>
    </style:style>
    <style:style style:name="TableColumn1424" style:family="table-column">
      <style:table-column-properties style:column-width="3.4625in" style:use-optimal-column-width="false"/>
    </style:style>
    <style:style style:name="Table1422" style:family="table">
      <style:table-properties style:width="6.925in" fo:margin-left="0in" table:align="left"/>
    </style:style>
    <style:style style:name="TableRow1425" style:family="table-row">
      <style:table-row-properties style:use-optimal-row-height="false"/>
    </style:style>
    <style:style style:name="TableCell14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7" style:parent-style-name="TableContents" style:family="paragraph">
      <style:paragraph-properties fo:text-align="center"/>
    </style:style>
    <style:style style:name="T1428" style:parent-style-name="DefaultParagraphFont" style:family="text">
      <style:text-properties style:font-name="American Typewriter"/>
    </style:style>
    <style:style style:name="T1429" style:parent-style-name="DefaultParagraphFont" style:family="text">
      <style:text-properties style:font-name="American Typewriter" style:font-name-asian="DengXian"/>
    </style:style>
    <style:style style:name="T1430" style:parent-style-name="DefaultParagraphFont" style:family="text">
      <style:text-properties style:font-name="American Typewriter"/>
    </style:style>
    <style:style style:name="T1431" style:parent-style-name="DefaultParagraphFont" style:family="text">
      <style:text-properties style:font-name="American Typewriter"/>
    </style:style>
    <style:style style:name="TableCell14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3" style:parent-style-name="TableContents" style:family="paragraph">
      <style:paragraph-properties fo:text-align="center"/>
      <style:text-properties style:font-name="American Typewriter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6" style:parent-style-name="TableContents" style:family="paragraph">
      <style:paragraph-properties fo:text-align="center"/>
      <style:text-properties style:font-name="American Typewriter"/>
    </style:style>
    <style:style style:name="TableCell1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8" style:parent-style-name="TableContents" style:family="paragraph">
      <style:paragraph-properties fo:text-align="center"/>
      <style:text-properties style:font-name="American Typewriter"/>
    </style:style>
    <style:style style:name="TableRow1439" style:family="table-row">
      <style:table-row-properties style:use-optimal-row-height="false"/>
    </style:style>
    <style:style style:name="TableCell1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1" style:parent-style-name="TableContents" style:family="paragraph">
      <style:paragraph-properties fo:text-align="center"/>
      <style:text-properties style:font-name="American Typewriter"/>
    </style:style>
    <style:style style:name="TableCell1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3" style:parent-style-name="TableContents" style:family="paragraph">
      <style:paragraph-properties fo:text-align="center"/>
      <style:text-properties style:font-name="American Typewriter"/>
    </style:style>
    <style:style style:name="TableRow1444" style:family="table-row">
      <style:table-row-properties style:use-optimal-row-height="false"/>
    </style:style>
    <style:style style:name="TableCell1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6" style:parent-style-name="TableContents" style:family="paragraph">
      <style:paragraph-properties fo:text-align="center"/>
      <style:text-properties style:font-name="American Typewriter"/>
    </style:style>
    <style:style style:name="TableCell1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8" style:parent-style-name="TableContents" style:family="paragraph">
      <style:paragraph-properties fo:text-align="center"/>
      <style:text-properties style:font-name="American Typewriter"/>
    </style:style>
    <style:style style:name="TableRow1449" style:family="table-row">
      <style:table-row-properties style:use-optimal-row-height="false"/>
    </style:style>
    <style:style style:name="TableCell1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1" style:parent-style-name="TableContents" style:family="paragraph">
      <style:paragraph-properties fo:text-align="center"/>
      <style:text-properties style:font-name="American Typewriter"/>
    </style:style>
    <style:style style:name="TableCell1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3" style:parent-style-name="TableContents" style:family="paragraph">
      <style:paragraph-properties fo:text-align="center"/>
    </style:style>
    <style:style style:name="T1454" style:parent-style-name="DefaultParagraphFont" style:family="text">
      <style:text-properties style:font-name="American Typewriter" fo:color="#C00000"/>
    </style:style>
    <style:style style:name="T1455" style:parent-style-name="DefaultParagraphFont" style:family="text">
      <style:text-properties style:font-name="American Typewriter" fo:color="#C00000"/>
    </style:style>
    <style:style style:name="T1456" style:parent-style-name="DefaultParagraphFont" style:family="text">
      <style:text-properties style:font-name="American Typewriter" fo:color="#C00000"/>
    </style:style>
    <style:style style:name="TableRow1457" style:family="table-row">
      <style:table-row-properties style:use-optimal-row-height="false"/>
    </style:style>
    <style:style style:name="TableCell1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9" style:parent-style-name="TableContents" style:family="paragraph">
      <style:paragraph-properties fo:text-align="center"/>
      <style:text-properties style:font-name="American Typewriter"/>
    </style:style>
    <style:style style:name="TableCell1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1" style:parent-style-name="TableContents" style:family="paragraph">
      <style:paragraph-properties fo:text-align="center"/>
      <style:text-properties style:font-name="American Typewriter"/>
    </style:style>
    <style:style style:name="TableRow1462" style:family="table-row">
      <style:table-row-properties style:use-optimal-row-height="false"/>
    </style:style>
    <style:style style:name="TableCell1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4" style:parent-style-name="TableContents" style:family="paragraph">
      <style:paragraph-properties fo:text-align="center"/>
      <style:text-properties style:font-name="American Typewriter"/>
    </style:style>
    <style:style style:name="TableCell14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6" style:parent-style-name="TableContents" style:family="paragraph">
      <style:paragraph-properties fo:text-align="center"/>
      <style:text-properties style:font-name="American Typewriter"/>
    </style:style>
    <style:style style:name="TableRow1467" style:family="table-row">
      <style:table-row-properties style:use-optimal-row-height="false"/>
    </style:style>
    <style:style style:name="TableCell1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9" style:parent-style-name="TableContents" style:family="paragraph">
      <style:paragraph-properties fo:text-align="center"/>
      <style:text-properties style:font-name="American Typewriter"/>
    </style:style>
    <style:style style:name="TableCell1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1" style:parent-style-name="TableContents" style:family="paragraph">
      <style:paragraph-properties fo:text-align="center"/>
      <style:text-properties style:font-name="American Typewriter"/>
    </style:style>
    <style:style style:name="TableRow1472" style:family="table-row">
      <style:table-row-properties style:use-optimal-row-height="false"/>
    </style:style>
    <style:style style:name="TableCell1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4" style:parent-style-name="TableContents" style:family="paragraph">
      <style:paragraph-properties fo:text-align="center"/>
      <style:text-properties style:font-name="American Typewriter"/>
    </style:style>
    <style:style style:name="TableCell1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6" style:parent-style-name="TableContents" style:family="paragraph">
      <style:paragraph-properties fo:text-align="center"/>
      <style:text-properties style:font-name="American Typewriter"/>
    </style:style>
    <style:style style:name="TableRow1477" style:family="table-row">
      <style:table-row-properties style:use-optimal-row-height="false"/>
    </style:style>
    <style:style style:name="TableCell1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9" style:parent-style-name="TableContents" style:family="paragraph">
      <style:paragraph-properties fo:text-align="center"/>
      <style:text-properties style:font-name="American Typewriter"/>
    </style:style>
    <style:style style:name="TableCell1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1" style:parent-style-name="TableContents" style:family="paragraph">
      <style:paragraph-properties fo:text-align="center"/>
      <style:text-properties style:font-name="American Typewriter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4" style:parent-style-name="TableContents" style:family="paragraph">
      <style:paragraph-properties fo:text-align="center"/>
    </style:style>
    <style:style style:name="T1485" style:parent-style-name="DefaultParagraphFont" style:family="text">
      <style:text-properties style:font-name="American Typewriter" fo:color="#C00000"/>
    </style:style>
    <style:style style:name="T1486" style:parent-style-name="DefaultParagraphFont" style:family="text">
      <style:text-properties style:font-name="American Typewriter" fo:color="#C00000"/>
    </style:style>
    <style:style style:name="T1487" style:parent-style-name="DefaultParagraphFont" style:family="text">
      <style:text-properties style:font-name="American Typewriter" fo:color="#C00000"/>
    </style:style>
    <style:style style:name="TableCell14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9" style:parent-style-name="TableContents" style:family="paragraph">
      <style:paragraph-properties fo:text-align="center"/>
      <style:text-properties style:font-name="American Typewriter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2" style:parent-style-name="TableContents" style:family="paragraph">
      <style:paragraph-properties fo:text-align="center"/>
      <style:text-properties style:font-name="American Typewriter"/>
    </style:style>
    <style:style style:name="TableCell1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4" style:parent-style-name="TableContents" style:family="paragraph">
      <style:paragraph-properties fo:text-align="center"/>
      <style:text-properties style:font-name="American Typewriter"/>
    </style:style>
    <style:style style:name="P1495" style:parent-style-name="TableContents" style:family="paragraph">
      <style:paragraph-properties fo:text-align="end"/>
      <style:text-properties style:font-name="American Typewriter" fo:color="#C9211E"/>
    </style:style>
    <style:style style:name="P1496" style:parent-style-name="TableContents" style:family="paragraph">
      <style:paragraph-properties fo:text-align="end"/>
      <style:text-properties style:font-name="American Typewriter" fo:color="#C9211E"/>
    </style:style>
    <style:style style:name="P1497" style:parent-style-name="TableContents" style:family="paragraph">
      <style:paragraph-properties fo:text-align="end"/>
    </style:style>
    <style:style style:name="T1498" style:parent-style-name="DefaultParagraphFont" style:family="text">
      <style:text-properties style:font-name="American Typewriter" fo:color="#C9211E" style:language-asian="ja" style:country-asian="JP"/>
    </style:style>
    <style:style style:name="T1499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500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1501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502" style:parent-style-name="TableContents" style:family="paragraph">
      <style:paragraph-properties fo:text-align="end"/>
      <style:text-properties style:font-name="American Typewriter" fo:color="#C9211E" fo:language="en" fo:country="GB" style:language-asian="ja" style:country-asian="JP"/>
    </style:style>
    <style:style style:name="P1503" style:parent-style-name="TableContents" style:family="paragraph">
      <style:paragraph-properties fo:text-align="center"/>
      <style:text-properties style:font-name="American Typewriter" fo:color="#000000"/>
    </style:style>
    <style:style style:name="TableColumn1505" style:family="table-column">
      <style:table-column-properties style:column-width="3.4625in" style:use-optimal-column-width="false"/>
    </style:style>
    <style:style style:name="TableColumn1506" style:family="table-column">
      <style:table-column-properties style:column-width="3.4625in" style:use-optimal-column-width="false"/>
    </style:style>
    <style:style style:name="Table1504" style:family="table">
      <style:table-properties style:width="6.925in" fo:margin-left="0in" table:align="left"/>
    </style:style>
    <style:style style:name="TableRow1507" style:family="table-row">
      <style:table-row-properties style:use-optimal-row-height="false"/>
    </style:style>
    <style:style style:name="TableCell15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9" style:parent-style-name="TableContents" style:family="paragraph">
      <style:paragraph-properties fo:text-align="center"/>
      <style:text-properties style:font-name="American Typewriter"/>
    </style:style>
    <style:style style:name="TableCell15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11" style:parent-style-name="TableContents" style:family="paragraph">
      <style:paragraph-properties fo:text-align="center"/>
    </style:style>
    <style:style style:name="T1512" style:parent-style-name="DefaultParagraphFont" style:family="text">
      <style:text-properties style:font-name="American Typewriter"/>
    </style:style>
    <style:style style:name="T1513" style:parent-style-name="DefaultParagraphFont" style:family="text">
      <style:text-properties style:font-name="American Typewriter"/>
    </style:style>
    <style:style style:name="T1514" style:parent-style-name="DefaultParagraphFont" style:family="text">
      <style:text-properties style:font-name="American Typewriter"/>
    </style:style>
    <style:style style:name="T1515" style:parent-style-name="DefaultParagraphFont" style:family="text">
      <style:text-properties style:font-name="American Typewriter"/>
    </style:style>
    <style:style style:name="TableRow1516" style:family="table-row">
      <style:table-row-properties style:use-optimal-row-height="false"/>
    </style:style>
    <style:style style:name="TableCell1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8" style:parent-style-name="TableContents" style:family="paragraph">
      <style:paragraph-properties fo:text-align="center"/>
    </style:style>
    <style:style style:name="T1519" style:parent-style-name="DefaultParagraphFont" style:family="text">
      <style:text-properties style:font-name="American Typewriter"/>
    </style:style>
    <style:style style:name="T1520" style:parent-style-name="DefaultParagraphFont" style:family="text">
      <style:text-properties style:font-name="American Typewriter" style:font-name-asian="DengXian"/>
    </style:style>
    <style:style style:name="T1521" style:parent-style-name="DefaultParagraphFont" style:family="text">
      <style:text-properties style:font-name="American Typewriter"/>
    </style:style>
    <style:style style:name="T1522" style:parent-style-name="DefaultParagraphFont" style:family="text">
      <style:text-properties style:font-name="American Typewriter"/>
    </style:style>
    <style:style style:name="TableCell1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4" style:parent-style-name="TableContents" style:family="paragraph">
      <style:paragraph-properties fo:text-align="center"/>
    </style:style>
    <style:style style:name="T1525" style:parent-style-name="DefaultParagraphFont" style:family="text">
      <style:text-properties style:font-name="American Typewriter" fo:color="#C00000"/>
    </style:style>
    <style:style style:name="T1526" style:parent-style-name="DefaultParagraphFont" style:family="text">
      <style:text-properties style:font-name="American Typewriter" fo:color="#C00000"/>
    </style:style>
    <style:style style:name="T1527" style:parent-style-name="DefaultParagraphFont" style:family="text">
      <style:text-properties style:font-name="American Typewriter" fo:color="#C00000"/>
    </style:style>
    <style:style style:name="TableRow1528" style:family="table-row">
      <style:table-row-properties style:use-optimal-row-height="false"/>
    </style:style>
    <style:style style:name="TableCell1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0" style:parent-style-name="TableContents" style:family="paragraph">
      <style:paragraph-properties fo:text-align="center"/>
      <style:text-properties style:font-name="American Typewriter"/>
    </style:style>
    <style:style style:name="TableCell1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2" style:parent-style-name="TableContents" style:family="paragraph">
      <style:paragraph-properties fo:text-align="center"/>
      <style:text-properties style:font-name="American Typewriter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5" style:parent-style-name="TableContents" style:family="paragraph">
      <style:paragraph-properties fo:text-align="center"/>
      <style:text-properties style:font-name="American Typewriter"/>
    </style:style>
    <style:style style:name="TableCell1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7" style:parent-style-name="TableContents" style:family="paragraph">
      <style:paragraph-properties fo:text-align="center"/>
      <style:text-properties style:font-name="American Typewriter"/>
    </style:style>
    <style:style style:name="TableRow1538" style:family="table-row">
      <style:table-row-properties style:min-row-height="0.0965in" style:use-optimal-row-height="false"/>
    </style:style>
    <style:style style:name="TableCell1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0" style:parent-style-name="TableContents" style:family="paragraph">
      <style:paragraph-properties fo:text-align="center"/>
    </style:style>
    <style:style style:name="T1541" style:parent-style-name="DefaultParagraphFont" style:family="text">
      <style:text-properties style:font-name="American Typewriter" fo:color="#C00000"/>
    </style:style>
    <style:style style:name="T1542" style:parent-style-name="DefaultParagraphFont" style:family="text">
      <style:text-properties style:font-name="American Typewriter" fo:color="#C00000"/>
    </style:style>
    <style:style style:name="T1543" style:parent-style-name="DefaultParagraphFont" style:family="text">
      <style:text-properties style:font-name="American Typewriter" fo:color="#C00000"/>
    </style:style>
    <style:style style:name="TableCell1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5" style:parent-style-name="TableContents" style:family="paragraph">
      <style:paragraph-properties fo:text-align="center"/>
    </style:style>
    <style:style style:name="T1546" style:parent-style-name="DefaultParagraphFont" style:family="text">
      <style:text-properties style:font-name="American Typewriter"/>
    </style:style>
    <style:style style:name="T1547" style:parent-style-name="DefaultParagraphFont" style:family="text">
      <style:text-properties style:font-name="American Typewriter" style:font-name-asian="DengXian"/>
    </style:style>
    <style:style style:name="T1548" style:parent-style-name="DefaultParagraphFont" style:family="text">
      <style:text-properties style:font-name="American Typewriter"/>
    </style:style>
    <style:style style:name="T1549" style:parent-style-name="DefaultParagraphFont" style:family="text">
      <style:text-properties style:font-name="American Typewriter"/>
    </style:style>
    <style:style style:name="TableRow1550" style:family="table-row">
      <style:table-row-properties style:use-optimal-row-height="false"/>
    </style:style>
    <style:style style:name="TableCell1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2" style:parent-style-name="TableContents" style:family="paragraph">
      <style:paragraph-properties fo:text-align="center"/>
    </style:style>
    <style:style style:name="T1553" style:parent-style-name="DefaultParagraphFont" style:family="text">
      <style:text-properties style:font-name="American Typewriter" fo:color="#C00000"/>
    </style:style>
    <style:style style:name="T1554" style:parent-style-name="DefaultParagraphFont" style:family="text">
      <style:text-properties style:font-name="American Typewriter" fo:color="#C00000"/>
    </style:style>
    <style:style style:name="T1555" style:parent-style-name="DefaultParagraphFont" style:family="text">
      <style:text-properties style:font-name="American Typewriter" fo:color="#C00000"/>
    </style:style>
    <style:style style:name="TableCell1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7" style:parent-style-name="TableContents" style:family="paragraph">
      <style:paragraph-properties fo:text-align="center"/>
      <style:text-properties style:font-name="American Typewriter"/>
    </style:style>
    <style:style style:name="TableRow1558" style:family="table-row">
      <style:table-row-properties style:use-optimal-row-height="false"/>
    </style:style>
    <style:style style:name="TableCell1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0" style:parent-style-name="TableContents" style:family="paragraph">
      <style:paragraph-properties fo:text-align="center"/>
    </style:style>
    <style:style style:name="T1561" style:parent-style-name="DefaultParagraphFont" style:family="text">
      <style:text-properties style:font-name="American Typewriter" fo:color="#C00000"/>
    </style:style>
    <style:style style:name="T1562" style:parent-style-name="DefaultParagraphFont" style:family="text">
      <style:text-properties style:font-name="American Typewriter" fo:color="#C00000"/>
    </style:style>
    <style:style style:name="T1563" style:parent-style-name="DefaultParagraphFont" style:family="text">
      <style:text-properties style:font-name="American Typewriter" fo:color="#C00000"/>
    </style:style>
    <style:style style:name="TableCell1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5" style:parent-style-name="TableContents" style:family="paragraph">
      <style:paragraph-properties fo:text-align="center"/>
    </style:style>
    <style:style style:name="T1566" style:parent-style-name="DefaultParagraphFont" style:family="text">
      <style:text-properties style:font-name="American Typewriter"/>
    </style:style>
    <style:style style:name="T1567" style:parent-style-name="DefaultParagraphFont" style:family="text">
      <style:text-properties style:font-name="American Typewriter" style:font-name-asian="DengXian"/>
    </style:style>
    <style:style style:name="T1568" style:parent-style-name="DefaultParagraphFont" style:family="text">
      <style:text-properties style:font-name="American Typewriter"/>
    </style:style>
    <style:style style:name="T1569" style:parent-style-name="DefaultParagraphFont" style:family="text">
      <style:text-properties style:font-name="American Typewriter"/>
    </style:style>
    <style:style style:name="T1570" style:parent-style-name="DefaultParagraphFont" style:family="text">
      <style:text-properties style:font-name="American Typewriter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3" style:parent-style-name="TableContents" style:family="paragraph">
      <style:paragraph-properties fo:text-align="center"/>
    </style:style>
    <style:style style:name="T1574" style:parent-style-name="DefaultParagraphFont" style:family="text">
      <style:text-properties style:font-name="American Typewriter" fo:color="#C00000"/>
    </style:style>
    <style:style style:name="T1575" style:parent-style-name="DefaultParagraphFont" style:family="text">
      <style:text-properties style:font-name="American Typewriter" style:font-name-asian="DengXian" fo:color="#C00000"/>
    </style:style>
    <style:style style:name="T1576" style:parent-style-name="DefaultParagraphFont" style:family="text">
      <style:text-properties style:font-name="American Typewriter" fo:color="#C00000"/>
    </style:style>
    <style:style style:name="TableCell15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8" style:parent-style-name="TableContents" style:family="paragraph">
      <style:paragraph-properties fo:text-align="center"/>
      <style:text-properties style:font-name="American Typewriter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1" style:parent-style-name="TableContents" style:family="paragraph">
      <style:paragraph-properties fo:text-align="center"/>
    </style:style>
    <style:style style:name="T1582" style:parent-style-name="DefaultParagraphFont" style:family="text">
      <style:text-properties style:font-name="American Typewriter" fo:color="#C00000"/>
    </style:style>
    <style:style style:name="T1583" style:parent-style-name="DefaultParagraphFont" style:family="text">
      <style:text-properties style:font-name="American Typewriter" fo:color="#C00000"/>
    </style:style>
    <style:style style:name="T1584" style:parent-style-name="DefaultParagraphFont" style:family="text">
      <style:text-properties style:font-name="American Typewriter" fo:color="#C00000"/>
    </style:style>
    <style:style style:name="TableCell1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6" style:parent-style-name="TableContents" style:family="paragraph">
      <style:paragraph-properties fo:text-align="center"/>
      <style:text-properties style:font-name="American Typewriter"/>
    </style:style>
    <style:style style:name="P1587" style:parent-style-name="TableContents" style:family="paragraph">
      <style:paragraph-properties fo:text-align="center"/>
      <style:text-properties style:font-name="American Typewriter" fo:color="#000000"/>
    </style:style>
    <style:style style:name="P1588" style:parent-style-name="TableContents" style:family="paragraph">
      <style:paragraph-properties fo:text-align="end"/>
      <style:text-properties style:font-name="American Typewriter" fo:color="#C9211E"/>
    </style:style>
    <style:style style:name="P1589" style:parent-style-name="TableContents" style:family="paragraph">
      <style:paragraph-properties fo:text-align="end"/>
    </style:style>
    <style:style style:name="T1590" style:parent-style-name="DefaultParagraphFont" style:family="text">
      <style:text-properties style:font-name="American Typewriter" fo:color="#C9211E" style:language-asian="ja" style:country-asian="JP"/>
    </style:style>
    <style:style style:name="T1591" style:parent-style-name="DefaultParagraphFont" style:family="text">
      <style:text-properties style:font-name="American Typewriter" fo:color="#C9211E" style:language-asian="ja" style:country-asian="JP"/>
    </style:style>
    <style:style style:name="T1592" style:parent-style-name="DefaultParagraphFont" style:family="text">
      <style:text-properties style:font-name="American Typewriter" fo:color="#C9211E" style:language-asian="ja" style:country-asian="JP"/>
    </style:style>
    <style:style style:name="T1593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594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P1595" style:parent-style-name="TableContents" style:family="paragraph">
      <style:paragraph-properties fo:text-align="end"/>
    </style:style>
    <style:style style:name="T1596" style:parent-style-name="DefaultParagraphFont" style:family="text">
      <style:text-properties style:font-name="American Typewriter" fo:color="#C9211E" fo:language="en" fo:country="GB" style:language-asian="ja" style:country-asian="JP"/>
    </style:style>
    <style:style style:name="T1597" style:parent-style-name="DefaultParagraphFont" style:family="text">
      <style:text-properties style:font-name="American Typewriter" fo:color="#C9211E" style:language-asian="ja" style:country-asian="JP"/>
    </style:style>
    <style:style style:name="P1598" style:parent-style-name="TableContents" style:family="paragraph">
      <style:paragraph-properties fo:text-align="end"/>
      <style:text-properties style:font-name="American Typewriter" fo:font-weight="bold" style:font-weight-asian="bold" style:font-weight-complex="bold" fo:color="#C9211E"/>
    </style:style>
    <style:style style:name="P1599" style:parent-style-name="TableContents" style:family="paragraph">
      <style:paragraph-properties fo:text-align="center"/>
      <style:text-properties style:font-name="American Typewriter" fo:color="#000000"/>
    </style:style>
    <style:style style:name="P1600" style:parent-style-name="TableContents" style:family="paragraph">
      <style:paragraph-properties fo:text-align="center"/>
      <style:text-properties style:font-name="American Typewriter" fo:color="#000000"/>
    </style:style>
    <style:style style:name="P1601" style:parent-style-name="TableContents" style:family="paragraph">
      <style:paragraph-properties fo:text-align="center"/>
      <style:text-properties style:font-name="American Typewriter" fo:color="#000000"/>
    </style:style>
    <style:style style:name="P1602" style:parent-style-name="TableContents" style:family="paragraph">
      <style:paragraph-properties fo:text-align="center"/>
      <style:text-properties style:font-name="American Typewriter" fo:color="#000000"/>
    </style:style>
    <style:style style:name="P1603" style:parent-style-name="TableContents" style:family="paragraph">
      <style:paragraph-properties fo:text-align="end"/>
      <style:text-properties style:font-name="American Typewriter" fo:color="#C9211E"/>
    </style:style>
    <style:style style:name="P1604" style:parent-style-name="TableContents" style:family="paragraph">
      <style:paragraph-properties fo:text-align="end"/>
      <style:text-properties style:font-name="American Typewriter" fo:color="#C9211E"/>
    </style:style>
    <style:style style:name="P1605" style:parent-style-name="TableContents" style:family="paragraph">
      <style:paragraph-properties fo:text-align="end"/>
      <style:text-properties style:font-name="American Typewriter" fo:color="#C9211E"/>
    </style:style>
    <style:style style:name="P1606" style:parent-style-name="TableContents" style:family="paragraph">
      <style:paragraph-properties fo:text-align="end"/>
      <style:text-properties style:font-name="American Typewriter" fo:color="#C9211E"/>
    </style:style>
    <style:style style:name="P1607" style:parent-style-name="TableContents" style:family="paragraph">
      <style:paragraph-properties fo:text-align="end"/>
      <style:text-properties style:font-name="American Typewriter" fo:color="#C9211E"/>
    </style:style>
    <style:style style:name="P1608" style:parent-style-name="TableContents" style:family="paragraph">
      <style:paragraph-properties fo:text-align="center"/>
    </style:style>
    <style:style style:name="T1609" style:parent-style-name="DefaultParagraphFont" style:family="text">
      <style:text-properties style:font-name="American Typewriter" fo:color="#000000"/>
    </style:style>
    <style:style style:name="P1610" style:parent-style-name="TableContents" style:family="paragraph">
      <style:paragraph-properties fo:text-align="center"/>
    </style:style>
    <style:style style:name="T1611" style:parent-style-name="DefaultParagraphFont" style:family="text">
      <style:text-properties style:font-name="American Typewriter" fo:color="#000000"/>
    </style:style>
    <style:style style:name="P1612" style:parent-style-name="TableContents" style:family="paragraph">
      <style:paragraph-properties fo:text-align="center"/>
    </style:style>
    <style:style style:name="T1613" style:parent-style-name="DefaultParagraphFont" style:family="text">
      <style:text-properties style:font-name="American Typewriter" fo:color="#000000"/>
    </style:style>
    <style:style style:name="P1614" style:parent-style-name="TableContents" style:family="paragraph">
      <style:paragraph-properties fo:text-align="center"/>
    </style:style>
    <style:style style:name="T1615" style:parent-style-name="DefaultParagraphFont" style:family="text">
      <style:text-properties style:font-name="American Typewriter" fo:color="#000000"/>
    </style:style>
    <style:style style:name="P1616" style:parent-style-name="TableContents" style:family="paragraph">
      <style:paragraph-properties fo:text-align="end"/>
      <style:text-properties style:font-name="American Typewriter" fo:color="#C9211E"/>
    </style:style>
    <style:style style:name="P1617" style:parent-style-name="TableContents" style:family="paragraph">
      <style:paragraph-properties fo:text-align="end"/>
      <style:text-properties style:font-name="American Typewriter" fo:color="#C9211E"/>
    </style:style>
    <style:style style:name="P1618" style:parent-style-name="TableContents" style:family="paragraph">
      <style:paragraph-properties fo:text-align="end"/>
      <style:text-properties style:font-name="American Typewriter" fo:color="#C9211E"/>
    </style:style>
    <style:style style:name="P1619" style:parent-style-name="TableContents" style:family="paragraph">
      <style:paragraph-properties fo:text-align="center"/>
      <style:text-properties style:font-name="American Typewriter" fo:color="#000000"/>
    </style:style>
    <style:style style:name="P1620" style:parent-style-name="TableContents" style:family="paragraph">
      <style:paragraph-properties fo:text-align="end"/>
      <style:text-properties style:font-name="American Typewriter" fo:color="#C9211E"/>
    </style:style>
    <style:style style:name="P1621" style:parent-style-name="TableContents" style:family="paragraph">
      <style:paragraph-properties fo:text-align="end"/>
      <style:text-properties style:font-name="American Typewriter" fo:color="#C9211E"/>
    </style:style>
    <style:style style:name="P1622" style:parent-style-name="TableContents" style:family="paragraph">
      <style:paragraph-properties fo:text-align="end"/>
      <style:text-properties style:font-name="American Typewriter" fo:color="#C9211E"/>
    </style:style>
    <style:style style:name="P1623" style:parent-style-name="TableContents" style:family="paragraph">
      <style:paragraph-properties fo:text-align="end"/>
      <style:text-properties style:font-name="American Typewriter" fo:color="#C9211E"/>
    </style:style>
    <style:style style:name="P1624" style:parent-style-name="TableContents" style:family="paragraph">
      <style:paragraph-properties fo:text-align="center"/>
      <style:text-properties style:font-name="American Typewriter" fo:color="#000000"/>
    </style:style>
    <style:style style:name="P1625" style:parent-style-name="TableContents" style:family="paragraph">
      <style:paragraph-properties fo:text-align="center"/>
      <style:text-properties style:font-name="American Typewriter" fo:color="#000000"/>
    </style:style>
    <style:style style:name="P1626" style:parent-style-name="TableContents" style:family="paragraph">
      <style:paragraph-properties fo:text-align="center"/>
      <style:text-properties style:font-name="American Typewriter" fo:color="#000000"/>
    </style:style>
    <style:style style:name="P1627" style:parent-style-name="TableContents" style:family="paragraph">
      <style:paragraph-properties fo:text-align="center"/>
      <style:text-properties style:font-name="American Typewriter" fo:color="#000000"/>
    </style:style>
    <style:style style:name="P1628" style:parent-style-name="TableContents" style:family="paragraph">
      <style:paragraph-properties fo:text-align="center"/>
      <style:text-properties style:font-name="American Typewriter" fo:color="#000000"/>
    </style:style>
    <style:style style:name="P1629" style:parent-style-name="TableContents" style:family="paragraph">
      <style:paragraph-properties fo:text-align="center"/>
      <style:text-properties style:font-name="American Typewriter" fo:color="#000000"/>
    </style:style>
    <style:style style:name="P1630" style:parent-style-name="TableContents" style:family="paragraph">
      <style:paragraph-properties fo:text-align="center"/>
      <style:text-properties style:font-name="American Typewriter" fo:color="#000000"/>
    </style:style>
    <style:style style:name="P1631" style:parent-style-name="TableContents" style:family="paragraph">
      <style:paragraph-properties fo:text-align="center"/>
      <style:text-properties style:font-name="American Typewriter" fo:color="#000000"/>
    </style:style>
    <style:style style:name="P1632" style:parent-style-name="TableContents" style:family="paragraph">
      <style:paragraph-properties fo:text-align="center"/>
      <style:text-properties style:font-name="American Typewriter" fo:color="#000000"/>
    </style:style>
    <style:style style:name="P1633" style:parent-style-name="TableContents" style:family="paragraph">
      <style:paragraph-properties fo:text-align="center"/>
      <style:text-properties style:font-name="American Typewriter" fo:font-weight="bold" style:font-weight-asian="bold" style:font-weight-complex="bold" fo:color="#000000" fo:font-size="20pt" style:font-size-asian="20pt" style:font-size-complex="20pt"/>
    </style:style>
    <style:style style:name="P1634" style:parent-style-name="TableContents" style:family="paragraph">
      <style:paragraph-properties fo:text-align="end"/>
      <style:text-properties style:font-name="American Typewriter" fo:color="#C9211E"/>
    </style:style>
    <style:style style:name="P1635" style:parent-style-name="TableContents" style:family="paragraph">
      <style:paragraph-properties fo:text-align="end"/>
      <style:text-properties style:font-name="American Typewriter" fo:color="#C9211E"/>
    </style:style>
    <style:style style:name="P1636" style:parent-style-name="TableContents" style:family="paragraph">
      <style:paragraph-properties fo:text-align="end"/>
      <style:text-properties style:font-name="American Typewriter" fo:color="#C9211E"/>
    </style:style>
    <style:style style:name="P1637" style:parent-style-name="TableContents" style:family="paragraph">
      <style:paragraph-properties fo:text-align="end"/>
      <style:text-properties style:font-name="American Typewriter" fo:color="#C9211E"/>
    </style:style>
    <style:style style:name="P1638" style:parent-style-name="TableContents" style:family="paragraph">
      <style:paragraph-properties fo:text-align="end"/>
      <style:text-properties style:font-name="American Typewriter" fo:color="#C9211E"/>
    </style:style>
    <style:style style:name="P1639" style:parent-style-name="TableContents" style:family="paragraph">
      <style:paragraph-properties fo:text-align="end"/>
    </style:style>
    <style:style style:name="T1640" style:parent-style-name="DefaultParagraphFont" style:family="text">
      <style:text-properties style:font-name="American Typewriter" style:font-name-asian="DengXian" fo:color="#C9211E"/>
    </style:style>
    <style:style style:name="T1641" style:parent-style-name="DefaultParagraphFont" style:family="text">
      <style:text-properties style:font-name="Segoe UI Symbol" style:font-name-asian="DengXian" style:font-name-complex="Segoe UI Symbol" fo:color="#C9211E"/>
    </style:style>
    <style:style style:name="T1642" style:parent-style-name="DefaultParagraphFont" style:family="text">
      <style:text-properties style:font-name="American Typewriter" style:font-name-asian="DengXian" fo:color="#C9211E"/>
    </style:style>
  </office:automatic-styles>
  <office:body>
    <office:text text:use-soft-page-breaks="true">
      <text:p text:style-name="P1">Voice Cast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Maka Albarn</text:p>
          </table:table-cell>
          <table:table-cell table:style-name="TableCell8">
            <text:p text:style-name="P9">Chiaki Omigawa</text:p>
          </table:table-cell>
        </table:table-row>
        <table:table-row table:style-name="TableRow10">
          <table:table-cell table:style-name="TableCell11">
            <text:p text:style-name="P12">Soul Evans</text:p>
          </table:table-cell>
          <table:table-cell table:style-name="TableCell13">
            <text:p text:style-name="P14"><text:span text:style-name="T15">Koki</text:span><text:span text:style-name="T16"><text:s/>Uchiyama</text:span></text:p>
          </table:table-cell>
        </table:table-row>
        <table:table-row table:style-name="TableRow17">
          <table:table-cell table:style-name="TableCell18">
            <text:p text:style-name="P19">Black☆Star</text:p>
          </table:table-cell>
          <table:table-cell table:style-name="TableCell20">
            <text:p text:style-name="P21">Yumiko Kobayashi</text:p>
          </table:table-cell>
        </table:table-row>
        <table:table-row table:style-name="TableRow22">
          <table:table-cell table:style-name="TableCell23">
            <text:p text:style-name="P24">Tsubaki Nakatsukasa</text:p>
          </table:table-cell>
          <table:table-cell table:style-name="TableCell25">
            <text:p text:style-name="P26">Kaori Nazuka</text:p>
          </table:table-cell>
        </table:table-row>
        <table:table-row table:style-name="TableRow27">
          <table:table-cell table:style-name="TableCell28">
            <text:p text:style-name="P29">Death the Kid</text:p>
          </table:table-cell>
          <table:table-cell table:style-name="TableCell30">
            <text:p text:style-name="P31">Mamoru Miyano</text:p>
          </table:table-cell>
        </table:table-row>
        <table:table-row table:style-name="TableRow32">
          <table:table-cell table:style-name="TableCell33">
            <text:p text:style-name="P34">Liz Thompson</text:p>
          </table:table-cell>
          <table:table-cell table:style-name="TableCell35">
            <text:p text:style-name="P36">Akeno Watanabe</text:p>
          </table:table-cell>
        </table:table-row>
        <table:table-row table:style-name="TableRow37">
          <table:table-cell table:style-name="TableCell38">
            <text:p text:style-name="P39">Patty Thompson</text:p>
          </table:table-cell>
          <table:table-cell table:style-name="TableCell40">
            <text:p text:style-name="P41">Narumi Takahira</text:p>
          </table:table-cell>
        </table:table-row>
      </table:table>
      <text:p text:style-name="P42"/>
      <text:p text:style-name="P43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Lord Death</text:p>
          </table:table-cell>
          <table:table-cell table:style-name="TableCell50">
            <text:p text:style-name="P51">Rikiya Koyama</text:p>
          </table:table-cell>
        </table:table-row>
        <table:table-row table:style-name="TableRow52">
          <table:table-cell table:style-name="TableCell53">
            <text:p text:style-name="P54">Spirit Albarn</text:p>
          </table:table-cell>
          <table:table-cell table:style-name="TableCell55">
            <text:p text:style-name="P56">Tōru Okawa</text:p>
          </table:table-cell>
        </table:table-row>
        <table:table-row table:style-name="TableRow57">
          <table:table-cell table:style-name="TableCell58">
            <text:p text:style-name="P59">Franken Stein</text:p>
          </table:table-cell>
          <table:table-cell table:style-name="TableCell60">
            <text:p text:style-name="P61">Yuya Uchida</text:p>
          </table:table-cell>
        </table:table-row>
        <table:table-row table:style-name="TableRow62">
          <table:table-cell table:style-name="TableCell63">
            <text:p text:style-name="P64">Sid Barrett</text:p>
          </table:table-cell>
          <table:table-cell table:style-name="TableCell65">
            <text:p text:style-name="P66">Masafumi Kimura</text:p>
          </table:table-cell>
        </table:table-row>
        <table:table-row table:style-name="TableRow67">
          <table:table-cell table:style-name="TableCell68">
            <text:p text:style-name="P69">Medusa</text:p>
          </table:table-cell>
          <table:table-cell table:style-name="TableCell70">
            <text:p text:style-name="P71">Hoko Kuwashima</text:p>
          </table:table-cell>
        </table:table-row>
        <table:table-row table:style-name="TableRow72">
          <table:table-cell table:style-name="TableCell73">
            <text:p text:style-name="P74">Eruka</text:p>
          </table:table-cell>
          <table:table-cell table:style-name="TableCell75">
            <text:p text:style-name="P76">Misato Fukuen</text:p>
          </table:table-cell>
        </table:table-row>
        <table:table-row table:style-name="TableRow77">
          <table:table-cell table:style-name="TableCell78">
            <text:p text:style-name="P79">Blair</text:p>
          </table:table-cell>
          <table:table-cell table:style-name="TableCell80">
            <text:p text:style-name="P81"><text:span text:style-name="T82">Emiri<text:s/></text:span><text:span text:style-name="T83">Kato</text:span></text:p>
          </table:table-cell>
        </table:table-row>
        <table:table-row table:style-name="TableRow84">
          <table:table-cell table:style-name="TableCell85">
            <text:p text:style-name="P86">Ox Ford</text:p>
          </table:table-cell>
          <table:table-cell table:style-name="TableCell87">
            <text:p text:style-name="P88">Hiroyuki Yoshino</text:p>
          </table:table-cell>
        </table:table-row>
      </table:table>
      <text:p text:style-name="P89"/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Ponera</text:p>
          </table:table-cell>
          <table:table-cell table:style-name="TableCell97">
            <text:p text:style-name="P98">Sayori Ishizuka</text:p>
          </table:table-cell>
        </table:table-row>
        <table:table-row table:style-name="TableRow99">
          <table:table-cell table:style-name="TableCell100">
            <text:p text:style-name="P101">Grimoire</text:p>
          </table:table-cell>
          <table:table-cell table:style-name="TableCell102">
            <text:p text:style-name="P103">Daisuke Kirii</text:p>
          </table:table-cell>
        </table:table-row>
        <table:table-row table:style-name="TableRow104">
          <table:table-cell table:style-name="TableCell105">
            <text:p text:style-name="P106">Nars Garnier</text:p>
          </table:table-cell>
          <table:table-cell table:style-name="TableCell107">
            <text:p text:style-name="P108">Makoto Yasumura</text:p>
          </table:table-cell>
        </table:table-row>
        <table:table-row table:style-name="TableRow109">
          <table:table-cell table:style-name="TableCell110">
            <text:p text:style-name="P111">Alone</text:p>
          </table:table-cell>
          <table:table-cell table:style-name="TableCell112">
            <text:p text:style-name="P113">Otoya Kawano</text:p>
          </table:table-cell>
        </table:table-row>
        <table:table-row table:style-name="TableRow114">
          <table:table-cell table:style-name="TableCell115">
            <text:p text:style-name="P116">Killbell</text:p>
          </table:table-cell>
          <table:table-cell table:style-name="TableCell117">
            <text:p text:style-name="P118">Yasuhiko Kawazu</text:p>
          </table:table-cell>
        </table:table-row>
        <table:table-row table:style-name="TableRow119">
          <table:table-cell table:style-name="TableCell120">
            <text:p text:style-name="P121">Gigant</text:p>
          </table:table-cell>
          <table:table-cell table:style-name="TableCell122">
            <text:p text:style-name="P123"><text:span text:style-name="T124">Kenichir</text:span><text:span text:style-name="T125">ō</text:span><text:span text:style-name="T126"><text:s/>Matsuda</text:span></text:p>
          </table:table-cell>
        </table:table-row>
      </table:table>
      <text:p text:style-name="P127"/>
      <text:p text:style-name="P128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Jack the Ripper</text:p>
          </table:table-cell>
          <table:table-cell table:style-name="TableCell135">
            <text:p text:style-name="P136">Koichi Sakaguchi</text:p>
          </table:table-cell>
        </table:table-row>
        <table:table-row table:style-name="TableRow137">
          <table:table-cell table:style-name="TableCell138">
            <text:p text:style-name="P139">Sonson-J</text:p>
          </table:table-cell>
          <table:table-cell table:style-name="TableCell140">
            <text:p text:style-name="P141">Ken Uo</text:p>
          </table:table-cell>
        </table:table-row>
        <table:table-row table:style-name="TableRow142">
          <table:table-cell table:style-name="TableCell143">
            <text:p text:style-name="P144">Rasputin</text:p>
          </table:table-cell>
          <table:table-cell table:style-name="TableCell145">
            <text:p text:style-name="P146">Koichi Sakaguchi</text:p>
          </table:table-cell>
        </table:table-row>
        <table:table-row table:style-name="TableRow147">
          <table:table-cell table:style-name="TableCell148">
            <text:p text:style-name="P149">Enemy A</text:p>
          </table:table-cell>
          <table:table-cell table:style-name="TableCell150">
            <text:p text:style-name="P151">Satoru Inoue</text:p>
          </table:table-cell>
        </table:table-row>
        <table:table-row table:style-name="TableRow152">
          <table:table-cell table:style-name="TableCell153">
            <text:p text:style-name="P154">Enemy B</text:p>
          </table:table-cell>
          <table:table-cell table:style-name="TableCell155">
            <text:p text:style-name="P156">Hisafumi Oda</text:p>
          </table:table-cell>
        </table:table-row>
        <table:table-row table:style-name="TableRow157">
          <table:table-cell table:style-name="TableCell158">
            <text:p text:style-name="P159">Secretary Auntie</text:p>
          </table:table-cell>
          <table:table-cell table:style-name="TableCell160">
            <text:p text:style-name="P161">Yasuko Hatori</text:p>
          </table:table-cell>
        </table:table-row>
      </table:table>
      <text:p text:style-name="P162"/>
      <text:p text:style-name="P163"/>
      <text:p text:style-name="P164"/>
      <text:p text:style-name="P165"/>
      <text:soft-page-break/>
      <text:p text:style-name="P166">Bones Staff</text:p>
      <text:p text:style-name="P167"/>
      <text:p text:style-name="P168">Sound Director</text:p>
      <text:p text:style-name="P169">Kazuhiro Wakabayashi</text:p>
      <text:p text:style-name="P170"/>
      <text:p text:style-name="P171">Assistant Sound Director</text:p>
      <text:p text:style-name="P172">Noboru Haraguchi</text:p>
      <text:p text:style-name="P173"/>
      <text:p text:style-name="P174">Sound Production Lead</text:p>
      <text:p text:style-name="P175">Nobue Yoshinaga</text:p>
      <text:p text:style-name="P176"/>
      <text:p text:style-name="P177">Sound Production</text:p>
      <text:p text:style-name="P178">Phonisia</text:p>
      <text:p text:style-name="P179"/>
      <text:p text:style-name="P180">Sound Effects</text:p>
      <text:p text:style-name="P181">Shizuo Kurahashi</text:p>
      <text:p text:style-name="P182"/>
      <text:p text:style-name="P183">Assistant Sound Effects</text:p>
      <text:p text:style-name="P184">Masafumi Watanabe</text:p>
      <text:p text:style-name="P185"/>
      <text:p text:style-name="P186">Sound Effects Production</text:p>
      <text:p text:style-name="P187">SOUND BOX</text:p>
      <text:p text:style-name="P188"/>
      <text:p text:style-name="P189">Audio Recording</text:p>
      <text:p text:style-name="P190">Michihiko Iwana</text:p>
      <text:p text:style-name="P191"/>
      <text:p text:style-name="P192">Assistant Audio Recording</text:p>
      <text:p text:style-name="P193">Fumie Ishikura</text:p>
      <text:p text:style-name="P194"/>
      <text:p text:style-name="P195">Audio Recording Studio</text:p>
      <text:p text:style-name="P196">Tokyo Television Center</text:p>
      <text:p text:style-name="P197"/>
      <text:p text:style-name="P198"/>
      <text:p text:style-name="P199"/>
      <text:p text:style-name="P200">Character Design</text:p>
      <text:p text:style-name="P201">Animation Director</text:p>
      <text:p text:style-name="P202">Yoshiyuki Ito</text:p>
      <text:p text:style-name="P203"/>
      <text:p text:style-name="P204">Concept Design</text:p>
      <text:p text:style-name="P205">Shinji Aramaki</text:p>
      <text:p text:style-name="P206"/>
      <text:p text:style-name="P207">Main Prop Design</text:p>
      <text:p text:style-name="P208">Takeshi Hoshino</text:p>
      <text:p text:style-name="P209"/>
      <text:p text:style-name="P210">Background Art Director</text:p>
      <text:p text:style-name="P211">Norifumi Nakamura</text:p>
      <text:p text:style-name="P212"/>
      <text:p text:style-name="P213">Color Design</text:p>
      <text:p text:style-name="P214">Shihoko Nakayama</text:p>
      <text:p text:style-name="P215"/>
      <text:p text:style-name="P216"/>
      <text:p text:style-name="P217"/>
      <text:p text:style-name="P218">Insert Animation</text:p>
      <text:p text:style-name="P219"/>
      <text:p text:style-name="P220">Storyboard Director</text:p>
      <text:p text:style-name="P221">Hideto Komori</text:p>
      <text:p text:style-name="P222"/>
      <text:p text:style-name="P223">Wii-Exclusive Character Design</text:p>
      <text:p text:style-name="P224">Takahiro Komori</text:p>
      <text:p text:style-name="P225"/>
      <text:p text:style-name="P226">Animation Directors</text:p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Takahiro Komori</text:p>
          </table:table-cell>
          <table:table-cell table:style-name="TableCell233">
            <text:p text:style-name="P234">Tatsuo Nagai</text:p>
          </table:table-cell>
        </table:table-row>
      </table:table>
      <text:p text:style-name="P235"/>
      <text:p text:style-name="P236">Assistant Animation Director</text:p>
      <text:p text:style-name="P237">Kazumi Inadome</text:p>
      <text:p text:style-name="P238"/>
      <text:p text:style-name="P239">Animation</text:p>
      <table:table table:style-name="Table240">
        <table:table-columns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Kazuto Nakazawa</text:p>
          </table:table-cell>
          <table:table-cell table:style-name="TableCell246">
            <text:p text:style-name="P247">Takashi Hashimoto</text:p>
          </table:table-cell>
        </table:table-row>
        <table:table-row table:style-name="TableRow248">
          <table:table-cell table:style-name="TableCell249">
            <text:p text:style-name="P250">Satoshi Iwataki</text:p>
          </table:table-cell>
          <table:table-cell table:style-name="TableCell251">
            <text:p text:style-name="P252">Tokuyuki Matsutake</text:p>
          </table:table-cell>
        </table:table-row>
        <table:table-row table:style-name="TableRow253">
          <table:table-cell table:style-name="TableCell254">
            <text:p text:style-name="P255">Tatsuya Oka</text:p>
          </table:table-cell>
          <table:table-cell table:style-name="TableCell256">
            <text:p text:style-name="P257">Koichi Usami</text:p>
          </table:table-cell>
        </table:table-row>
        <table:table-row table:style-name="TableRow258">
          <table:table-cell table:style-name="TableCell259">
            <text:p text:style-name="P260">Takahiro Tanaka</text:p>
          </table:table-cell>
          <table:table-cell table:style-name="TableCell261">
            <text:p text:style-name="P262">Jun Shibata</text:p>
          </table:table-cell>
        </table:table-row>
        <table:table-row table:style-name="TableRow263">
          <table:table-cell table:style-name="TableCell264">
            <text:p text:style-name="P265">Washikita Kyota</text:p>
          </table:table-cell>
          <table:table-cell table:style-name="TableCell266">
            <text:p text:style-name="P267">Takashi Muratani</text:p>
          </table:table-cell>
        </table:table-row>
        <table:table-row table:style-name="TableRow268">
          <table:table-cell table:style-name="TableCell269">
            <text:p text:style-name="P270">Toshiharu Sugie</text:p>
          </table:table-cell>
          <table:table-cell table:style-name="TableCell271">
            <text:p text:style-name="P272">Hiroyuki Ohkaji</text:p>
          </table:table-cell>
        </table:table-row>
        <table:table-row table:style-name="TableRow273">
          <table:table-cell table:style-name="TableCell274">
            <text:p text:style-name="P275">Takeshi Ninomiya</text:p>
          </table:table-cell>
          <table:table-cell table:style-name="TableCell276">
            <text:p text:style-name="P277">Takao Hasegawa</text:p>
          </table:table-cell>
        </table:table-row>
        <table:table-row table:style-name="TableRow278">
          <table:table-cell table:style-name="TableCell279">
            <text:p text:style-name="P280">Motohiko Kurihara</text:p>
          </table:table-cell>
          <table:table-cell table:style-name="TableCell281">
            <text:p text:style-name="P282">Raku Nishikimi</text:p>
          </table:table-cell>
        </table:table-row>
        <table:table-row table:style-name="TableRow283">
          <table:table-cell table:style-name="TableCell284">
            <text:p text:style-name="P285">Hitomi Takechi</text:p>
          </table:table-cell>
          <table:table-cell table:style-name="TableCell286">
            <text:p text:style-name="P287">Tatsuya Tanaka</text:p>
          </table:table-cell>
        </table:table-row>
        <table:table-row table:style-name="TableRow288">
          <table:table-cell table:style-name="TableCell289">
            <text:p text:style-name="P290">Shoichi Funaki</text:p>
          </table:table-cell>
          <table:table-cell table:style-name="TableCell291">
            <text:p text:style-name="P292">Yousuke Toyama</text:p>
          </table:table-cell>
        </table:table-row>
        <table:table-row table:style-name="TableRow293">
          <table:table-cell table:style-name="TableCell294">
            <text:p text:style-name="P295">Norifumi Shiro</text:p>
          </table:table-cell>
          <table:table-cell table:style-name="TableCell296">
            <text:p text:style-name="P297">Tetsuya Wakano</text:p>
          </table:table-cell>
        </table:table-row>
      </table:table>
      <text:p text:style-name="P298">(Lord Death 0:56)</text:p>
      <text:p text:style-name="P299"><text:span text:style-name="T300">Yoooo! Sid, how’s it going at the lab♪?</text:span></text:p>
      <text:p text:style-name="P301">Everything back to normal?</text:p>
      <text:p text:style-name="P302">Second Key Animation</text:p>
      <table:table table:style-name="Table303">
        <table:table-columns>
          <table:table-column table:style-name="TableColumn304"/>
          <table:table-column table:style-name="TableColumn305"/>
        </table:table-columns>
        <table:table-row table:style-name="TableRow306">
          <table:table-cell table:style-name="TableCell307">
            <text:p text:style-name="P308">Shingo Kurakari</text:p>
          </table:table-cell>
          <table:table-cell table:style-name="TableCell309">
            <text:p text:style-name="P310">Kei Ajiki</text:p>
          </table:table-cell>
        </table:table-row>
        <table:table-row table:style-name="TableRow311">
          <table:table-cell table:style-name="TableCell312">
            <text:p text:style-name="P313">Shinji Itadaki</text:p>
          </table:table-cell>
          <table:table-cell table:style-name="TableCell314">
            <text:p text:style-name="P315">Naoto Abe</text:p>
          </table:table-cell>
        </table:table-row>
        <table:table-row table:style-name="TableRow316">
          <table:table-cell table:style-name="TableCell317" table:number-columns-spanned="2">
            <text:p text:style-name="P318">LIBERTY</text:p>
          </table:table-cell>
          <table:covered-table-cell/>
        </table:table-row>
        <table:table-row table:style-name="TableRow319">
          <table:table-cell table:style-name="TableCell320" table:number-columns-spanned="2">
            <text:p text:style-name="P321">FRONTLINE</text:p>
          </table:table-cell>
          <table:covered-table-cell/>
        </table:table-row>
        <table:table-row table:style-name="TableRow322">
          <table:table-cell table:style-name="TableCell323" table:number-columns-spanned="2">
            <text:p text:style-name="P324">Yuhodo</text:p>
          </table:table-cell>
          <table:covered-table-cell/>
        </table:table-row>
        <table:table-row table:style-name="TableRow325">
          <table:table-cell table:style-name="TableCell326" table:number-columns-spanned="2">
            <text:p text:style-name="P327">Sakura Create</text:p>
          </table:table-cell>
          <table:covered-table-cell/>
        </table:table-row>
        <table:table-row table:style-name="TableRow328">
          <table:table-cell table:style-name="TableCell329" table:number-columns-spanned="2">
            <text:p text:style-name="P330">Last House</text:p>
          </table:table-cell>
          <table:covered-table-cell/>
        </table:table-row>
        <table:table-row table:style-name="TableRow331">
          <table:table-cell table:style-name="TableCell332" table:number-columns-spanned="2">
            <text:p text:style-name="P333">Kurenaigumi</text:p>
          </table:table-cell>
          <table:covered-table-cell/>
        </table:table-row>
      </table:table>
      <text:soft-page-break/>
      <text:p text:style-name="P334">(Sid 1:03)</text:p>
      <text:p text:style-name="P335">Yes. Repairs are in progress.</text:p>
      <text:p text:style-name="P336"><text:span text:style-name="T337">In-between Check</text:span></text:p>
      <text:p text:style-name="P338">Koichi Iwanaga</text:p>
      <text:p text:style-name="P339">(Spirit 1:06)</text:p>
      <text:p text:style-name="P340"><text:span text:style-name="T341">It's great we're taking our time to make sure it’s done right.</text:span></text:p>
      <text:p text:style-name="P342">But it means you can't do any of those weird experiments of yours.</text:p>
      <text:p text:style-name="P343">Isn’t that right, Stein?</text:p>
      <text:p text:style-name="P344">In-between Animation</text:p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Keiko Atake</text:p>
          </table:table-cell>
          <table:table-cell table:style-name="TableCell351">
            <text:p text:style-name="P352">Hiromi Masuko</text:p>
          </table:table-cell>
        </table:table-row>
        <table:table-row table:style-name="TableRow353">
          <table:table-cell table:style-name="TableCell354">
            <text:p text:style-name="P355">Keiko Oyama</text:p>
          </table:table-cell>
          <table:table-cell table:style-name="TableCell356">
            <text:p text:style-name="P357">Yuu Takahashi</text:p>
          </table:table-cell>
        </table:table-row>
        <table:table-row table:style-name="TableRow358">
          <table:table-cell table:style-name="TableCell359" table:number-columns-spanned="2">
            <text:p text:style-name="P360">Bones Animation Department</text:p>
          </table:table-cell>
          <table:covered-table-cell/>
        </table:table-row>
        <table:table-row table:style-name="TableRow361">
          <table:table-cell table:style-name="TableCell362" table:number-columns-spanned="2">
            <text:p text:style-name="P363">Production I.G</text:p>
          </table:table-cell>
          <table:covered-table-cell/>
        </table:table-row>
        <table:table-row table:style-name="TableRow364">
          <table:table-cell table:style-name="TableCell365" table:number-columns-spanned="2">
            <text:p text:style-name="P366">Anime Torotoro</text:p>
          </table:table-cell>
          <table:covered-table-cell/>
        </table:table-row>
        <table:table-row table:style-name="TableRow367">
          <table:table-cell table:style-name="TableCell368" table:number-columns-spanned="2">
            <text:p text:style-name="P369">Tatsunoko Production</text:p>
          </table:table-cell>
          <table:covered-table-cell/>
        </table:table-row>
        <table:table-row table:style-name="TableRow370">
          <table:table-cell table:style-name="TableCell371" table:number-columns-spanned="2">
            <text:p text:style-name="P372">A.P.P.P.</text:p>
          </table:table-cell>
          <table:covered-table-cell/>
        </table:table-row>
        <table:table-row table:style-name="TableRow373">
          <table:table-cell table:style-name="TableCell374" table:number-columns-spanned="2">
            <text:p text:style-name="P375">Triple A</text:p>
          </table:table-cell>
          <table:covered-table-cell/>
        </table:table-row>
      </table:table>
      <text:p text:style-name="P376"/>
      <text:p text:style-name="P377">Wii-Exclusive Color Design</text:p>
      <text:p text:style-name="P378">Color Coordination – Final Inspection</text:p>
      <text:p text:style-name="P379">Yukari Goto</text:p>
      <text:p text:style-name="P380">(Stein 1:13)</text:p>
      <text:p text:style-name="P381"><text:span text:style-name="T382">Yes. After all, those kinds of experiments can honestly be done just about anywhere.</text:span></text:p>
      <text:p text:style-name="P383"/>
      <text:p text:style-name="P384">Assistant Final Inspection</text:p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Shihoko Nakayama</text:p>
          </table:table-cell>
          <table:table-cell table:style-name="TableCell391">
            <text:p text:style-name="P392">Kahori Sato</text:p>
          </table:table-cell>
        </table:table-row>
        <table:table-row table:style-name="TableRow393">
          <table:table-cell table:style-name="TableCell394">
            <text:p text:style-name="P395">Fumiko Tanaka</text:p>
          </table:table-cell>
          <table:table-cell table:style-name="TableCell396">
            <text:p text:style-name="P397"/>
          </table:table-cell>
        </table:table-row>
      </table:table>
      <text:p text:style-name="P398"/>
      <text:p text:style-name="P399">Finishing Touches</text:p>
      <table:table table:style-name="Table400">
        <table:table-columns>
          <table:table-column table:style-name="TableColumn401"/>
          <table:table-column table:style-name="TableColumn402"/>
        </table:table-columns>
        <table:table-row table:style-name="TableRow403">
          <table:table-cell table:style-name="TableCell404" table:number-columns-spanned="2">
            <text:p text:style-name="P405">Production I.G</text:p>
          </table:table-cell>
          <table:covered-table-cell/>
        </table:table-row>
        <table:table-row table:style-name="TableRow406">
          <table:table-cell table:style-name="TableCell407">
            <text:p text:style-name="P408">Mariko Shimokawa</text:p>
          </table:table-cell>
          <table:table-cell table:style-name="TableCell409">
            <text:p text:style-name="P410">Emiki Ueno</text:p>
          </table:table-cell>
        </table:table-row>
        <table:table-row table:style-name="TableRow411">
          <table:table-cell table:style-name="TableCell412">
            <text:p text:style-name="P413">Yuri Okada</text:p>
          </table:table-cell>
          <table:table-cell table:style-name="TableCell414">
            <text:p text:style-name="P415">Mika Sugawara</text:p>
          </table:table-cell>
        </table:table-row>
        <table:table-row table:style-name="TableRow416">
          <table:table-cell table:style-name="TableCell417">
            <text:p text:style-name="P418">Yuuko Fujita</text:p>
          </table:table-cell>
          <table:table-cell table:style-name="TableCell419">
            <text:p text:style-name="P420">Kumiko Sato</text:p>
          </table:table-cell>
        </table:table-row>
        <table:table-row table:style-name="TableRow421">
          <table:table-cell table:style-name="TableCell422">
            <text:p text:style-name="P423">Yuka Takeda</text:p>
          </table:table-cell>
          <table:table-cell table:style-name="TableCell424">
            <text:p text:style-name="P425">Sachiyo Mutou</text:p>
          </table:table-cell>
        </table:table-row>
        <table:table-row table:style-name="TableRow426">
          <table:table-cell table:style-name="TableCell427">
            <text:p text:style-name="P428">Sayoko Noda</text:p>
          </table:table-cell>
          <table:table-cell table:style-name="TableCell429">
            <text:p text:style-name="P430">Katsumi Oshima</text:p>
          </table:table-cell>
        </table:table-row>
        <table:table-row table:style-name="TableRow431">
          <table:table-cell table:style-name="TableCell432">
            <text:p text:style-name="P433">Reika Yoneyama</text:p>
          </table:table-cell>
          <table:table-cell table:style-name="TableCell434">
            <text:p text:style-name="P435">Fujiko Ohmori</text:p>
          </table:table-cell>
        </table:table-row>
        <table:table-row table:style-name="TableRow436">
          <table:table-cell table:style-name="TableCell437">
            <text:p text:style-name="P438">Mayumi Sato</text:p>
          </table:table-cell>
          <table:table-cell table:style-name="TableCell439">
            <text:p text:style-name="P440"/>
          </table:table-cell>
        </table:table-row>
      </table:table>
      <text:p text:style-name="P441">(Spirit 1:19)</text:p>
      <text:p text:style-name="P442">Huh?</text:p>
      <text:p text:style-name="P443">Hey!</text:p>
      <text:p text:style-name="P444">Y-You did something to me again, didn’t you!?</text:p>
      <text:soft-page-break/>
      <text:p text:style-name="P445">Aaaah!</text:p>
      <text:p text:style-name="P446">Wish</text:p>
      <table:table table:style-name="Table447">
        <table:table-columns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P452">Yoshiki Ito</text:p>
          </table:table-cell>
          <table:table-cell table:style-name="TableCell453">
            <text:p text:style-name="P454">Atsuko Ito</text:p>
          </table:table-cell>
        </table:table-row>
        <table:table-row table:style-name="TableRow455">
          <table:table-cell table:style-name="TableCell456">
            <text:p text:style-name="P457">Naoko Sunahara</text:p>
          </table:table-cell>
          <table:table-cell table:style-name="TableCell458">
            <text:p text:style-name="P459">Yoko Chiba</text:p>
          </table:table-cell>
        </table:table-row>
        <table:table-row table:style-name="TableRow460">
          <table:table-cell table:style-name="TableCell461">
            <text:p text:style-name="P462">Hiromi Mitome</text:p>
          </table:table-cell>
          <table:table-cell table:style-name="TableCell463">
            <text:p text:style-name="P464">Junko Mochizuki</text:p>
          </table:table-cell>
        </table:table-row>
        <table:table-row table:style-name="TableRow465">
          <table:table-cell table:style-name="TableCell466">
            <text:p text:style-name="P467">Michiko Watanabe</text:p>
          </table:table-cell>
          <table:table-cell table:style-name="TableCell468">
            <text:p text:style-name="P469">Marie Koga</text:p>
          </table:table-cell>
        </table:table-row>
        <table:table-row table:style-name="TableRow470">
          <table:table-cell table:style-name="TableCell471">
            <text:p text:style-name="P472">Yumi Fujiwara</text:p>
          </table:table-cell>
          <table:table-cell table:style-name="TableCell473">
            <text:p text:style-name="P474">Yuu Takahashi</text:p>
          </table:table-cell>
        </table:table-row>
        <table:table-row table:style-name="TableRow475">
          <table:table-cell table:style-name="TableCell476">
            <text:p text:style-name="P477">Erika Tanaka</text:p>
          </table:table-cell>
          <table:table-cell table:style-name="TableCell478">
            <text:p text:style-name="P479">Yuri Shiozawa</text:p>
          </table:table-cell>
        </table:table-row>
      </table:table>
      <text:p text:style-name="P480">(Lord Death 1:26)</text:p>
      <text:p text:style-name="P481">Look at those two.</text:p>
      <text:p text:style-name="P482"><text:span text:style-name="T483">Still the best of friends after all these years♪</text:span></text:p>
      <text:p text:style-name="P484"/>
      <text:p text:style-name="P485">Studio Elle</text:p>
      <table:table table:style-name="Table486">
        <table:table-columns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p text:style-name="P491">Suzuka Ono</text:p>
          </table:table-cell>
          <table:table-cell table:style-name="TableCell492">
            <text:p text:style-name="P493">Mika Tanba</text:p>
          </table:table-cell>
        </table:table-row>
        <table:table-row table:style-name="TableRow494">
          <table:table-cell table:style-name="TableCell495">
            <text:p text:style-name="P496">Risa Mimura</text:p>
          </table:table-cell>
          <table:table-cell table:style-name="TableCell497">
            <text:p text:style-name="P498">Maiko Misaki</text:p>
          </table:table-cell>
        </table:table-row>
        <table:table-row table:style-name="TableRow499">
          <table:table-cell table:style-name="TableCell500">
            <text:p text:style-name="P501">Shizumi Sakai</text:p>
          </table:table-cell>
          <table:table-cell table:style-name="TableCell502">
            <text:p text:style-name="P503">Michiko Kado</text:p>
          </table:table-cell>
        </table:table-row>
      </table:table>
      <text:p text:style-name="P504"/>
      <text:p text:style-name="P505"/>
      <text:p text:style-name="P506">Studio Fantasia</text:p>
      <text:p text:style-name="P507">Studio Road</text:p>
      <text:p text:style-name="P508">(Sid 1:33)</text:p>
      <text:p text:style-name="P509">But we can't assume that he will always remain the way he is.</text:p>
      <text:p text:style-name="P510"/>
      <text:p text:style-name="P511">Art Director/ Production Designer</text:p>
      <text:p text:style-name="P512">Hiroshi Ohno</text:p>
      <text:p text:style-name="P513"/>
      <text:p text:style-name="P514">Studio Fuga</text:p>
      <table:table table:style-name="Table515">
        <table:table-columns>
          <table:table-column table:style-name="TableColumn516"/>
          <table:table-column table:style-name="TableColumn517"/>
        </table:table-columns>
        <table:table-row table:style-name="TableRow518">
          <table:table-cell table:style-name="TableCell519">
            <text:p text:style-name="P520">Shunsuke Suzuki</text:p>
          </table:table-cell>
          <table:table-cell table:style-name="TableCell521">
            <text:p text:style-name="P522">Emi Kitahara</text:p>
          </table:table-cell>
        </table:table-row>
        <table:table-row table:style-name="TableRow523">
          <table:table-cell table:style-name="TableCell524">
            <text:p text:style-name="P525">Yuho Akagami</text:p>
          </table:table-cell>
          <table:table-cell table:style-name="TableCell526">
            <text:p text:style-name="P527">Kiyoshi Samejima</text:p>
          </table:table-cell>
        </table:table-row>
        <table:table-row table:style-name="TableRow528">
          <table:table-cell table:style-name="TableCell529">
            <text:p text:style-name="P530">Tatsuya Sasaki</text:p>
          </table:table-cell>
          <table:table-cell table:style-name="TableCell531">
            <text:p text:style-name="P532">Sanae Terasawa</text:p>
          </table:table-cell>
        </table:table-row>
        <table:table-row table:style-name="TableRow533">
          <table:table-cell table:style-name="TableCell534">
            <text:p text:style-name="P535">Junko Shimada</text:p>
          </table:table-cell>
          <table:table-cell table:style-name="TableCell536">
            <text:p text:style-name="P537">Taichi Toki</text:p>
          </table:table-cell>
        </table:table-row>
        <table:table-row table:style-name="TableRow538">
          <table:table-cell table:style-name="TableCell539">
            <text:p text:style-name="P540">Kumiko Ono</text:p>
          </table:table-cell>
          <table:table-cell table:style-name="TableCell541">
            <text:p text:style-name="P542"/>
          </table:table-cell>
        </table:table-row>
      </table:table>
      <text:p text:style-name="P543"/>
      <text:p text:style-name="P544">Background Scan</text:p>
      <text:p text:style-name="P545">Scan Shop, Ltd.</text:p>
      <text:p text:style-name="P546">Hiroaki Sato</text:p>
      <text:p text:style-name="P547">(Lord Death 1:39)</text:p>
      <text:p text:style-name="P548">True♪ If I don't keep an eye on it, things could get ugly♪</text:p>
      <text:p text:style-name="P549"/>
      <text:p text:style-name="P550">Special Effects</text:p>
      <text:p text:style-name="P551">Shin Inoie</text:p>
      <text:p text:style-name="P552"/>
      <text:p text:style-name="P553">Director of Photography</text:p>
      <text:p text:style-name="P554">Yohei Mitahara</text:p>
      <text:p text:style-name="P555"/>
      <text:p text:style-name="P556">Photography</text:p>
      <text:p text:style-name="P557">Bones Photography Department</text:p>
      <text:p text:style-name="P558">Tsuyoshi Kanbayashi</text:p>
      <text:p text:style-name="P559">Hikaru Fukuda</text:p>
      <text:p text:style-name="P560">Hitomi Fukuzawa</text:p>
      <text:p text:style-name="P561">Satomi Ryukaku</text:p>
      <text:p text:style-name="P562"/>
      <text:p text:style-name="P563">3D CGI</text:p>
      <text:p text:style-name="P564">Mayuko Furumoto</text:p>
      <text:p text:style-name="P565">Kota Sasaki</text:p>
      <text:p text:style-name="P566">Akiko Sasaoka</text:p>
      <text:p text:style-name="P567"/>
      <text:p text:style-name="P568">Fonts</text:p>
      <text:p text:style-name="P569">Hakusyu Fonts co. ltd</text:p>
      <text:p text:style-name="P570"/>
      <text:p text:style-name="P571">Editor</text:p>
      <text:p text:style-name="P572">Shigeru Nishiyama</text:p>
      <text:p text:style-name="P573"/>
      <text:p text:style-name="P574">Assistant Editor</text:p>
      <text:p text:style-name="P575">Kentaro Tsubone</text:p>
      <text:p text:style-name="P576"/>
      <text:p text:style-name="P577">Editing Studio</text:p>
      <text:p text:style-name="P578">REAL-T</text:p>
      <text:p text:style-name="P579"/>
      <text:p text:style-name="P580">HD Editor</text:p>
      <text:p text:style-name="P581">Junichi Arai</text:p>
      <text:p text:style-name="P582"/>
      <text:p text:style-name="P583">Assistant HD Editor</text:p>
      <text:p text:style-name="P584">Shinji Iriyama</text:p>
      <text:p text:style-name="P585"/>
      <text:p text:style-name="P586">HD Editing Studio</text:p>
      <text:p text:style-name="P587">Q-TEC</text:p>
      <text:p text:style-name="P588"><text:span text:style-name="T589">(Liz 1:57)</text:span></text:p>
      <text:p text:style-name="P590"><text:span text:style-name="T591">ん、あぁ～この間</text:span><text:span text:style-name="T592"><text:s/></text:span><text:span text:style-name="T593">魔女の騒ぎにやっと落ち着いたって感じだねぇ。</text:span></text:p>
      <text:p text:style-name="P594"><text:span text:style-name="T595">Mmmgh!<text:s/></text:span><text:span text:style-name="T596">It seems like all that witch business has finally calmed down.</text:span></text:p>
      <text:p text:style-name="P597"/>
      <text:p text:style-name="P598">Production Assisstant</text:p>
      <text:p text:style-name="P599">Kazumi Kato</text:p>
      <text:p text:style-name="P600">(Tsubaki 2:02)</text:p>
      <text:p text:style-name="P601"><text:span text:style-name="T602">そうですね。いつもの死武専に</text:span><text:span text:style-name="T603">戻りましたね。</text:span></text:p>
      <text:p text:style-name="P604">You’re right. The DWMA is back to normal.</text:p>
      <text:p text:style-name="P605"/>
      <text:p text:style-name="P606"/>
      <text:p text:style-name="P607"/>
      <text:p text:style-name="P608">Cut-in Character</text:p>
      <text:p text:style-name="P609"/>
      <text:p text:style-name="P610">Producer</text:p>
      <text:p text:style-name="P611">Takebumi Anzai</text:p>
      <text:p text:style-name="P612"/>
      <text:p text:style-name="P613"><text:span text:style-name="T614">Animation Director</text:span></text:p>
      <text:p text:style-name="P615">Takahiro Komori</text:p>
      <text:p text:style-name="P616"><text:span text:style-name="T617">(Patty 2:07)</text:span></text:p>
      <text:p text:style-name="P618"><text:span text:style-name="T619">え</text:span><text:span text:style-name="T620">ー　お祭りみたい</text:span><text:span text:style-name="T621">だ</text:span><text:span text:style-name="T622">楽しかったよ。もっと騒が</text:span><text:span text:style-name="T623">—</text:span></text:p>
      <text:p text:style-name="P624">Eh~ It was so fun, like a festival. I want more chaos!<text:s/></text:p>
      <text:p text:style-name="P625"/>
      <text:p text:style-name="P626">Animation</text:p>
      <table:table table:style-name="Table627">
        <table:table-columns>
          <table:table-column table:style-name="TableColumn628"/>
          <table:table-column table:style-name="TableColumn629"/>
        </table:table-columns>
        <table:table-row table:style-name="TableRow630">
          <table:table-cell table:style-name="TableCell631">
            <text:p text:style-name="P632">Asako Aoki</text:p>
          </table:table-cell>
          <table:table-cell table:style-name="TableCell633">
            <text:p text:style-name="P634">Naoto Abe</text:p>
          </table:table-cell>
        </table:table-row>
        <table:table-row table:style-name="TableRow635">
          <table:table-cell table:style-name="TableCell636">
            <text:p text:style-name="P637">Wataru Abe</text:p>
          </table:table-cell>
          <table:table-cell table:style-name="TableCell638">
            <text:p text:style-name="P639">Takaaki Izumo</text:p>
          </table:table-cell>
        </table:table-row>
        <table:table-row table:style-name="TableRow640">
          <table:table-cell table:style-name="TableCell641">
            <text:p text:style-name="P642">Yae Outsuka</text:p>
          </table:table-cell>
          <table:table-cell table:style-name="TableCell643">
            <text:p text:style-name="P644">Tatsuya Oka</text:p>
          </table:table-cell>
        </table:table-row>
        <table:table-row table:style-name="TableRow645">
          <table:table-cell table:style-name="TableCell646">
            <text:p text:style-name="P647">Hiro Kanzaki</text:p>
          </table:table-cell>
          <table:table-cell table:style-name="TableCell648">
            <text:p text:style-name="P649">Toshihiro Kikuchi</text:p>
          </table:table-cell>
        </table:table-row>
        <table:table-row table:style-name="TableRow650">
          <table:table-cell table:style-name="TableCell651">
            <text:p text:style-name="P652">Satoru Kiyomaru</text:p>
          </table:table-cell>
          <table:table-cell table:style-name="TableCell653">
            <text:p text:style-name="P654">Shiori Kudo</text:p>
          </table:table-cell>
        </table:table-row>
        <table:table-row table:style-name="TableRow655">
          <table:table-cell table:style-name="TableCell656">
            <text:p text:style-name="P657">Miyuki Gatou</text:p>
          </table:table-cell>
          <table:table-cell table:style-name="TableCell658">
            <text:p text:style-name="P659">Kaori Komori</text:p>
          </table:table-cell>
        </table:table-row>
        <table:table-row table:style-name="TableRow660">
          <table:table-cell table:style-name="TableCell661">
            <text:p text:style-name="P662">Hideki Sadai</text:p>
          </table:table-cell>
          <table:table-cell table:style-name="TableCell663">
            <text:p text:style-name="P664">Toshiharu Sugie</text:p>
          </table:table-cell>
        </table:table-row>
        <table:table-row table:style-name="TableRow665">
          <table:table-cell table:style-name="TableCell666">
            <text:p text:style-name="P667">Keiko Takano</text:p>
          </table:table-cell>
          <table:table-cell table:style-name="TableCell668">
            <text:p text:style-name="P669">Tatsuro Nagai</text:p>
          </table:table-cell>
        </table:table-row>
        <table:table-row table:style-name="TableRow670">
          <table:table-cell table:style-name="TableCell671">
            <text:p text:style-name="P672">Eri Baba</text:p>
          </table:table-cell>
          <table:table-cell table:style-name="TableCell673">
            <text:p text:style-name="P674">Satomi Higuchi</text:p>
          </table:table-cell>
        </table:table-row>
        <table:table-row table:style-name="TableRow675">
          <table:table-cell table:style-name="TableCell676">
            <text:p text:style-name="P677">Yoshiya Yamamoto</text:p>
          </table:table-cell>
          <table:table-cell table:style-name="TableCell678">
            <text:p text:style-name="P679">Eri Yuzuki</text:p>
          </table:table-cell>
        </table:table-row>
      </table:table>
      <text:p text:style-name="P680"/>
      <text:p text:style-name="P681"><text:span text:style-name="T682">(Black Star 2:11)</text:span></text:p>
      <text:p text:style-name="P683">うお！祭りと聞いちゃった、待ってられねェぞ。ひゃっはぁー！</text:p>
      <text:p text:style-name="P684">Oh! Did someone say festival? I can’t wait. Yahoo!</text:p>
      <text:p text:style-name="P685"/>
      <text:p text:style-name="P686"><text:span text:style-name="T687">Color Coordination/ Final Inspection</text:span><text:span text:style-name="T688"><text:line-break/>Yukari Goto</text:span></text:p>
      <text:p text:style-name="P689">(Liz 2:15)</text:p>
      <text:p text:style-name="P690">わかった、わかった。って、お前はいつもをやろうだろう、ブラック☆スター！？</text:p>
      <text:p text:style-name="P691">Alright, alright.</text:p>
      <text:p text:style-name="P692">Wait, isn’t everything always a festival with you,<text:s/><text:bookmark-start text:name="_Hlk60675425"/>Black☆Star<text:bookmark-end text:name="_Hlk60675425"/>!?</text:p>
      <text:p text:style-name="P693"/>
      <text:p text:style-name="P694">Finishing Touches<text:line-break/>Wish</text:p>
      <table:table table:style-name="Table695">
        <table:table-columns>
          <table:table-column table:style-name="TableColumn696"/>
          <table:table-column table:style-name="TableColumn697"/>
        </table:table-columns>
        <table:table-row table:style-name="TableRow698">
          <table:table-cell table:style-name="TableCell699">
            <text:p text:style-name="P700">Yoshiki Ito</text:p>
          </table:table-cell>
          <table:table-cell table:style-name="TableCell701">
            <text:p text:style-name="P702">Atsuko Ito</text:p>
          </table:table-cell>
        </table:table-row>
        <table:table-row table:style-name="TableRow703">
          <table:table-cell table:style-name="TableCell704">
            <text:p text:style-name="P705"><text:span text:style-name="T706">Naoko Sunahara</text:span></text:p>
          </table:table-cell>
          <table:table-cell table:style-name="TableCell707">
            <text:p text:style-name="P708">Yoko Chiba</text:p>
          </table:table-cell>
        </table:table-row>
        <table:table-row table:style-name="TableRow709">
          <table:table-cell table:style-name="TableCell710">
            <text:p text:style-name="P711">Hiromi Mitome</text:p>
          </table:table-cell>
          <table:table-cell table:style-name="TableCell712">
            <text:p text:style-name="P713">Junko Mochizuki</text:p>
          </table:table-cell>
        </table:table-row>
        <table:table-row table:style-name="TableRow714">
          <table:table-cell table:style-name="TableCell715">
            <text:p text:style-name="P716">Michiko Watanabe</text:p>
          </table:table-cell>
          <table:table-cell table:style-name="TableCell717">
            <text:p text:style-name="P718">Marie Koga</text:p>
          </table:table-cell>
        </table:table-row>
        <table:table-row table:style-name="TableRow719">
          <table:table-cell table:style-name="TableCell720">
            <text:p text:style-name="P721">Yumi Fujiwara</text:p>
          </table:table-cell>
          <table:table-cell table:style-name="TableCell722">
            <text:p text:style-name="P723">Yuu Takahashi</text:p>
          </table:table-cell>
        </table:table-row>
        <table:table-row table:style-name="TableRow724">
          <table:table-cell table:style-name="TableCell725">
            <text:p text:style-name="P726">Erika Tanaka</text:p>
          </table:table-cell>
          <table:table-cell table:style-name="TableCell727">
            <text:p text:style-name="P728">Yuri Shiozawa</text:p>
          </table:table-cell>
        </table:table-row>
      </table:table>
      <text:p text:style-name="P729"/>
      <text:p text:style-name="P730"/>
      <table:table table:style-name="Table731">
        <table:table-columns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p text:style-name="P736">Kahori Sato</text:p>
          </table:table-cell>
          <table:table-cell table:style-name="TableCell737">
            <text:p text:style-name="P738">Yukari Goto</text:p>
          </table:table-cell>
        </table:table-row>
      </table:table>
      <text:p text:style-name="P739"/>
      <text:p text:style-name="P740"/>
      <text:p text:style-name="P741"/>
      <text:p text:style-name="P742"><text:span text:style-name="T743">(Patty 2:21)</text:span></text:p>
      <text:p text:style-name="P744">へへ、言えてる、えへへ</text:p>
      <text:p text:style-name="P745">Hehe, you said it, eheheh.</text:p>
      <text:p text:style-name="P746"/>
      <text:p text:style-name="P747">In-between Inspection</text:p>
      <text:p text:style-name="P748">Koichi Iwanagi</text:p>
      <text:p text:style-name="P749"/>
      <text:p text:style-name="P750">In-betweens</text:p>
      <text:p text:style-name="P751">Keiko Oyama</text:p>
      <text:p text:style-name="P752">(Soul 2:25)</text:p>
      <text:p text:style-name="P753">なぁ、マカ、デスサイズの奴、なんかあった？</text:p>
      <text:p text:style-name="P754">Hey, Maka, did something happen with Death Scythe?</text:p>
      <text:p text:style-name="P755"/>
      <text:p text:style-name="P756">Bones In-between Department</text:p>
      <table:table table:style-name="Table757">
        <table:table-columns>
          <table:table-column table:style-name="TableColumn758"/>
          <table:table-column table:style-name="TableColumn759"/>
        </table:table-columns>
        <table:table-row table:style-name="TableRow760">
          <table:table-cell table:style-name="TableCell761">
            <text:p text:style-name="P762">Mitsuko Kawasaki</text:p>
          </table:table-cell>
          <table:table-cell table:style-name="TableCell763">
            <text:p text:style-name="P764">Iori Nonoshita</text:p>
          </table:table-cell>
        </table:table-row>
        <table:table-row table:style-name="TableRow765">
          <table:table-cell table:style-name="TableCell766">
            <text:p text:style-name="P767">Keiko Tamaki</text:p>
          </table:table-cell>
          <table:table-cell table:style-name="TableCell768">
            <text:p text:style-name="P769"><text:s/>朴<text:s/>秄英<text:s/>Park Ja-Yeong</text:p>
          </table:table-cell>
        </table:table-row>
        <table:table-row table:style-name="TableRow770">
          <table:table-cell table:style-name="TableCell771">
            <text:p text:style-name="P772">Kenta Yokoya</text:p>
          </table:table-cell>
          <table:table-cell table:style-name="TableCell773">
            <text:p text:style-name="P774">Miki Sakaibara</text:p>
          </table:table-cell>
        </table:table-row>
      </table:table>
      <text:p text:style-name="P775"/>
      <text:p text:style-name="P776">(Maka 2:29)</text:p>
      <text:p text:style-name="P777">え、パパが何？</text:p>
      <text:p text:style-name="P778"><text:span text:style-name="T779">Huh, what did Papa do?</text:span></text:p>
      <text:p text:style-name="P780"/>
      <text:p text:style-name="P781">Artland</text:p>
      <text:p text:style-name="P782">STUDIO MARK</text:p>
      <text:p text:style-name="P783">Takuranke</text:p>
      <text:p text:style-name="P784">Tatsunoko Production</text:p>
      <text:p text:style-name="P785">FRONTLINE</text:p>
      <text:p text:style-name="P786">Mook DLE</text:p>
      <text:p text:style-name="P787">Yuhodo</text:p>
      <text:p text:style-name="P788">(Soul 2:30)</text:p>
      <text:p text:style-name="P789"><text:span text:style-name="T790">いや、さき</text:span><text:span text:style-name="T791">変な声を上げて廊下を走ってたからよ。</text:span></text:p>
      <text:p text:style-name="P792"><text:span text:style-name="T793">No, it’s just that he was running through the halls making a weird noise earlier.</text:span></text:p>
      <text:p text:style-name="P794"/>
      <text:p text:style-name="P795"/>
      <text:p text:style-name="P796">Production Assistant</text:p>
      <text:p text:style-name="P797">Yuri Kumesawa</text:p>
      <text:p text:style-name="P798"><text:span text:style-name="T799">#(Patty 2:34)</text:span></text:p>
      <text:p text:style-name="P800">ああ、見た見た！ぎょえええ(?)って</text:p>
      <text:p text:style-name="P801">Aaah, I saw that! It was like “guoooeee”~</text:p>
      <text:p text:style-name="P802"/>
      <text:p text:style-name="P803"/>
      <text:p text:style-name="P804">Animation Producer</text:p>
      <text:p text:style-name="P805">Masahiko Minami</text:p>
      <text:soft-page-break/>
      <text:p text:style-name="P806">Yoshihiro Oyabu</text:p>
      <text:p text:style-name="P807">(Tsubaki 2:38)</text:p>
      <text:p text:style-name="P808"><text:span text:style-name="T809">私もそれ違うますよ。</text:span><text:span text:style-name="T810">シュタイン博士が</text:span><text:span text:style-name="T811">なんとかあった言ってましただけど、</text:span></text:p>
      <text:p text:style-name="P812"><text:span text:style-name="T813">I thought it was off too. Professor Stein was saying that he’d done something, but...<text:s/></text:span><text:span text:style-name="T814">　</text:span></text:p>
      <text:p text:style-name="P815"/>
      <text:p text:style-name="P816">Setting Producer</text:p>
      <text:p text:style-name="P817">Tomonori Maeda</text:p>
      <text:p text:style-name="P818"/>
      <text:p text:style-name="P819">Literature Producer</text:p>
      <text:p text:style-name="P820">Yoneki Tsumura</text:p>
      <text:p text:style-name="P821"/>
      <text:p text:style-name="P822">Production Affairs</text:p>
      <text:p text:style-name="P823">Akiko Nikaido</text:p>
      <text:p text:style-name="P824"><text:span text:style-name="T825">(Liz 2:44)</text:span></text:p>
      <text:p text:style-name="P826">どうせまた博士の怪しげな実験を試されたんじゃないの。</text:p>
      <text:p text:style-name="P827"><text:span text:style-name="T828">I bet he was trying out some fishy experiments again, right?</text:span></text:p>
      <text:p text:style-name="P829"/>
      <text:p text:style-name="P830">Animation Production</text:p>
      <text:p text:style-name="P831">Bones</text:p>
      <text:p text:style-name="P832"/>
      <text:p text:style-name="P833"/>
      <text:p text:style-name="P834"/>
      <text:p text:style-name="P835">Supervisor</text:p>
      <text:p text:style-name="P836">Takuya Igarashi</text:p>
      <text:p text:style-name="P837"><text:span text:style-name="T838">(Maka 2:48)</text:span></text:p>
      <text:p text:style-name="P839">あ、もう知らない。</text:p>
      <text:p text:style-name="P840">Ahh, I don’t care anymore...</text:p>
      <text:p text:style-name="P841"/>
      <text:p text:style-name="P842"/>
      <text:p text:style-name="P843"/>
      <text:p text:style-name="P844"><text:span text:style-name="T845">GAME STAFF</text:span></text:p>
      <text:p text:style-name="P846">(Kid 2:51)</text:p>
      <text:p text:style-name="P847"><text:span text:style-name="T848">まったく、呑気だな</text:span><text:span text:style-name="T849"><text:s/></text:span><text:span text:style-name="T850">お前たちは</text:span></text:p>
      <text:p text:style-name="P851">Honestly, how carefree you are.</text:p>
      <text:p text:style-name="P852"/>
      <text:p text:style-name="P853">(Soul 2:55)</text:p>
      <text:p text:style-name="P854">どうした<text:s/>キッド</text:p>
      <text:p text:style-name="P855">What’s up, Kid?</text:p>
      <text:p text:style-name="P856"/>
      <text:p text:style-name="P857">VERMILION</text:p>
      <text:p text:style-name="P858"/>
      <text:p text:style-name="P859">Product Manager</text:p>
      <text:p text:style-name="P860">Kazuhiro Akuhira</text:p>
      <text:p text:style-name="P861">Masao Izumi</text:p>
      <text:p text:style-name="P862"/>
      <text:p text:style-name="P863"/>
      <text:p text:style-name="P864">STUDIO ZAN</text:p>
      <text:p text:style-name="P865"/>
      <text:soft-page-break/>
      <text:p text:style-name="P866">Technical Director</text:p>
      <text:p text:style-name="P867">Akira Sunaga</text:p>
      <text:p text:style-name="P868">(Liz 2:56)</text:p>
      <text:p text:style-name="P869"><text:span text:style-name="T870">ああ</text:span><text:span text:style-name="T871">、まだなんか気になってるのか</text:span></text:p>
      <text:p text:style-name="P872">出かけるときあんなにチェックしたじゃん　きっちりかっちり大丈夫だって</text:p>
      <text:p text:style-name="P873"><text:span text:style-name="T874">Ah, don’t tell me something</text:span><text:span text:style-name="T875">’</text:span><text:span text:style-name="T876">s bothering you again.</text:span></text:p>
      <text:p text:style-name="P877">After you did all those checks before we left...</text:p>
      <text:p text:style-name="P878"><text:span text:style-name="T879">You said it was everything was perfect, didn’t you!?</text:span></text:p>
      <text:p text:style-name="P880"/>
      <text:p text:style-name="P881">XAX ENTERTAINMENT INC.</text:p>
      <text:p text:style-name="P882"/>
      <text:p text:style-name="P883">Game Director</text:p>
      <text:p text:style-name="P884">Atsushi Ota</text:p>
      <text:p text:style-name="P885"/>
      <text:p text:style-name="P886">Planning</text:p>
      <text:p text:style-name="P887">Yasuhiro Wakai</text:p>
      <text:p text:style-name="P888">Akira Fujii</text:p>
      <text:p text:style-name="P889"><text:s/>Daisuke Fujisawa</text:p>
      <text:p text:style-name="P890">Yuya Sato</text:p>
      <text:p text:style-name="P891">(Kid 3:03)</text:p>
      <text:p text:style-name="P892"><text:span text:style-name="T893">いや、そうじゃない。あの魔女が言っていたこと</text:span><text:span text:style-name="T894">って　お前たち、気にならないのか</text:span></text:p>
      <text:p text:style-name="P895">No, that’s not it. It was something that witch said.</text:p>
      <text:p text:style-name="P896"><text:span text:style-name="T897">Didn’t it bother you?</text:span></text:p>
      <text:p text:style-name="P898"/>
      <text:p text:style-name="P899"><text:span text:style-name="T900">Scenario</text:span></text:p>
      <text:p text:style-name="P901"><text:s/>Katsuya Yamaji</text:p>
      <text:p text:style-name="P902">Atsushi Ota</text:p>
      <text:p text:style-name="P903"/>
      <text:p text:style-name="P904">Lead Programmer</text:p>
      <text:p text:style-name="P905"><text:s/>Hiromi Shiotani</text:p>
      <text:p text:style-name="P906"/>
      <text:p text:style-name="P907">Programming</text:p>
      <text:p text:style-name="P908">Akashi Kitanohara</text:p>
      <text:p text:style-name="P909"><text:s/>Akira Matsumoto</text:p>
      <text:p text:style-name="P910"><text:s/>Yasuyuki Nakayabu</text:p>
      <text:p text:style-name="P911"><text:s/>Atsu Takasugi</text:p>
      <text:p text:style-name="P912"/>
      <text:p text:style-name="P913">Script</text:p>
      <text:p text:style-name="P914"><text:s/>Kenichi Horita</text:p>
      <text:p text:style-name="P915">Tadahiko Nakamura</text:p>
      <text:p text:style-name="P916">(Maka 3:11)</text:p>
      <text:p text:style-name="P917">魔女が言っていたことって？</text:p>
      <text:p text:style-name="P918">Something she said?</text:p>
      <text:p text:style-name="P919"><text:span text:style-name="T920">Character Modeling</text:span></text:p>
      <text:p text:style-name="P921"><text:s/>Yoshitaka Uchita</text:p>
      <text:p text:style-name="P922"><text:s/>Shuhei Akahane</text:p>
      <text:p text:style-name="P923"><text:span text:style-name="T924"><text:s/></text:span><text:span text:style-name="T925">許</text:span><text:span text:style-name="T926"><text:s/></text:span><text:span text:style-name="T927">金沛</text:span><text:span text:style-name="T928"><text:s/>Xu Jin Pei<text:s/></text:span><text:span text:style-name="T929">(VERMILION)</text:span></text:p>
      <text:p text:style-name="P930"><text:span text:style-name="T931">李</text:span><text:span text:style-name="T932"><text:s/></text:span><text:span text:style-name="T933">亦文</text:span><text:span text:style-name="T934"><text:s/>Li Yiwen<text:s/></text:span><text:span text:style-name="T935">(VERMILION)</text:span></text:p>
      <text:soft-page-break/>
      <text:p text:style-name="P936">(Liz 3:13)</text:p>
      <text:p text:style-name="P937">なんか言ったっけ？</text:p>
      <text:p text:style-name="P938">What did she say, again?</text:p>
      <text:p text:style-name="P939">Character Animation</text:p>
      <text:p text:style-name="P940">Yukiko Kurinohara</text:p>
      <text:p text:style-name="P941">Shigemi Katsuragi</text:p>
      <text:p text:style-name="P942">Kaori Shimada</text:p>
      <text:p text:style-name="P943"><text:s/>Ken Tsumozuki</text:p>
      <text:p text:style-name="P944">(Patty 3:14)</text:p>
      <text:p text:style-name="P945"><text:span text:style-name="T946">キッド君</text:span><text:span text:style-name="T947"><text:s/></text:span><text:span text:style-name="T948">気にしすぎ。そうなんだった若は早すぎそう　へへへ</text:span></text:p>
      <text:p text:style-name="P949"><text:span text:style-name="T950">You worry too much, Kid. You’re gonna get old before your time, hahaha~<text:s/></text:span><text:span text:style-name="T951">　　</text:span></text:p>
      <text:p text:style-name="P952"/>
      <text:p text:style-name="P953">Map Design</text:p>
      <text:p text:style-name="P954"><text:s/>Satoshi Yamaguchi</text:p>
      <text:p text:style-name="P955">Ayu Kawamoto</text:p>
      <text:p text:style-name="P956">Shuhei Akahane</text:p>
      <text:p text:style-name="P957"><text:s/>Rairai Ei (VERMILION)</text:p>
      <text:p text:style-name="P958">Kono So (VERMILION)</text:p>
      <text:p text:style-name="P959">(Black Star 3:19)</text:p>
      <text:p text:style-name="P960"><text:span text:style-name="T961">なあー　俺様より目立</text:span><text:span text:style-name="T962">そうってこんなが</text:span><text:span text:style-name="T963">--</text:span><text:span text:style-name="T964">　キッド！？</text:span></text:p>
      <text:p text:style-name="P965">What? Are you trying to out-rank me, Kid!?<text:s/></text:p>
      <text:p text:style-name="P966"/>
      <text:p text:style-name="P967">Effects</text:p>
      <text:p text:style-name="P968"><text:s/>Ryouta Kurosawa</text:p>
      <text:p text:style-name="P969">(Tsubaki 3:22)</text:p>
      <text:p text:style-name="P970"><text:span text:style-name="T971">もう、</text:span><text:span text:style-name="T972">ブラック</text:span><text:span text:style-name="T973">☆</text:span><text:span text:style-name="T974">スター</text:span><text:span text:style-name="T975">やまて。</text:span></text:p>
      <text:p text:style-name="P976">それより、私も気になって、今回の事件は本当に終わったんでしょうか。</text:p>
      <text:p text:style-name="P977"><text:span text:style-name="T978">C</text:span><text:span text:style-name="T979">ome on,<text:s/></text:span><text:bookmark-start text:name="_Hlk60675978"/><text:span text:style-name="T980">Black☆Star</text:span><text:bookmark-end text:name="_Hlk60675978"/><text:span text:style-name="T981">, that’s enough.<text:s/></text:span><text:span text:style-name="T982">　</text:span><text:span text:style-name="T983">It’s bothering me too...</text:span></text:p>
      <text:p text:style-name="P984">Do you think it really is over?</text:p>
      <text:p text:style-name="P985"/>
      <text:p text:style-name="P986">Screen Design</text:p>
      <text:p text:style-name="P987">Naomi Meguro</text:p>
      <text:p text:style-name="P988"/>
      <text:p text:style-name="P989">2D Art and Image Board</text:p>
      <text:p text:style-name="P990">Hiroshi Uesawa</text:p>
      <text:p text:style-name="P991">Ryouta Kurosawa</text:p>
      <text:p text:style-name="P992"><text:s/>Kyoko Yamada</text:p>
      <text:p text:style-name="P993">Yuichi Hasegawa</text:p>
      <text:p text:style-name="P994"/>
      <text:p text:style-name="P995">Sound</text:p>
      <text:p text:style-name="P996"/>
      <text:p text:style-name="P997">BGM Production</text:p>
      <text:p text:style-name="P998">Hisashi Kawamoto (VERMILION)</text:p>
      <text:p text:style-name="P999">(Black Star 3:30)</text:p>
      <text:p text:style-name="P1000"><text:span text:style-name="T1001">は？何言ってんだ　</text:span><text:span text:style-name="T1002">椿</text:span><text:span text:style-name="T1003">。魔女を倒したじゃねェか</text:span><text:span text:style-name="T1004">。</text:span></text:p>
      <text:p text:style-name="P1005">Huh? What are you talking about, Tsubaki.</text:p>
      <text:p text:style-name="P1006"><text:span text:style-name="T1007">We defeated the witch, didn’t we?</text:span></text:p>
      <text:p text:style-name="P1008"/>
      <text:p text:style-name="P1009">SE Production</text:p>
      <text:p text:style-name="P1010">Hirotoshi Iue (VERMILION)</text:p>
      <text:p text:style-name="P1011">Toshiaki Marukosu (VERMILION)</text:p>
      <text:p text:style-name="P1012"/>
      <text:p text:style-name="P1013"/>
      <text:p text:style-name="P1014">(Tsubaki 3:35)</text:p>
      <text:p text:style-name="P1015"><text:span text:style-name="T1016">でも、ポネラは騙していた</text:span><text:span text:style-name="T1017">、</text:span><text:span text:style-name="T1018">グリモアって男に逃げられたままよ</text:span></text:p>
      <text:p text:style-name="P1019">But, that Grimoire guy who was tricking Ponera got away.<text:s/></text:p>
      <text:p text:style-name="P1020"/>
      <text:p text:style-name="P1021">T.M.Revolution</text:p>
      <text:p text:style-name="P1022">“Soul’s crossing”</text:p>
      <text:p text:style-name="P1023">lyrics: Akio Inoue <text:s/>Music and arrangement: Daisuke Asakura</text:p>
      <text:p text:style-name="P1024"/>
      <text:p text:style-name="P1025">T.M.Revolution is produced and performed entirely by Takanori Nishikawa</text:p>
      <text:p text:style-name="P1026"/>
      <text:p text:style-name="P1027">Mixing and Track Making by Daisuke Asakura at Einstein</text:p>
      <text:p text:style-name="P1028">Recorded by Masatake Ohsato at ABS RECORDING</text:p>
      <text:p text:style-name="P1029"/>
      <text:p text:style-name="P1030"><text:span text:style-name="T1031">(Soul 3:39)</text:span></text:p>
      <text:p text:style-name="P1032"><text:span text:style-name="T1033">そうだな。なん</text:span><text:span text:style-name="T1034">か</text:span><text:span text:style-name="T1035">スッキリしない気がするね。</text:span></text:p>
      <text:p text:style-name="P1036"><text:span text:style-name="T1037">Yeah. It doesn’t quite feel right.</text:span></text:p>
      <text:p text:style-name="P1038"/>
      <text:p text:style-name="P1039">Epic Records Japan Inc.</text:p>
      <text:p text:style-name="P1040"/>
      <text:p text:style-name="P1041">Sony Music Entertainment (Japan) Inc.</text:p>
      <text:p text:style-name="P1042">Keichi Tomura</text:p>
      <text:p text:style-name="P1043"/>
      <text:p text:style-name="P1044"/>
      <text:p text:style-name="P1045"/>
      <text:p text:style-name="P1046">(Black Star 3:43)</text:p>
      <text:p text:style-name="P1047"><text:span text:style-name="T1048">は！心配するな。どんな野郎が来たってこの俺様が</text:span><text:span text:style-name="T1049">ギタギタに</text:span><text:span text:style-name="T1050">してやるぜ。</text:span></text:p>
      <text:p text:style-name="P1051"><text:span text:style-name="T1052">Ha! Don’t worry, no matter what kind of guys show up, I’ll make ‘em sorry.<text:s/></text:span><text:span text:style-name="T1053"><text:s text:c="2"/></text:span></text:p>
      <text:p text:style-name="P1054"/>
      <text:p text:style-name="P1055">SQUARE ENIX STAFF</text:p>
      <text:p text:style-name="P1056"/>
      <text:p text:style-name="P1057">Original Work</text:p>
      <text:p text:style-name="P1058">Atsushi Okubo</text:p>
      <text:p text:style-name="P1059">(Monthly Shonen Gangan Publication)</text:p>
      <text:p text:style-name="P1060"/>
      <text:p text:style-name="P1061">Production</text:p>
      <text:p text:style-name="P1062"/>
      <text:p text:style-name="P1063">Producer</text:p>
      <text:p text:style-name="P1064">Yoshinori Yamagishi</text:p>
      <text:p text:style-name="P1065"/>
      <text:p text:style-name="P1066">Assistant Producer</text:p>
      <text:p text:style-name="P1067">Aki Kuniki</text:p>
      <text:soft-page-break/>
      <text:p text:style-name="P1068"><text:span text:style-name="T1069">#</text:span><text:span text:style-name="T1070">(Patty 3:50)</text:span></text:p>
      <text:p text:style-name="P1071"><text:span text:style-name="T1072">うわ、</text:span><text:span text:style-name="T1073">ブラック</text:span><text:span text:style-name="T1074">☆</text:span><text:span text:style-name="T1075">スター</text:span><text:span text:style-name="T1076">　いいぞ！いいぞはハンサム（？）だぞ</text:span></text:p>
      <text:p text:style-name="P1077"><text:span text:style-name="T1078">Wow,</text:span><text:span text:style-name="T1079"><text:s/></text:span><text:span text:style-name="T1080">Black☆Star, that’s awesome!</text:span><text:span text:style-name="T1081"><text:s text:c="2"/></text:span><text:span text:style-name="T1082">You’re so cool!</text:span></text:p>
      <text:p text:style-name="P1083"/>
      <text:p text:style-name="P1084">Project Manager</text:p>
      <text:p text:style-name="P1085">Mitsuko Toyama</text:p>
      <text:p text:style-name="P1086"/>
      <text:p text:style-name="P1087">Management Cooperation</text:p>
      <text:p text:style-name="P1088">Chikashi Fujimoto</text:p>
      <text:p text:style-name="P1089">Chie Susuki</text:p>
      <text:p text:style-name="P1090"/>
      <text:p text:style-name="P1091"><text:span text:style-name="T1092">(Black Star 3:56)</text:span></text:p>
      <text:p text:style-name="P1093"><text:span text:style-name="T1094">うん！任せろう。</text:span><text:span text:style-name="T1095">話がわかるじゃねェか　パティ</text:span></text:p>
      <text:p text:style-name="P1096"><text:span text:style-name="T1097">Leave it to me! You sure know what’s good, Patty!</text:span></text:p>
      <text:p text:style-name="P1098"/>
      <text:p text:style-name="P1099">Quality Assurance</text:p>
      <text:p text:style-name="P1100"/>
      <text:p text:style-name="P1101">General Manager</text:p>
      <text:p text:style-name="P1102">Koji Yamashita</text:p>
      <text:p text:style-name="P1103">(Liz 3:59)</text:p>
      <text:p text:style-name="P1104"><text:span text:style-name="T1105">パティ</text:span><text:span text:style-name="T1106">　いい子だから</text:span><text:span text:style-name="T1107">ブラック</text:span><text:span text:style-name="T1108">☆</text:span><text:span text:style-name="T1109">スター</text:span><text:span text:style-name="T1110">じゃなくてお姉ちゃんと遊ぼうね</text:span></text:p>
      <text:p text:style-name="P1111"><text:span text:style-name="T1112">Patty, be a good girl and don’t bother with<text:s/></text:span><text:span text:style-name="T1113">Black☆Star but play with me, okay?</text:span></text:p>
      <text:p text:style-name="P1114">Senior QA Manager</text:p>
      <text:p text:style-name="P1115">Yukihiro Shibutani</text:p>
      <text:p text:style-name="P1116"/>
      <text:p text:style-name="P1117">QA Manager</text:p>
      <text:p text:style-name="P1118">Hideyuki Kato</text:p>
      <text:p text:style-name="P1119"/>
      <text:p text:style-name="P1120">QA Coordinator</text:p>
      <text:p text:style-name="P1121">Kenichiro Takahashi</text:p>
      <text:p text:style-name="P1122"/>
      <text:p text:style-name="P1123">QA Assistant Coordinator</text:p>
      <text:p text:style-name="P1124">Akatsuki Hasegawa</text:p>
      <text:p text:style-name="P1125"/>
      <text:p text:style-name="P1126">QA Technical Engineer</text:p>
      <text:p text:style-name="P1127">Kazuya Okamoto</text:p>
      <text:p text:style-name="P1128">(Kid 4:06)</text:p>
      <text:p text:style-name="P1129">うん、逃げた魔道師か　ちょっと調べてみたほうがいいかもしれないなぁ</text:p>
      <text:p text:style-name="P1130">Yeah, the wizard who got away...</text:p>
      <text:p text:style-name="P1131"><text:span text:style-name="T1132">Maybe we should try following up on it.</text:span><text:span text:style-name="T1133"><text:s/></text:span></text:p>
      <text:p text:style-name="P1134"/>
      <text:p text:style-name="P1135"/>
      <text:p text:style-name="P1136">QA Technical Assistant</text:p>
      <text:p text:style-name="P1137">Noboru Taniguchi</text:p>
      <text:p text:style-name="P1138"/>
      <text:p text:style-name="P1139">Senior QA Tester</text:p>
      <text:p text:style-name="P1140">Hajime Saito</text:p>
      <text:soft-page-break/>
      <text:p text:style-name="P1141">(Tsubaki 4:11)</text:p>
      <text:p text:style-name="P1142"><text:span text:style-name="T1143">そんな大げさにしないでください</text:span><text:span text:style-name="T1144">ね。</text:span><text:span text:style-name="T1145">私の思い過ごしですよ。きっと</text:span></text:p>
      <text:p text:style-name="P1146">Please don’t make a big fuss about it.</text:p>
      <text:p text:style-name="P1147">I’m sure it’s just me overthinking things.</text:p>
      <text:p text:style-name="P1148"/>
      <text:p text:style-name="P1149">QA Tester</text:p>
      <table:table table:style-name="Table1150">
        <table:table-columns>
          <table:table-column table:style-name="TableColumn1151"/>
          <table:table-column table:style-name="TableColumn1152"/>
        </table:table-columns>
        <table:table-row table:style-name="TableRow1153">
          <table:table-cell table:style-name="TableCell1154">
            <text:p text:style-name="P1155">Yukiyoshi Arai</text:p>
          </table:table-cell>
          <table:table-cell table:style-name="TableCell1156">
            <text:p text:style-name="P1157">Tadanori Inazawa</text:p>
          </table:table-cell>
        </table:table-row>
        <table:table-row table:style-name="TableRow1158">
          <table:table-cell table:style-name="TableCell1159">
            <text:p text:style-name="P1160">Yuki Kobayashi</text:p>
          </table:table-cell>
          <table:table-cell table:style-name="TableCell1161">
            <text:p text:style-name="P1162">Yuta Nishimura</text:p>
          </table:table-cell>
        </table:table-row>
        <table:table-row table:style-name="TableRow1163">
          <table:table-cell table:style-name="TableCell1164">
            <text:p text:style-name="P1165">Komei Hagiwara</text:p>
          </table:table-cell>
          <table:table-cell table:style-name="TableCell1166">
            <text:p text:style-name="P1167">Ramu Baba</text:p>
          </table:table-cell>
        </table:table-row>
        <table:table-row table:style-name="TableRow1168">
          <table:table-cell table:style-name="TableCell1169">
            <text:p text:style-name="P1170">Kotomi Shizuka</text:p>
          </table:table-cell>
          <table:table-cell table:style-name="TableCell1171">
            <text:p text:style-name="P1172">Shinya Okamoto</text:p>
          </table:table-cell>
        </table:table-row>
        <table:table-row table:style-name="TableRow1173">
          <table:table-cell table:style-name="TableCell1174">
            <text:p text:style-name="P1175">Koji Kotani</text:p>
          </table:table-cell>
          <table:table-cell table:style-name="TableCell1176">
            <text:p text:style-name="P1177">Moe Fujiki</text:p>
          </table:table-cell>
        </table:table-row>
        <table:table-row table:style-name="TableRow1178">
          <table:table-cell table:style-name="TableCell1179">
            <text:p text:style-name="P1180">Yuko Morita</text:p>
          </table:table-cell>
          <table:table-cell table:style-name="TableCell1181">
            <text:p text:style-name="P1182">Yuta Shiha</text:p>
          </table:table-cell>
        </table:table-row>
        <table:table-row table:style-name="TableRow1183">
          <table:table-cell table:style-name="TableCell1184">
            <text:p text:style-name="P1185">Yuki Suetomi</text:p>
          </table:table-cell>
          <table:table-cell table:style-name="TableCell1186">
            <text:p text:style-name="P1187">Jun Noguchi</text:p>
          </table:table-cell>
        </table:table-row>
        <table:table-row table:style-name="TableRow1188">
          <table:table-cell table:style-name="TableCell1189">
            <text:p text:style-name="P1190">Yasuyuki Murakami</text:p>
          </table:table-cell>
          <table:table-cell table:style-name="TableCell1191">
            <text:p text:style-name="P1192">Hiroe Murayama</text:p>
          </table:table-cell>
        </table:table-row>
        <table:table-row table:style-name="TableRow1193">
          <table:table-cell table:style-name="TableCell1194">
            <text:p text:style-name="P1195">Yuko Yamaguchi</text:p>
          </table:table-cell>
          <table:table-cell table:style-name="TableCell1196">
            <text:p text:style-name="P1197">Mari Yamazaki</text:p>
          </table:table-cell>
        </table:table-row>
        <table:table-row table:style-name="TableRow1198">
          <table:table-cell table:style-name="TableCell1199">
            <text:p text:style-name="P1200">Daisuke Higuchi</text:p>
          </table:table-cell>
          <table:table-cell table:style-name="TableCell1201">
            <text:p text:style-name="P1202">Mayumi Hosokawa</text:p>
          </table:table-cell>
        </table:table-row>
        <table:table-row table:style-name="TableRow1203">
          <table:table-cell table:style-name="TableCell1204">
            <text:p text:style-name="P1205">Ringo Wachi</text:p>
          </table:table-cell>
          <table:table-cell table:style-name="TableCell1206">
            <text:p text:style-name="P1207"/>
          </table:table-cell>
        </table:table-row>
      </table:table>
      <text:p text:style-name="P1208"/>
      <text:p text:style-name="P1209">(Maka 4:16)</text:p>
      <text:p text:style-name="P1210">あ、そういえばもうすぐ試験だよ。</text:p>
      <text:p text:style-name="P1211">Ah! Speaking of which, we have a test soon!</text:p>
      <text:p text:style-name="P1212"/>
      <text:p text:style-name="P1213">…and All QA Staff</text:p>
      <text:p text:style-name="P1214"/>
      <text:p text:style-name="P1215"/>
      <text:p text:style-name="P1216"/>
      <text:p text:style-name="P1217">Gangan Comics Editorial Department</text:p>
      <text:p text:style-name="P1218"/>
      <text:p text:style-name="P1219">Editor-in-Chief</text:p>
      <text:p text:style-name="P1220">Takeshi Matsuzaki</text:p>
      <text:p text:style-name="P1221"><text:span text:style-name="T1222">(Tsubaki 4:20)</text:span></text:p>
      <text:p text:style-name="P1223"><text:span text:style-name="T1224">そうですね</text:span><text:span text:style-name="T1225">。すっかり忘れてましたね。</text:span></text:p>
      <text:p text:style-name="P1226"><text:span text:style-name="T1227">Yeah. I totally forgot about it.</text:span></text:p>
      <text:p text:style-name="P1228"/>
      <text:p text:style-name="P1229">Lead Editor</text:p>
      <text:p text:style-name="P1230">Noriaki Yumura</text:p>
      <text:p text:style-name="P1231"/>
      <text:p text:style-name="P1232">Takeshi Kashio</text:p>
      <text:p text:style-name="P1233"><text:span text:style-name="T1234">(Maka 4:23)</text:span></text:p>
      <text:p text:style-name="P1235">今回の事件でバタバタしてたからちゃんと勉強できてないし。</text:p>
      <text:p text:style-name="P1236">どうしよう？</text:p>
      <text:p text:style-name="P1237">I couldn’t study properly because of all the running around.</text:p>
      <text:p text:style-name="P1238">What am I gonna do?</text:p>
      <text:p text:style-name="P1239"/>
      <text:soft-page-break/>
      <text:p text:style-name="P1240"><text:span text:style-name="T1241">Crossmedia Operations Department</text:span></text:p>
      <text:p text:style-name="P1242"/>
      <text:p text:style-name="P1243">Nobuyuki Kurashige</text:p>
      <text:p text:style-name="P1244"/>
      <text:p text:style-name="P1245"><text:span text:style-name="T1246">Property Rights Management Department</text:span></text:p>
      <text:p text:style-name="P1247"/>
      <text:p text:style-name="P1248">Sadashi Anan</text:p>
      <text:p text:style-name="P1249"/>
      <text:p text:style-name="P1250">General Publishing Department</text:p>
      <text:p text:style-name="P1251"/>
      <text:p text:style-name="P1252">Kenichi Abe</text:p>
      <text:p text:style-name="P1253"/>
      <text:p text:style-name="P1254">Publishing Sales Department</text:p>
      <text:p text:style-name="P1255">(Kid 4:29)</text:p>
      <text:p text:style-name="P1256">同氏の日頃の努力が足りんから慌てることになるのだ。</text:p>
      <text:p text:style-name="P1257">I don’t think my daily routine has been up to it either, so I’ll have to speed through it all.</text:p>
      <text:p text:style-name="P1258"/>
      <text:p text:style-name="P1259">Aki Nanba</text:p>
      <text:p text:style-name="P1260"/>
      <text:p text:style-name="P1261"/>
      <text:p text:style-name="P1262"/>
      <text:p text:style-name="P1263">Rating Section</text:p>
      <text:p text:style-name="P1264">(Soul 4:32)</text:p>
      <text:p text:style-name="P1265"><text:span text:style-name="T1266">は　</text:span><text:span text:style-name="T1267">さすが次期死神は違う</text:span><text:span text:style-name="T1268">え</text:span><text:span text:style-name="T1269">。</text:span></text:p>
      <text:p text:style-name="P1270"><text:span text:style-name="T1271">そうだぜ　マカ</text:span><text:span text:style-name="T1272"><text:s/></text:span><text:span text:style-name="T1273">今からジタバタして仕方ねぇさ。なるようになるだぜ。</text:span></text:p>
      <text:p text:style-name="P1274">Ha! The next Grim Reaper sure is something else!</text:p>
      <text:p text:style-name="P1275">He’s right, Maka. All we can do now is struggle through it.</text:p>
      <text:p text:style-name="P1276">Let nature take its course.</text:p>
      <text:p text:style-name="P1277"/>
      <text:p text:style-name="P1278">Rating Section Manager</text:p>
      <text:p text:style-name="P1279">Masatsugu Hiramatsu</text:p>
      <text:p text:style-name="P1280"/>
      <text:p text:style-name="P1281"/>
      <text:p text:style-name="P1282">Rating Advisor</text:p>
      <text:p text:style-name="P1283">Sueko Okai</text:p>
      <text:p text:style-name="P1284">Aya Terada</text:p>
      <text:p text:style-name="P1285">Reiko Kondo</text:p>
      <text:p text:style-name="P1286"/>
      <text:p text:style-name="P1287"/>
      <text:p text:style-name="P1288">Community and Service</text:p>
      <text:p text:style-name="P1289">(Maka 4:41)</text:p>
      <text:p text:style-name="P1290">そういうソウルはどうなのよ。どうせそんなこと言って勉強サボる気でしょう。</text:p>
      <text:p text:style-name="P1291">Speak for yourself, Soul! Saying things like that, you weren’t planning to study anyway, were you?</text:p>
      <text:p text:style-name="P1292"/>
      <text:p text:style-name="P1293">Manager</text:p>
      <text:p text:style-name="P1294">Toshio Murouchi</text:p>
      <text:p text:style-name="P1295"/>
      <text:soft-page-break/>
      <text:p text:style-name="P1296">Customer Service Manager</text:p>
      <text:p text:style-name="P1297">Seisaku Takabayashi</text:p>
      <text:p text:style-name="P1298"/>
      <text:p text:style-name="P1299">Information Center Manager</text:p>
      <text:p text:style-name="P1300">Ryuji Kudo</text:p>
      <text:p text:style-name="P1301">(Soul 4:45)</text:p>
      <text:p text:style-name="P1302">いって！耳をひっぱるな　マカ</text:p>
      <text:p text:style-name="P1303">Ow! Stop pulling my ear, Maka!</text:p>
      <text:p text:style-name="P1304"/>
      <text:p text:style-name="P1305"><text:span text:style-name="T1306">Back-end Support Staff</text:span></text:p>
      <text:p text:style-name="P1307">Kazuhito Tabuchi</text:p>
      <text:p text:style-name="P1308">Takefumi Kato</text:p>
      <text:p text:style-name="P1309">Tatsuhiko Nozaki</text:p>
      <text:p text:style-name="P1310">Atsumi Suda</text:p>
      <text:p text:style-name="P1311">Natsuyo Takada</text:p>
      <text:p text:style-name="P1312"/>
      <text:p text:style-name="P1313">...and All Support Staff</text:p>
      <text:p text:style-name="P1314">(Black Star 4:49)</text:p>
      <text:p text:style-name="P1315"><text:span text:style-name="T1316">きゃははは　ソウルざま見ろ</text:span><text:span text:style-name="T1317">なぁ</text:span><text:span text:style-name="T1318">！</text:span></text:p>
      <text:p text:style-name="P1319">Hahaha, serves you right, Soul!</text:p>
      <text:p text:style-name="P1320"/>
      <text:p text:style-name="P1321">Promotion</text:p>
      <text:p text:style-name="P1322"/>
      <text:p text:style-name="P1323">Director of Advertisement</text:p>
      <text:p text:style-name="P1324">Koji Taguchi</text:p>
      <text:p text:style-name="P1325"/>
      <text:p text:style-name="P1326">Advertisement Producer</text:p>
      <text:p text:style-name="P1327">Shuichi Kobayashi</text:p>
      <text:p text:style-name="P1328">(Soul 4:52)</text:p>
      <text:p text:style-name="P1329">うるせえぞ、<text:bookmark-start text:name="_Hlk60681768"/>ブラック☆スター</text:p>
      <text:p text:style-name="P1330"><text:span text:style-name="T1331">Can it,<text:s/></text:span><text:span text:style-name="T1332">Black☆Star!</text:span></text:p>
      <text:p text:style-name="P1333"><text:bookmark-end text:name="_Hlk60681768"/></text:p>
      <text:p text:style-name="P1334">Chief of Advertisement</text:p>
      <text:p text:style-name="P1335">Yukie Iwase</text:p>
      <text:p text:style-name="P1336">(Black Star 4:54)</text:p>
      <text:p text:style-name="P1337">なあ！？　上等だ　やるか？</text:p>
      <text:p text:style-name="P1338">Huh!? You wanna go? Bring it on!</text:p>
      <text:p text:style-name="P1339"/>
      <text:p text:style-name="P1340">Advertisement Staff</text:p>
      <text:p text:style-name="P1341">Kumi Sudo</text:p>
      <text:p text:style-name="P1342">Miho Ohata</text:p>
      <text:p text:style-name="P1343"/>
      <text:p text:style-name="P1344">(Tsubaki 4:57)</text:p>
      <text:p text:style-name="P1345"><text:span text:style-name="T1346">ブラック</text:span><text:span text:style-name="T1347">☆</text:span><text:span text:style-name="T1348">スター</text:span><text:span text:style-name="T1349">も勉強しておかないとまた嫌いな追試よ。</text:span></text:p>
      <text:p text:style-name="P1350">Black☆Star, if you don’t study, you’ll have to take another awful make-up test.<text:s/></text:p>
      <text:p text:style-name="P1351"/>
      <text:p text:style-name="P1352">Toshiyuki Inoue</text:p>
      <text:soft-page-break/>
      <text:p text:style-name="P1353">Kumiko Ishida</text:p>
      <text:p text:style-name="P1354">Hideki Yamamoto</text:p>
      <text:p text:style-name="P1355">Munehiro Osawa</text:p>
      <text:p text:style-name="P1356">Yuko Kono</text:p>
      <text:p text:style-name="P1357">(Black Star 5:01)</text:p>
      <text:p text:style-name="P1358"><text:span text:style-name="T1359">な</text:span><text:span text:style-name="T1360">ー</text:span></text:p>
      <text:p text:style-name="P1361">Wha-!?</text:p>
      <text:p text:style-name="P1362">Ayako Kawamoto</text:p>
      <text:p text:style-name="P1363">Emiko Sato</text:p>
      <text:p text:style-name="P1364">(Soul 5:01)</text:p>
      <text:p text:style-name="P1365"><text:span text:style-name="T1366">へへ、さま</text:span><text:span text:style-name="T1367">。いや　いってよ、マカ</text:span></text:p>
      <text:p text:style-name="P1368">Hehe, you get what you pay for.　Ack! That hurts, Maka!</text:p>
      <text:p text:style-name="P1369"/>
      <text:p text:style-name="P1370">Artwork</text:p>
      <text:p text:style-name="P1371">Takashi Kamimura</text:p>
      <text:p text:style-name="P1372">Naoki Oishi</text:p>
      <text:p text:style-name="P1373">(Maka 5:04)</text:p>
      <text:p text:style-name="P1374"><text:span text:style-name="T1375">逃がさない</text:span><text:span text:style-name="T1376">からね。</text:span><text:span text:style-name="T1377">帰って勉強するよ。</text:span></text:p>
      <text:p text:style-name="P1378">You’re not getting away. We’re going home and studying.</text:p>
      <text:p text:style-name="P1379"/>
      <text:p text:style-name="P1380">Web Coordinator</text:p>
      <text:p text:style-name="P1381">Chiaki Yamauchi</text:p>
      <text:p text:style-name="P1382"/>
      <text:p text:style-name="P1383"/>
      <text:p text:style-name="P1384"/>
      <text:p text:style-name="P1385">Sales and Marketing</text:p>
      <text:p text:style-name="P1386">(Soul 5:08)</text:p>
      <text:p text:style-name="P1387"><text:span text:style-name="T1388">マジかよ</text:span><text:span text:style-name="T1389">?</text:span></text:p>
      <text:p text:style-name="P1390">Seriously?</text:p>
      <text:p text:style-name="P1391">Director of Sales</text:p>
      <text:p text:style-name="P1392">Shinji Hashimoto</text:p>
      <text:p text:style-name="P1393"/>
      <text:p text:style-name="P1394">General Manager</text:p>
      <text:p text:style-name="P1395">Tomoyoshi Osaki</text:p>
      <text:p text:style-name="P1396"><text:span text:style-name="T1397">(Kid 5:10)</text:span></text:p>
      <text:p text:style-name="P1398"><text:span text:style-name="T1399">まったく</text:span><text:span text:style-name="T1400"><text:s/></text:span><text:span text:style-name="T1401">騒がしいやつらだな。ん</text:span><text:span text:style-name="T1402">?<text:s/></text:span><text:span text:style-name="T1403">リズとパティをどこに行くんの？</text:span></text:p>
      <text:p text:style-name="P1404">リズ！<text:s/>パティ！帰るぞ!</text:p>
      <text:p text:style-name="P1405">They really are a noisy lot. Hm? Where did Liz and Patty go?</text:p>
      <text:p text:style-name="P1406">Liz! Patty! Let’s go home!</text:p>
      <text:p text:style-name="P1407"/>
      <text:p text:style-name="P1408">Senior Manager</text:p>
      <text:p text:style-name="P1409">Satoshi Kashiwazaki</text:p>
      <text:p text:style-name="P1410"/>
      <text:p text:style-name="P1411">Manager</text:p>
      <text:p text:style-name="P1412">Tsutomu Yamada</text:p>
      <text:p text:style-name="P1413">Koji Takada</text:p>
      <text:p text:style-name="P1414">Makoto Tsuda</text:p>
      <text:p text:style-name="P1415"/>
      <text:p text:style-name="P1416"/>
      <text:soft-page-break/>
      <text:p text:style-name="P1417">(Liz 5:20)</text:p>
      <text:p text:style-name="P1418">こっち、こっち。</text:p>
      <text:p text:style-name="P1419">Alright, come on.</text:p>
      <text:p text:style-name="P1420"/>
      <text:p text:style-name="P1421">Sales</text:p>
      <table:table table:style-name="Table1422">
        <table:table-columns>
          <table:table-column table:style-name="TableColumn1423"/>
          <table:table-column table:style-name="TableColumn1424"/>
        </table:table-columns>
        <table:table-row table:style-name="TableRow1425">
          <table:table-cell table:style-name="TableCell1426">
            <text:p text:style-name="P1427"><text:span text:style-name="T1428">山本</text:span><text:span text:style-name="T1429"><text:s/></text:span><text:span text:style-name="T1430">亜樹</text:span><text:span text:style-name="T1431"><text:s/>Aki Yamamoto</text:span></text:p>
          </table:table-cell>
          <table:table-cell table:style-name="TableCell1432">
            <text:p text:style-name="P1433">高橋<text:s/>淳夫<text:s/>Atsuo Takahashi</text:p>
          </table:table-cell>
        </table:table-row>
        <table:table-row table:style-name="TableRow1434">
          <table:table-cell table:style-name="TableCell1435">
            <text:p text:style-name="P1436">大金<text:s/>寛<text:s/>Hiroshi Oogane</text:p>
          </table:table-cell>
          <table:table-cell table:style-name="TableCell1437">
            <text:p text:style-name="P1438">草川<text:s/>量雄<text:s/>Kazuo Kusakawa</text:p>
          </table:table-cell>
        </table:table-row>
        <table:table-row table:style-name="TableRow1439">
          <table:table-cell table:style-name="TableCell1440">
            <text:p text:style-name="P1441">高橋<text:s/>啓輔<text:s/>Keisuke Takahashi</text:p>
          </table:table-cell>
          <table:table-cell table:style-name="TableCell1442">
            <text:p text:style-name="P1443">白杉<text:s/>浩嗣<text:s/>Koji Shirasugi</text:p>
          </table:table-cell>
        </table:table-row>
        <table:table-row table:style-name="TableRow1444">
          <table:table-cell table:style-name="TableCell1445">
            <text:p text:style-name="P1446">瀬谷<text:s/>京子<text:s/>Kyoko Setani</text:p>
          </table:table-cell>
          <table:table-cell table:style-name="TableCell1447">
            <text:p text:style-name="P1448">松本<text:s/>昌洋<text:s/>Masahiro Matsumoto</text:p>
          </table:table-cell>
        </table:table-row>
        <table:table-row table:style-name="TableRow1449">
          <table:table-cell table:style-name="TableCell1450">
            <text:p text:style-name="P1451">矢野<text:s/>雅揮<text:s/>Masaki Yano</text:p>
          </table:table-cell>
          <table:table-cell table:style-name="TableCell1452">
            <text:p text:style-name="P1453"><text:span text:style-name="T1454">菊池</text:span><text:span text:style-name="T1455"><text:s/></text:span><text:span text:style-name="T1456">実</text:span></text:p>
          </table:table-cell>
        </table:table-row>
        <table:table-row table:style-name="TableRow1457">
          <table:table-cell table:style-name="TableCell1458">
            <text:p text:style-name="P1459">田島<text:s/>龍馬<text:s/>Ryoma Tajima</text:p>
          </table:table-cell>
          <table:table-cell table:style-name="TableCell1460">
            <text:p text:style-name="P1461">葉原<text:s/>さおり<text:s/>Saori Habara</text:p>
          </table:table-cell>
        </table:table-row>
        <table:table-row table:style-name="TableRow1462">
          <table:table-cell table:style-name="TableCell1463">
            <text:p text:style-name="P1464">中村<text:s/>真也<text:s/>Shinya Nakamura</text:p>
          </table:table-cell>
          <table:table-cell table:style-name="TableCell1465">
            <text:p text:style-name="P1466">橋本<text:s/>俊一<text:s/>Shunichi Hashimoto</text:p>
          </table:table-cell>
        </table:table-row>
        <table:table-row table:style-name="TableRow1467">
          <table:table-cell table:style-name="TableCell1468">
            <text:p text:style-name="P1469">坪田<text:s/>達彦<text:s/>Tatsuhiko Tsubota</text:p>
          </table:table-cell>
          <table:table-cell table:style-name="TableCell1470">
            <text:p text:style-name="P1471"><text:s/>岩倉知美<text:s/>Tomomi Iwakura<text:s/></text:p>
          </table:table-cell>
        </table:table-row>
        <table:table-row table:style-name="TableRow1472">
          <table:table-cell table:style-name="TableCell1473">
            <text:p text:style-name="P1474">野村<text:s/>俊秀<text:s/>Toshihide Nomura</text:p>
          </table:table-cell>
          <table:table-cell table:style-name="TableCell1475">
            <text:p text:style-name="P1476">原田<text:s/>敏夫<text:s/>Toshio Harada</text:p>
          </table:table-cell>
        </table:table-row>
        <table:table-row table:style-name="TableRow1477">
          <table:table-cell table:style-name="TableCell1478">
            <text:p text:style-name="P1479">高橋<text:s/>嘉之<text:s/>Yoshiyuki Takahashi</text:p>
          </table:table-cell>
          <table:table-cell table:style-name="TableCell1480">
            <text:p text:style-name="P1481">風呂<text:s/>有賢<text:s/>Yuken Furo</text:p>
          </table:table-cell>
        </table:table-row>
        <table:table-row table:style-name="TableRow1482">
          <table:table-cell table:style-name="TableCell1483">
            <text:p text:style-name="P1484"><text:span text:style-name="T1485">池田</text:span><text:span text:style-name="T1486"><text:s/></text:span><text:span text:style-name="T1487">奈美</text:span></text:p>
          </table:table-cell>
          <table:table-cell table:style-name="TableCell1488">
            <text:p text:style-name="P1489">山田<text:s/>啓貴<text:s/>Yoshiki Yamada</text:p>
          </table:table-cell>
        </table:table-row>
        <table:table-row table:style-name="TableRow1490">
          <table:table-cell table:style-name="TableCell1491">
            <text:p text:style-name="P1492">高野<text:s/>亜由美<text:s/>Ayumi Takano</text:p>
          </table:table-cell>
          <table:table-cell table:style-name="TableCell1493">
            <text:p text:style-name="P1494"/>
          </table:table-cell>
        </table:table-row>
      </table:table>
      <text:p text:style-name="P1495"/>
      <text:p text:style-name="P1496">(Patty 5:23)</text:p>
      <text:p text:style-name="P1497"><text:span text:style-name="T1498">はい</text:span><text:span text:style-name="T1499">!<text:s/></text:span><text:span text:style-name="T1500">んじゃあ　みんな　バイ～</text:span></text:p>
      <text:p text:style-name="P1501">Ookiee! Bye everyone~!</text:p>
      <text:p text:style-name="P1502"/>
      <text:p text:style-name="P1503"/>
      <table:table table:style-name="Table1504">
        <table:table-columns>
          <table:table-column table:style-name="TableColumn1505"/>
          <table:table-column table:style-name="TableColumn1506"/>
        </table:table-columns>
        <table:table-row table:style-name="TableRow1507">
          <table:table-cell table:style-name="TableCell1508">
            <text:p text:style-name="P1509">松本<text:s/>治子<text:s/>Haruko Matsumoto</text:p>
          </table:table-cell>
          <table:table-cell table:style-name="TableCell1510">
            <text:p text:style-name="P1511"><text:span text:style-name="T1512">松木</text:span><text:span text:style-name="T1513"><text:s/></text:span><text:span text:style-name="T1514">仁美</text:span><text:span text:style-name="T1515"><text:s/>Hitomi Matsuki</text:span></text:p>
          </table:table-cell>
        </table:table-row>
        <table:table-row table:style-name="TableRow1516">
          <table:table-cell table:style-name="TableCell1517">
            <text:p text:style-name="P1518"><text:span text:style-name="T1519">松村</text:span><text:span text:style-name="T1520"><text:s/></text:span><text:span text:style-name="T1521">香織</text:span><text:span text:style-name="T1522"><text:s/>Kaori Matsumura</text:span></text:p>
          </table:table-cell>
          <table:table-cell table:style-name="TableCell1523">
            <text:p text:style-name="P1524"><text:span text:style-name="T1525">高橋</text:span><text:span text:style-name="T1526"><text:s/></text:span><text:span text:style-name="T1527">大</text:span></text:p>
          </table:table-cell>
        </table:table-row>
        <table:table-row table:style-name="TableRow1528">
          <table:table-cell table:style-name="TableCell1529">
            <text:p text:style-name="P1530">大田<text:s/>美恵子<text:s/>Mieko Ohta</text:p>
          </table:table-cell>
          <table:table-cell table:style-name="TableCell1531">
            <text:p text:style-name="P1532">笠原<text:s/>友子<text:s/>Tomoko Kasahara</text:p>
          </table:table-cell>
        </table:table-row>
        <table:table-row table:style-name="TableRow1533">
          <table:table-cell table:style-name="TableCell1534">
            <text:p text:style-name="P1535">土出<text:s/>友美<text:s/>Tomomi Tsuchide</text:p>
          </table:table-cell>
          <table:table-cell table:style-name="TableCell1536">
            <text:p text:style-name="P1537">勝部<text:s/>麻季人<text:s/>Makito Katsube</text:p>
          </table:table-cell>
        </table:table-row>
        <table:table-row table:style-name="TableRow1538">
          <table:table-cell table:style-name="TableCell1539">
            <text:p text:style-name="P1540"><text:span text:style-name="T1541">小柳</text:span><text:span text:style-name="T1542"><text:s/></text:span><text:span text:style-name="T1543">祐子</text:span></text:p>
          </table:table-cell>
          <table:table-cell table:style-name="TableCell1544">
            <text:p text:style-name="P1545"><text:span text:style-name="T1546">梅北</text:span><text:span text:style-name="T1547"><text:s/></text:span><text:span text:style-name="T1548">香代</text:span><text:s text:c="2"/><text:span text:style-name="T1549">Kayo Umekita</text:span></text:p>
          </table:table-cell>
        </table:table-row>
        <table:table-row table:style-name="TableRow1550">
          <table:table-cell table:style-name="TableCell1551">
            <text:p text:style-name="P1552"><text:span text:style-name="T1553">大原</text:span><text:span text:style-name="T1554"><text:s/></text:span><text:span text:style-name="T1555">一記</text:span></text:p>
          </table:table-cell>
          <table:table-cell table:style-name="TableCell1556">
            <text:p text:style-name="P1557">佐藤<text:s/>真紀<text:s/>Maki Sato</text:p>
          </table:table-cell>
        </table:table-row>
        <table:table-row table:style-name="TableRow1558">
          <table:table-cell table:style-name="TableCell1559">
            <text:p text:style-name="P1560"><text:span text:style-name="T1561">田保</text:span><text:span text:style-name="T1562"><text:s/></text:span><text:span text:style-name="T1563">雅美</text:span></text:p>
          </table:table-cell>
          <table:table-cell table:style-name="TableCell1564">
            <text:p text:style-name="P1565"><text:span text:style-name="T1566">加藤</text:span><text:span text:style-name="T1567"><text:s/></text:span><text:span text:style-name="T1568">敏之</text:span><text:span text:style-name="T1569"><text:s/></text:span><text:span text:style-name="T1570">Toshiyuki Kato</text:span><text:s/></text:p>
          </table:table-cell>
        </table:table-row>
        <table:table-row table:style-name="TableRow1571">
          <table:table-cell table:style-name="TableCell1572">
            <text:p text:style-name="P1573"><text:span text:style-name="T1574">池谷</text:span><text:span text:style-name="T1575"><text:s/></text:span><text:span text:style-name="T1576">茜</text:span></text:p>
          </table:table-cell>
          <table:table-cell table:style-name="TableCell1577">
            <text:p text:style-name="P1578">永野<text:s/>翔大<text:s/>Shota Nagano<text:s/></text:p>
          </table:table-cell>
        </table:table-row>
        <table:table-row table:style-name="TableRow1579">
          <table:table-cell table:style-name="TableCell1580">
            <text:p text:style-name="P1581"><text:span text:style-name="T1582">裴</text:span><text:span text:style-name="T1583"><text:s/></text:span><text:span text:style-name="T1584">在元</text:span></text:p>
          </table:table-cell>
          <table:table-cell table:style-name="TableCell1585">
            <text:p text:style-name="P1586"/>
          </table:table-cell>
        </table:table-row>
      </table:table>
      <text:p text:style-name="P1587"/>
      <text:p text:style-name="P1588">(Tsubaki 5:26)</text:p>
      <text:p text:style-name="P1589"><text:span text:style-name="T1590">ブラック</text:span><text:span text:style-name="T1591">☆</text:span><text:span text:style-name="T1592">スター　帰りましょう？</text:span><text:span text:style-name="T1593"><text:s/></text:span><text:span text:style-name="T1594">マカちゃん、ソウル君、さようなら。</text:span></text:p>
      <text:p text:style-name="P1595"><text:span text:style-name="T1596">Shall we go,<text:s/></text:span><text:span text:style-name="T1597">Black☆Star? See you later, Maka, Soul!</text:span></text:p>
      <text:p text:style-name="P1598"/>
      <text:soft-page-break/>
      <text:p text:style-name="P1599">Special Thanks</text:p>
      <text:p text:style-name="P1600"/>
      <text:p text:style-name="P1601">Wataru Kato</text:p>
      <text:p text:style-name="P1602">Hajime Kojima</text:p>
      <text:p text:style-name="P1603">(Black Star 5:29)</text:p>
      <text:p text:style-name="P1604">Alright!</text:p>
      <text:p text:style-name="P1605">Let’s go home!</text:p>
      <text:p text:style-name="P1606">Maka, Soul, later!</text:p>
      <text:p text:style-name="P1607"/>
      <text:p text:style-name="P1608"><text:span text:style-name="T1609">Toshifumi Tojishiro(Synapse HLD Co., Ltd.)</text:span></text:p>
      <text:p text:style-name="P1610"><text:span text:style-name="T1611">Yoko Kato(Synapse HLD Co., Ltd.)</text:span></text:p>
      <text:p text:style-name="P1612"><text:span text:style-name="T1613">Yukihiko Kohno(Lansdale, Ltd.)</text:span></text:p>
      <text:p text:style-name="P1614"><text:span text:style-name="T1615">Taku Nishida(Lansdale, Ltd.)</text:span></text:p>
      <text:p text:style-name="P1616">(Soul 5:35)</text:p>
      <text:p text:style-name="P1617">Yeah.</text:p>
      <text:p text:style-name="P1618">Later</text:p>
      <text:p text:style-name="P1619"/>
      <text:p text:style-name="P1620">(Maka 5:37)</text:p>
      <text:p text:style-name="P1621">Hahaha</text:p>
      <text:p text:style-name="P1622">Bye-bye everyone!</text:p>
      <text:p text:style-name="P1623">See you tomorrow!</text:p>
      <text:p text:style-name="P1624">Vice President</text:p>
      <text:p text:style-name="P1625">Keiji Honda</text:p>
      <text:p text:style-name="P1626"/>
      <text:p text:style-name="P1627">President</text:p>
      <text:p text:style-name="P1628">Yoichi Wada</text:p>
      <text:p text:style-name="P1629"/>
      <text:p text:style-name="P1630"/>
      <text:p text:style-name="P1631"/>
      <text:p text:style-name="P1632"/>
      <text:p text:style-name="P1633">SQUARE ENIX</text:p>
      <text:p text:style-name="P1634">(Spirit 5:47)</text:p>
      <text:p text:style-name="P1635">Are you insane!?</text:p>
      <text:p text:style-name="P1636">What the hell did you do, Stein!?</text:p>
      <text:p text:style-name="P1637"/>
      <text:p text:style-name="P1638">(Lord Death 5:51)</text:p>
      <text:p text:style-name="P1639"><text:span text:style-name="T1640">Well, that's it everybody</text:span><text:span text:style-name="T1641">♪</text:span><text:span text:style-name="T1642"><text:s/>See ya next time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Mangal" svg:font-family="Mangal" style:font-family-generic="roman" style:font-pitch="variable" svg:panose-1="0 0 4 0 0 0 0 0 0 0"/>
    <style:font-face style:name="American Typewriter" svg:font-family="American Typewriter" style:font-family-generic="modern" style:font-pitch="variable"/>
    <style:font-face style:name="Yu Mincho" svg:font-family="Yu Mincho" style:font-family-generic="roman" style:font-pitch="variable" svg:panose-1="2 2 4 0 0 0 0 0 0 0"/>
    <style:font-face style:name="DengXian" svg:font-family="DengXian" style:font-family-generic="system" style:font-pitch="variable" svg:panose-1="2 1 6 0 3 1 1 1 1 1"/>
    <style:font-face style:name="Segoe UI Symbol" svg:font-family="Segoe UI Symbol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MS Mincho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hantom</dc:creator>
    <meta:creation-date>2020-07-05T08:11:00Z</meta:creation-date>
    <dc:date>2021-01-04T22:21:00Z</dc:date>
    <meta:template xlink:href="Normal" xlink:type="simple"/>
    <meta:editing-cycles>32</meta:editing-cycles>
    <meta:editing-duration>PT34440S</meta:editing-duration>
    <meta:document-statistic meta:page-count="19" meta:paragraph-count="29" meta:word-count="2218" meta:character-count="14833" meta:row-count="105" meta:non-whitespace-character-count="12644"/>
  </office:meta>
</office:document-meta>
</file>